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JansonTextLTStd" svg:font-family="JansonTextLTStd"/>
    <style:font-face style:name="Lohit Devanagari1" svg:font-family="'Lohit Devanagari'"/>
    <style:font-face style:name="Times New Roman" svg:font-family="'Times New Roman'"/>
    <style:font-face style:name="UbuntuMono" svg:font-family="UbuntuMono"/>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officeooo:rsid="00637fcb" officeooo:paragraph-rsid="00637fcb" style:font-size-asian="12pt" style:font-size-complex="12pt"/>
    </style:style>
    <style:style style:name="P4" style:family="paragraph" style:parent-style-name="Standard">
      <style:text-properties fo:font-size="12pt" officeooo:rsid="001dfa05" officeooo:paragraph-rsid="001dfa05" style:font-size-asian="12pt" style:font-size-complex="12pt"/>
    </style:style>
    <style:style style:name="P5" style:family="paragraph" style:parent-style-name="Standard">
      <style:text-properties fo:font-variant="normal" fo:text-transform="none" fo:color="#000000" style:font-name="Liberation Serif" fo:font-size="12pt" fo:letter-spacing="normal" fo:font-style="normal" fo:font-weight="normal" officeooo:rsid="006976f6" officeooo:paragraph-rsid="006976f6" style:font-size-asian="12pt" style:font-size-complex="12pt"/>
    </style:style>
    <style:style style:name="P6" style:family="paragraph" style:parent-style-name="Standard">
      <style:text-properties fo:font-variant="normal" fo:text-transform="none" fo:color="#000000" style:font-name="Liberation Serif" fo:font-size="12pt" fo:letter-spacing="normal" fo:font-style="normal" fo:font-weight="normal" officeooo:rsid="004401ae" officeooo:paragraph-rsid="004401ae" style:font-size-asian="12pt" style:font-size-complex="12pt"/>
    </style:style>
    <style:style style:name="P7" style:family="paragraph" style:parent-style-name="Standard">
      <style:text-properties fo:font-variant="normal" fo:text-transform="none" fo:color="#000000" style:font-name="Liberation Serif" fo:font-size="13pt" fo:letter-spacing="normal" fo:font-style="normal" style:text-underline-style="none" fo:font-weight="bold" officeooo:rsid="00860078" officeooo:paragraph-rsid="008a1d4b" style:font-size-asian="11.3500003814697pt" style:font-weight-asian="bold" style:font-size-complex="13pt" style:font-weight-complex="bold"/>
    </style:style>
    <style:style style:name="P8" style:family="paragraph" style:parent-style-name="Standard">
      <style:text-properties officeooo:paragraph-rsid="0092fe8e"/>
    </style:style>
    <style:style style:name="P9" style:family="paragraph" style:parent-style-name="Standard">
      <style:text-properties fo:font-size="10pt" officeooo:paragraph-rsid="0092fe8e" style:font-size-asian="10pt" style:font-size-complex="10pt"/>
    </style:style>
    <style:style style:name="P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 style:family="paragraph" style:parent-style-name="Caption" style:list-style-name="L1"/>
    <style:style style:name="P12" style:family="paragraph" style:parent-style-name="Preformatted_20_Text" style:list-style-name="L4">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Preformatted_20_Text" style:list-style-name="L23">
      <style:text-properties fo:font-variant="normal" fo:text-transform="none" fo:color="#000000" style:font-name="Liberation Serif" fo:font-size="12pt" fo:letter-spacing="normal" fo:font-style="normal" fo:font-weight="normal" officeooo:rsid="00224fa3" officeooo:paragraph-rsid="00224fa3" style:font-size-asian="12pt" style:font-size-complex="12pt"/>
    </style:style>
    <style:style style:name="P14" style:family="paragraph" style:parent-style-name="Preformatted_20_Text" style:list-style-name="L23">
      <style:text-properties fo:font-variant="normal" fo:text-transform="none" fo:color="#000000" style:font-name="Liberation Serif" fo:font-size="12pt" fo:letter-spacing="normal" fo:font-style="normal" fo:font-weight="normal" officeooo:paragraph-rsid="00224fa3" style:font-size-asian="12pt" style:font-size-complex="12pt"/>
    </style:style>
    <style:style style:name="P15" style:family="paragraph" style:parent-style-name="Preformatted_20_Text" style:list-style-name="L21">
      <style:text-properties fo:font-variant="normal" fo:text-transform="none" fo:color="#000000" style:font-name="Liberation Serif" fo:font-size="12pt" fo:letter-spacing="normal" fo:font-style="normal" fo:font-weight="normal" officeooo:paragraph-rsid="002081f4" style:font-size-asian="12pt" style:font-weight-asian="normal" style:font-size-complex="12pt" style:font-weight-complex="normal"/>
    </style:style>
    <style:style style:name="P16" style:family="paragraph" style:parent-style-name="Preformatted_20_Text" style:list-style-name="L8">
      <style:text-properties officeooo:rsid="001dfa05" officeooo:paragraph-rsid="001dfa05"/>
    </style:style>
    <style:style style:name="P17" style:family="paragraph" style:parent-style-name="Preformatted_20_Text" style:list-style-name="L8">
      <style:text-properties fo:font-size="12pt" officeooo:paragraph-rsid="001dfa05" style:font-size-asian="12pt" style:font-size-complex="12pt"/>
    </style:style>
    <style:style style:name="P18" style:family="paragraph" style:parent-style-name="Standard" style:list-style-name="L1">
      <style:text-properties officeooo:paragraph-rsid="00d249a2"/>
    </style:style>
    <style:style style:name="P19" style:family="paragraph" style:parent-style-name="Standard" style:list-style-name="L1">
      <style:text-properties officeooo:paragraph-rsid="00199e05"/>
    </style:style>
    <style:style style:name="P20" style:family="paragraph" style:parent-style-name="Standard" style:list-style-name="L1">
      <style:text-properties officeooo:paragraph-rsid="00843449"/>
    </style:style>
    <style:style style:name="P21" style:family="paragraph" style:parent-style-name="Standard" style:list-style-name="L1">
      <style:text-properties officeooo:paragraph-rsid="005dc518"/>
    </style:style>
    <style:style style:name="P22" style:family="paragraph" style:parent-style-name="Standard" style:list-style-name="L1">
      <style:text-properties officeooo:paragraph-rsid="004bd759"/>
    </style:style>
    <style:style style:name="P23" style:family="paragraph" style:parent-style-name="Standard" style:list-style-name="L1">
      <style:text-properties officeooo:paragraph-rsid="008a1d4b"/>
    </style:style>
    <style:style style:name="P24" style:family="paragraph" style:parent-style-name="Standard" style:list-style-name="L1">
      <style:text-properties officeooo:paragraph-rsid="0086e3e0"/>
    </style:style>
    <style:style style:name="P25" style:family="paragraph" style:parent-style-name="Standard" style:list-style-name="L1">
      <style:text-properties officeooo:paragraph-rsid="0088e32f"/>
    </style:style>
    <style:style style:name="P26" style:family="paragraph" style:parent-style-name="Standard" style:list-style-name="L1">
      <style:text-properties officeooo:paragraph-rsid="0097392d"/>
    </style:style>
    <style:style style:name="P27" style:family="paragraph" style:parent-style-name="Standard" style:list-style-name="L1">
      <style:text-properties officeooo:paragraph-rsid="00b13663"/>
    </style:style>
    <style:style style:name="P28" style:family="paragraph" style:parent-style-name="Standard" style:list-style-name="L1">
      <style:text-properties fo:font-size="12pt" style:font-size-asian="12pt" style:font-size-complex="12pt"/>
    </style:style>
    <style:style style:name="P29" style:family="paragraph" style:parent-style-name="Standard" style:list-style-name="L1">
      <style:text-properties fo:font-size="12pt" officeooo:paragraph-rsid="0013e7a5" style:font-size-asian="12pt" style:font-size-complex="12pt"/>
    </style:style>
    <style:style style:name="P30" style:family="paragraph" style:parent-style-name="Standard" style:list-style-name="L1">
      <style:text-properties fo:font-size="12pt" officeooo:paragraph-rsid="00171e9a" style:font-size-asian="12pt" style:font-size-complex="12pt"/>
    </style:style>
    <style:style style:name="P31" style:family="paragraph" style:parent-style-name="Standard" style:list-style-name="L1">
      <style:text-properties fo:font-size="12pt" officeooo:paragraph-rsid="00183eaf" style:font-size-asian="12pt" style:font-size-complex="12pt"/>
    </style:style>
    <style:style style:name="P32" style:family="paragraph" style:parent-style-name="Standard" style:list-style-name="L1">
      <style:text-properties fo:font-size="12pt" officeooo:paragraph-rsid="002081f4" style:font-size-asian="12pt" style:font-size-complex="12pt"/>
    </style:style>
    <style:style style:name="P33" style:family="paragraph" style:parent-style-name="Standard" style:list-style-name="L1">
      <style:text-properties fo:font-size="12pt" officeooo:rsid="00d44dfc" officeooo:paragraph-rsid="00d44dfc" style:font-size-asian="12pt" style:font-size-complex="12pt"/>
    </style:style>
    <style:style style:name="P34" style:family="paragraph" style:parent-style-name="Standard" style:list-style-name="L1">
      <style:text-properties fo:font-size="12pt" officeooo:rsid="00d50b2b" officeooo:paragraph-rsid="00d50b2b" style:font-size-asian="12pt" style:font-size-complex="12pt"/>
    </style:style>
    <style:style style:name="P35" style:family="paragraph" style:parent-style-name="Standard" style:list-style-name="L1">
      <style:text-properties fo:font-size="12pt" officeooo:rsid="00405e13" officeooo:paragraph-rsid="00405e13" style:font-size-asian="12pt" style:font-size-complex="12pt"/>
    </style:style>
    <style:style style:name="P36" style:family="paragraph" style:parent-style-name="Standard" style:list-style-name="L2">
      <style:text-properties fo:font-size="12pt" officeooo:paragraph-rsid="0015a8e8" style:font-size-asian="12pt" style:font-size-complex="12pt"/>
    </style:style>
    <style:style style:name="P37" style:family="paragraph" style:parent-style-name="Standard" style:list-style-name="L3">
      <style:text-properties fo:font-size="12pt" officeooo:paragraph-rsid="0013e7a5" style:font-size-asian="12pt" style:font-size-complex="12pt"/>
    </style:style>
    <style:style style:name="P38" style:family="paragraph" style:parent-style-name="Standard" style:list-style-name="L1">
      <style:text-properties fo:font-size="12pt" officeooo:rsid="008dab5f" officeooo:paragraph-rsid="008dab5f" style:font-size-asian="12pt" style:font-size-complex="12pt"/>
    </style:style>
    <style:style style:name="P39" style:family="paragraph" style:parent-style-name="Standard" style:list-style-name="L1">
      <style:text-properties fo:font-size="12pt" officeooo:rsid="00d249a2" officeooo:paragraph-rsid="00d249a2" style:font-size-asian="12pt" style:font-size-complex="12pt"/>
    </style:style>
    <style:style style:name="P40" style:family="paragraph" style:parent-style-name="Standard" style:list-style-name="L5">
      <style:text-properties fo:font-size="12pt" officeooo:paragraph-rsid="00171e9a" style:font-size-asian="12pt" style:font-size-complex="12pt"/>
    </style:style>
    <style:style style:name="P41" style:family="paragraph" style:parent-style-name="Standard" style:list-style-name="L6">
      <style:text-properties fo:font-size="12pt" style:font-size-asian="12pt" style:font-size-complex="12pt"/>
    </style:style>
    <style:style style:name="P42" style:family="paragraph" style:parent-style-name="Standard" style:list-style-name="L7">
      <style:text-properties fo:font-size="12pt" style:font-size-asian="12pt" style:font-size-complex="12pt"/>
    </style:style>
    <style:style style:name="P43" style:family="paragraph" style:parent-style-name="Standard" style:list-style-name="L7">
      <style:text-properties fo:font-size="12pt" officeooo:paragraph-rsid="00171e9a" style:font-size-asian="12pt" style:font-size-complex="12pt"/>
    </style:style>
    <style:style style:name="P44" style:family="paragraph" style:parent-style-name="Standard" style:list-style-name="L9">
      <style:text-properties fo:font-size="12pt" officeooo:paragraph-rsid="00171e9a" style:font-size-asian="12pt" style:font-size-complex="12pt"/>
    </style:style>
    <style:style style:name="P45" style:family="paragraph" style:parent-style-name="Standard" style:list-style-name="L10">
      <style:text-properties fo:font-size="12pt" style:font-size-asian="12pt" style:font-size-complex="12pt"/>
    </style:style>
    <style:style style:name="P46" style:family="paragraph" style:parent-style-name="Standard" style:list-style-name="L10">
      <style:text-properties fo:font-size="12pt" officeooo:paragraph-rsid="00171e9a" style:font-size-asian="12pt" style:font-size-complex="12pt"/>
    </style:style>
    <style:style style:name="P47" style:family="paragraph" style:parent-style-name="Standard" style:list-style-name="L11">
      <style:text-properties fo:font-size="12pt" style:font-size-asian="12pt" style:font-size-complex="12pt"/>
    </style:style>
    <style:style style:name="P48" style:family="paragraph" style:parent-style-name="Standard" style:list-style-name="L11">
      <style:text-properties fo:font-size="12pt" officeooo:rsid="00bd9ac6" officeooo:paragraph-rsid="00bd9ac6" style:font-size-asian="12pt" style:font-size-complex="12pt"/>
    </style:style>
    <style:style style:name="P49" style:family="paragraph" style:parent-style-name="Standard" style:list-style-name="L12">
      <style:text-properties fo:font-size="12pt" officeooo:rsid="00bd9ac6" officeooo:paragraph-rsid="00bd9ac6" style:font-size-asian="12pt" style:font-size-complex="12pt"/>
    </style:style>
    <style:style style:name="P50" style:family="paragraph" style:parent-style-name="Standard" style:list-style-name="L11">
      <style:text-properties fo:font-size="12pt" officeooo:rsid="00416aa1" officeooo:paragraph-rsid="00416aa1" style:font-size-asian="12pt" style:font-size-complex="12pt"/>
    </style:style>
    <style:style style:name="P51" style:family="paragraph" style:parent-style-name="Standard" style:list-style-name="L12">
      <style:text-properties fo:font-size="12pt" officeooo:rsid="00be7655" officeooo:paragraph-rsid="00be7655" style:font-size-asian="12pt" style:font-size-complex="12pt"/>
    </style:style>
    <style:style style:name="P52" style:family="paragraph" style:parent-style-name="Standard" style:list-style-name="L12">
      <style:text-properties fo:font-size="12pt" officeooo:rsid="00beff79" officeooo:paragraph-rsid="00beff79" style:font-size-asian="12pt" style:font-size-complex="12pt"/>
    </style:style>
    <style:style style:name="P53" style:family="paragraph" style:parent-style-name="Standard" style:list-style-name="L13">
      <style:text-properties fo:font-size="12pt" style:font-size-asian="12pt" style:font-size-complex="12pt"/>
    </style:style>
    <style:style style:name="P54" style:family="paragraph" style:parent-style-name="Standard" style:list-style-name="L15">
      <style:text-properties fo:font-size="12pt" style:font-size-asian="12pt" style:font-size-complex="12pt"/>
    </style:style>
    <style:style style:name="P55" style:family="paragraph" style:parent-style-name="Standard" style:list-style-name="L15">
      <style:text-properties fo:font-size="12pt" officeooo:paragraph-rsid="00183eaf" style:font-size-asian="12pt" style:font-size-complex="12pt"/>
    </style:style>
    <style:style style:name="P56" style:family="paragraph" style:parent-style-name="Standard" style:list-style-name="L16">
      <style:text-properties fo:font-size="12pt" officeooo:paragraph-rsid="00183eaf" style:font-size-asian="12pt" style:font-size-complex="12pt"/>
    </style:style>
    <style:style style:name="P57" style:family="paragraph" style:parent-style-name="Standard" style:list-style-name="L17">
      <style:text-properties fo:font-size="12pt" style:font-size-asian="12pt" style:font-size-complex="12pt"/>
    </style:style>
    <style:style style:name="P58" style:family="paragraph" style:parent-style-name="Standard" style:list-style-name="L18">
      <style:text-properties fo:font-size="12pt" officeooo:paragraph-rsid="00183eaf" style:font-size-asian="12pt" style:font-size-complex="12pt"/>
    </style:style>
    <style:style style:name="P59" style:family="paragraph" style:parent-style-name="Standard" style:list-style-name="L19">
      <style:text-properties fo:font-size="12pt" officeooo:paragraph-rsid="00183eaf" style:font-size-asian="12pt" style:font-size-complex="12pt"/>
    </style:style>
    <style:style style:name="P60" style:family="paragraph" style:parent-style-name="Standard" style:list-style-name="L1">
      <style:text-properties fo:font-size="12pt" officeooo:rsid="0054951b" officeooo:paragraph-rsid="0054951b" style:font-size-asian="12pt" style:font-size-complex="12pt"/>
    </style:style>
    <style:style style:name="P61" style:family="paragraph" style:parent-style-name="Standard" style:list-style-name="L1">
      <style:text-properties fo:font-size="12pt" officeooo:rsid="007ed7b6" officeooo:paragraph-rsid="007ed7b6" style:font-size-asian="12pt" style:font-size-complex="12pt"/>
    </style:style>
    <style:style style:name="P62" style:family="paragraph" style:parent-style-name="Standard" style:list-style-name="L1">
      <style:text-properties fo:font-size="12pt" officeooo:rsid="007ffe7f" officeooo:paragraph-rsid="007ffe7f" style:font-size-asian="12pt" style:font-size-complex="12pt"/>
    </style:style>
    <style:style style:name="P63" style:family="paragraph" style:parent-style-name="Standard" style:list-style-name="L1">
      <style:text-properties fo:font-size="12pt" officeooo:rsid="00bb3a04" officeooo:paragraph-rsid="00bb3a04" style:font-size-asian="12pt" style:font-size-complex="12pt"/>
    </style:style>
    <style:style style:name="P64" style:family="paragraph" style:parent-style-name="Standard" style:list-style-name="L1">
      <style:text-properties fo:font-size="12pt" officeooo:rsid="00bcceb7" officeooo:paragraph-rsid="00bcceb7" style:font-size-asian="12pt" style:font-size-complex="12pt"/>
    </style:style>
    <style:style style:name="P65" style:family="paragraph" style:parent-style-name="Standard" style:list-style-name="L23">
      <style:text-properties fo:font-size="12pt" officeooo:paragraph-rsid="00229583" style:font-size-asian="12pt" style:font-size-complex="12pt"/>
    </style:style>
    <style:style style:name="P66" style:family="paragraph" style:parent-style-name="Standard" style:list-style-name="L30">
      <style:text-properties fo:font-size="12pt" officeooo:paragraph-rsid="00456fd6" style:font-size-asian="12pt" style:font-size-complex="12pt"/>
    </style:style>
    <style:style style:name="P67" style:family="paragraph" style:parent-style-name="Standard" style:list-style-name="L31">
      <style:text-properties fo:font-size="12pt" officeooo:rsid="0027571e" officeooo:paragraph-rsid="0027571e" style:font-size-asian="12pt" style:font-size-complex="12pt"/>
    </style:style>
    <style:style style:name="P68" style:family="paragraph" style:parent-style-name="Standard" style:list-style-name="L1">
      <style:text-properties fo:font-size="12pt" officeooo:rsid="0027571e" officeooo:paragraph-rsid="0027571e" style:font-size-asian="12pt" style:font-size-complex="12pt"/>
    </style:style>
    <style:style style:name="P69" style:family="paragraph" style:parent-style-name="Standard" style:list-style-name="L32">
      <style:text-properties fo:font-size="12pt" officeooo:rsid="0027571e" officeooo:paragraph-rsid="0027571e" style:font-size-asian="12pt" style:font-size-complex="12pt"/>
    </style:style>
    <style:style style:name="P70" style:family="paragraph" style:parent-style-name="Standard" style:list-style-name="L31">
      <style:text-properties fo:font-size="12pt" officeooo:rsid="00298bea" officeooo:paragraph-rsid="00298bea" style:font-size-asian="12pt" style:font-size-complex="12pt"/>
    </style:style>
    <style:style style:name="P71" style:family="paragraph" style:parent-style-name="Standard" style:list-style-name="L31">
      <style:text-properties fo:font-size="12pt" officeooo:rsid="00281435" officeooo:paragraph-rsid="00281435" style:font-size-asian="12pt" style:font-size-complex="12pt"/>
    </style:style>
    <style:style style:name="P72" style:family="paragraph" style:parent-style-name="Standard" style:list-style-name="L31">
      <style:text-properties fo:font-size="12pt" officeooo:rsid="002ac42f" officeooo:paragraph-rsid="002ac42f" style:font-size-asian="12pt" style:font-size-complex="12pt"/>
    </style:style>
    <style:style style:name="P73" style:family="paragraph" style:parent-style-name="Standard" style:list-style-name="L1">
      <style:text-properties fo:font-size="12pt" officeooo:rsid="00345300" officeooo:paragraph-rsid="00345300" style:font-size-asian="12pt" style:font-size-complex="12pt"/>
    </style:style>
    <style:style style:name="P74" style:family="paragraph" style:parent-style-name="Standard" style:list-style-name="L1">
      <style:text-properties fo:font-size="12pt" officeooo:rsid="005dc518" officeooo:paragraph-rsid="005dc518" style:font-size-asian="12pt" style:font-size-complex="12pt"/>
    </style:style>
    <style:style style:name="P75" style:family="paragraph" style:parent-style-name="Standard" style:list-style-name="L1">
      <style:text-properties fo:font-size="12pt" officeooo:rsid="00606c16" officeooo:paragraph-rsid="00606c16" style:font-size-asian="12pt" style:font-size-complex="12pt"/>
    </style:style>
    <style:style style:name="P76" style:family="paragraph" style:parent-style-name="Standard" style:list-style-name="L34">
      <style:text-properties fo:font-size="12pt" officeooo:rsid="00637fcb" officeooo:paragraph-rsid="00637fcb" style:font-size-asian="12pt" style:font-size-complex="12pt"/>
    </style:style>
    <style:style style:name="P77" style:family="paragraph" style:parent-style-name="Standard" style:list-style-name="L1">
      <style:text-properties fo:font-size="12pt" officeooo:rsid="00637fcb" officeooo:paragraph-rsid="00637fcb" style:font-size-asian="12pt" style:font-size-complex="12pt"/>
    </style:style>
    <style:style style:name="P78" style:family="paragraph" style:parent-style-name="Standard" style:list-style-name="L1">
      <style:text-properties fo:font-size="12pt" officeooo:rsid="0063bccb" officeooo:paragraph-rsid="0063bccb" style:font-size-asian="12pt" style:font-size-complex="12pt"/>
    </style:style>
    <style:style style:name="P79" style:family="paragraph" style:parent-style-name="Standard" style:list-style-name="L1">
      <style:text-properties fo:font-size="12pt" officeooo:rsid="002cd06b" officeooo:paragraph-rsid="002cd06b" style:font-size-asian="12pt" style:font-size-complex="12pt"/>
    </style:style>
    <style:style style:name="P80" style:family="paragraph" style:parent-style-name="Standard" style:list-style-name="L1">
      <style:text-properties fo:font-size="12pt" officeooo:rsid="00d74b08" officeooo:paragraph-rsid="00d74b08" style:font-size-asian="12pt" style:font-size-complex="12pt"/>
    </style:style>
    <style:style style:name="P81" style:family="paragraph" style:parent-style-name="Standard" style:list-style-name="L1">
      <style:text-properties fo:font-size="12pt" officeooo:rsid="00d7f9a9" officeooo:paragraph-rsid="00d7f9a9" style:font-size-asian="12pt" style:font-size-complex="12pt"/>
    </style:style>
    <style:style style:name="P82" style:family="paragraph" style:parent-style-name="Standard" style:list-style-name="L1">
      <style:text-properties fo:font-size="12pt" officeooo:rsid="002dff37" officeooo:paragraph-rsid="002dff37" style:font-size-asian="12pt" style:font-size-complex="12pt"/>
    </style:style>
    <style:style style:name="P83" style:family="paragraph" style:parent-style-name="Standard" style:list-style-name="L1">
      <style:text-properties fo:font-size="12pt" officeooo:rsid="00d8d7db" officeooo:paragraph-rsid="00d8d7db" style:font-size-asian="12pt" style:font-size-complex="12pt"/>
    </style:style>
    <style:style style:name="P84" style:family="paragraph" style:parent-style-name="Standard" style:list-style-name="L1">
      <style:text-properties fo:font-size="12pt" officeooo:rsid="00e06ce1" officeooo:paragraph-rsid="00e06ce1" style:font-size-asian="12pt" style:font-size-complex="12pt"/>
    </style:style>
    <style:style style:name="P85" style:family="paragraph" style:parent-style-name="Standard" style:list-style-name="L1">
      <style:text-properties fo:font-size="12pt" officeooo:rsid="00e22ded" officeooo:paragraph-rsid="00e22ded" style:font-size-asian="12pt" style:font-size-complex="12pt"/>
    </style:style>
    <style:style style:name="P86" style:family="paragraph" style:parent-style-name="Standard" style:list-style-name="L31">
      <style:text-properties fo:font-size="12pt" officeooo:rsid="00e47d2e" officeooo:paragraph-rsid="00e47d2e" style:font-size-asian="12pt" style:font-size-complex="12pt"/>
    </style:style>
    <style:style style:name="P87" style:family="paragraph" style:parent-style-name="Standard" style:list-style-name="L1">
      <style:text-properties fo:font-size="12pt" fo:font-weight="bold" officeooo:rsid="00405e13" officeooo:paragraph-rsid="00405e13" style:font-size-asian="12pt" style:font-weight-asian="bold" style:font-size-complex="12pt" style:font-weight-complex="bold"/>
    </style:style>
    <style:style style:name="P88" style:family="paragraph" style:parent-style-name="Standard" style:list-style-name="L31">
      <style:text-properties fo:font-size="12pt" fo:font-weight="bold" officeooo:rsid="00298bea" officeooo:paragraph-rsid="00298bea" style:font-size-asian="12pt" style:font-weight-asian="bold" style:font-size-complex="12pt" style:font-weight-complex="bold"/>
    </style:style>
    <style:style style:name="P89" style:family="paragraph" style:parent-style-name="Standard" style:list-style-name="L32">
      <style:text-properties fo:font-size="12pt" fo:font-weight="bold" officeooo:rsid="0027571e" officeooo:paragraph-rsid="0027571e" style:font-size-asian="12pt" style:font-weight-asian="bold" style:font-size-complex="12pt" style:font-weight-complex="bold"/>
    </style:style>
    <style:style style:name="P90" style:family="paragraph" style:parent-style-name="Standard" style:list-style-name="L1">
      <style:text-properties fo:font-size="12pt" fo:font-weight="bold" officeooo:rsid="005dc518" officeooo:paragraph-rsid="005dc518" style:font-size-asian="12pt" style:font-weight-asian="bold" style:font-size-complex="12pt" style:font-weight-complex="bold"/>
    </style:style>
    <style:style style:name="P91" style:family="paragraph" style:parent-style-name="Standard" style:list-style-name="L32">
      <style:text-properties fo:font-size="12pt" fo:font-weight="normal" officeooo:rsid="0027571e" officeooo:paragraph-rsid="0027571e" style:font-size-asian="12pt" style:font-weight-asian="normal" style:font-size-complex="12pt" style:font-weight-complex="normal"/>
    </style:style>
    <style:style style:name="P92" style:family="paragraph" style:parent-style-name="Standard" style:list-style-name="L32">
      <style:text-properties fo:font-size="12pt" fo:font-weight="normal" officeooo:rsid="00281435" officeooo:paragraph-rsid="00281435" style:font-size-asian="12pt" style:font-weight-asian="normal" style:font-size-complex="12pt" style:font-weight-complex="normal"/>
    </style:style>
    <style:style style:name="P93" style:family="paragraph" style:parent-style-name="Standard" style:list-style-name="L32">
      <style:text-properties fo:font-size="12pt" fo:font-weight="normal" officeooo:rsid="00298bea" officeooo:paragraph-rsid="00298bea" style:font-size-asian="12pt" style:font-weight-asian="normal" style:font-size-complex="12pt" style:font-weight-complex="normal"/>
    </style:style>
    <style:style style:name="P94" style:family="paragraph" style:parent-style-name="Standard" style:list-style-name="L1">
      <style:text-properties fo:font-size="12pt" style:text-underline-style="solid" style:text-underline-width="auto" style:text-underline-color="font-color" officeooo:rsid="00637fcb" officeooo:paragraph-rsid="00637fcb" style:font-size-asian="12pt" style:font-size-complex="12pt"/>
    </style:style>
    <style:style style:name="P95" style:family="paragraph" style:parent-style-name="Standard" style:list-style-name="L1">
      <style:text-properties fo:font-size="11pt" style:font-size-asian="11pt" style:font-size-complex="11pt"/>
    </style:style>
    <style:style style:name="P96" style:family="paragraph" style:parent-style-name="Standard" style:list-style-name="L1">
      <style:text-properties fo:font-size="11pt" officeooo:paragraph-rsid="00199e05" style:font-size-asian="11pt" style:font-size-complex="11pt"/>
    </style:style>
    <style:style style:name="P97" style:family="paragraph" style:parent-style-name="Standard" style:list-style-name="L1">
      <style:text-properties fo:font-size="11pt" officeooo:rsid="00bf7acd" officeooo:paragraph-rsid="00bf7acd" style:font-size-asian="11pt" style:font-size-complex="11pt"/>
    </style:style>
    <style:style style:name="P98" style:family="paragraph" style:parent-style-name="Standard" style:list-style-name="L24">
      <style:text-properties fo:font-size="11pt" officeooo:paragraph-rsid="00199e05" style:font-size-asian="11pt" style:font-size-complex="11pt"/>
    </style:style>
    <style:style style:name="P99" style:family="paragraph" style:parent-style-name="Standard" style:list-style-name="L26">
      <style:text-properties fo:font-size="11pt" style:font-size-asian="11pt" style:font-size-complex="11pt"/>
    </style:style>
    <style:style style:name="P100" style:family="paragraph" style:parent-style-name="Standard" style:list-style-name="L28">
      <style:text-properties fo:font-size="11pt" style:font-size-asian="11pt" style:font-size-complex="11pt"/>
    </style:style>
    <style:style style:name="P101" style:family="paragraph" style:parent-style-name="Standard" style:list-style-name="L1">
      <style:text-properties fo:font-size="11pt" officeooo:rsid="003253fa" officeooo:paragraph-rsid="00843449" style:font-size-asian="11pt" style:font-size-complex="11pt"/>
    </style:style>
    <style:style style:name="P102" style:family="paragraph" style:parent-style-name="Standard" style:list-style-name="L1">
      <style:text-properties fo:font-size="11pt" officeooo:rsid="0027571e" officeooo:paragraph-rsid="0027571e" style:font-size-asian="11pt" style:font-size-complex="11pt"/>
    </style:style>
    <style:style style:name="P103" style:family="paragraph" style:parent-style-name="Standard" style:list-style-name="L1">
      <style:text-properties fo:font-size="11pt" officeooo:rsid="00b4df01" officeooo:paragraph-rsid="00b4df01" style:font-size-asian="11pt" style:font-size-complex="11pt"/>
    </style:style>
    <style:style style:name="P104" style:family="paragraph" style:parent-style-name="Standard" style:list-style-name="L1">
      <style:text-properties fo:font-size="11pt" officeooo:rsid="002bad78" officeooo:paragraph-rsid="002bad78" style:font-size-asian="11pt" style:font-size-complex="11pt"/>
    </style:style>
    <style:style style:name="P105" style:family="paragraph" style:parent-style-name="Standard" style:list-style-name="L25">
      <style:text-properties fo:font-size="11pt" fo:font-weight="bold" style:font-size-asian="11pt" style:font-weight-asian="bold" style:font-size-complex="11pt" style:font-weight-complex="bold"/>
    </style:style>
    <style:style style:name="P106" style:family="paragraph" style:parent-style-name="Standard" style:list-style-name="L27">
      <style:text-properties fo:font-size="11pt" fo:font-style="italic" style:font-size-asian="11pt" style:font-style-asian="italic" style:font-size-complex="11pt" style:font-style-complex="italic"/>
    </style:style>
    <style:style style:name="P107" style:family="paragraph" style:parent-style-name="Standard" style:list-style-name="L1">
      <style:text-properties fo:font-variant="normal" fo:text-transform="none" fo:color="#000000" style:font-name="Liberation Serif" fo:font-size="12pt" fo:letter-spacing="normal" fo:font-style="normal" fo:font-weight="normal" style:font-size-asian="12pt" style:font-size-complex="12pt"/>
    </style:style>
    <style:style style:name="P108" style:family="paragraph" style:parent-style-name="Standard" style:list-style-name="L1">
      <style:text-properties fo:font-variant="normal" fo:text-transform="none" fo:color="#000000" style:font-name="Liberation Serif" fo:font-size="12pt" fo:letter-spacing="normal" fo:font-style="normal" fo:font-weight="normal" officeooo:paragraph-rsid="00843449" style:font-size-asian="12pt" style:font-size-complex="12pt"/>
    </style:style>
    <style:style style:name="P109" style:family="paragraph" style:parent-style-name="Standard" style:list-style-name="L1">
      <style:text-properties fo:font-variant="normal" fo:text-transform="none" fo:color="#000000" style:font-name="Liberation Serif" fo:font-size="12pt" fo:letter-spacing="normal" fo:font-style="normal" fo:font-weight="normal" officeooo:rsid="0054951b" officeooo:paragraph-rsid="0054951b" style:font-size-asian="12pt" style:font-size-complex="12pt"/>
    </style:style>
    <style:style style:name="P110" style:family="paragraph" style:parent-style-name="Standard" style:list-style-name="L23">
      <style:text-properties fo:font-variant="normal" fo:text-transform="none" fo:color="#000000" style:font-name="Liberation Serif" fo:font-size="12pt" fo:letter-spacing="normal" fo:font-style="normal" fo:font-weight="normal" officeooo:paragraph-rsid="00229583" style:font-size-asian="12pt" style:font-size-complex="12pt"/>
    </style:style>
    <style:style style:name="P111" style:family="paragraph" style:parent-style-name="Standard" style:list-style-name="L1">
      <style:text-properties fo:font-variant="normal" fo:text-transform="none" fo:color="#000000" style:font-name="Liberation Serif" fo:font-size="12pt" fo:letter-spacing="normal" fo:font-style="normal" fo:font-weight="normal" officeooo:rsid="0048956d" officeooo:paragraph-rsid="0048956d" style:font-size-asian="12pt" style:font-size-complex="12pt"/>
    </style:style>
    <style:style style:name="P112" style:family="paragraph" style:parent-style-name="Standard" style:list-style-name="L1">
      <style:text-properties fo:font-variant="normal" fo:text-transform="none" fo:color="#000000" style:font-name="Liberation Serif" fo:font-size="12pt" fo:letter-spacing="normal" fo:font-style="normal" fo:font-weight="normal" officeooo:rsid="0048956d" officeooo:paragraph-rsid="007ad7ad" style:font-size-asian="12pt" style:font-size-complex="12pt"/>
    </style:style>
    <style:style style:name="P113" style:family="paragraph" style:parent-style-name="Standard" style:list-style-name="L1">
      <style:text-properties fo:font-variant="normal" fo:text-transform="none" fo:color="#000000" style:font-name="Liberation Serif" fo:font-size="12pt" fo:letter-spacing="normal" fo:font-style="normal" fo:font-weight="normal" officeooo:rsid="003a7d6a" officeooo:paragraph-rsid="003a7d6a" style:font-size-asian="12pt" style:font-size-complex="12pt"/>
    </style:style>
    <style:style style:name="P114" style:family="paragraph" style:parent-style-name="Standard" style:list-style-name="L1">
      <style:text-properties fo:font-variant="normal" fo:text-transform="none" fo:color="#000000" style:font-name="Liberation Serif" fo:font-size="12pt" fo:letter-spacing="normal" fo:font-style="normal" fo:font-weight="normal" officeooo:rsid="007ad7ad" officeooo:paragraph-rsid="007ad7ad" style:font-size-asian="12pt" style:font-size-complex="12pt"/>
    </style:style>
    <style:style style:name="P115" style:family="paragraph" style:parent-style-name="Standard" style:list-style-name="L1">
      <style:text-properties fo:font-variant="normal" fo:text-transform="none" fo:color="#000000" style:font-name="Liberation Serif" fo:font-size="12pt" fo:letter-spacing="normal" fo:font-style="normal" fo:font-weight="normal" officeooo:rsid="008a9008" officeooo:paragraph-rsid="008a9008" style:font-size-asian="12pt" style:font-size-complex="12pt"/>
    </style:style>
    <style:style style:name="P116" style:family="paragraph" style:parent-style-name="Standard" style:list-style-name="L1">
      <style:text-properties fo:font-variant="normal" fo:text-transform="none" fo:color="#000000" style:font-name="Liberation Serif" fo:font-size="12pt" fo:letter-spacing="normal" fo:font-style="normal" fo:font-weight="normal" officeooo:rsid="00363db3" officeooo:paragraph-rsid="00843449" style:font-size-asian="12pt" style:font-size-complex="12pt"/>
    </style:style>
    <style:style style:name="P117" style:family="paragraph" style:parent-style-name="Standard" style:list-style-name="L1">
      <style:text-properties fo:font-variant="normal" fo:text-transform="none" fo:color="#000000" style:font-name="Liberation Serif" fo:font-size="12pt" fo:letter-spacing="normal" fo:font-style="normal" fo:font-weight="normal" officeooo:rsid="003a89d5" officeooo:paragraph-rsid="00843449" style:font-size-asian="12pt" style:font-size-complex="12pt"/>
    </style:style>
    <style:style style:name="P118" style:family="paragraph" style:parent-style-name="Standard" style:list-style-name="L1">
      <style:text-properties fo:font-variant="normal" fo:text-transform="none" fo:color="#000000" style:font-name="Liberation Serif" fo:font-size="12pt" fo:letter-spacing="normal" fo:font-style="normal" fo:font-weight="normal" officeooo:rsid="003e11fe" officeooo:paragraph-rsid="00843449" style:font-size-asian="12pt" style:font-size-complex="12pt"/>
    </style:style>
    <style:style style:name="P119" style:family="paragraph" style:parent-style-name="Standard" style:list-style-name="L1">
      <style:text-properties fo:font-variant="normal" fo:text-transform="none" fo:color="#000000" style:font-name="Liberation Serif" fo:font-size="12pt" fo:letter-spacing="normal" fo:font-style="normal" fo:font-weight="normal" officeooo:rsid="003e11fe" officeooo:paragraph-rsid="003253fa" style:font-size-asian="12pt" style:font-size-complex="12pt"/>
    </style:style>
    <style:style style:name="P120" style:family="paragraph" style:parent-style-name="Standard" style:list-style-name="L30">
      <style:text-properties fo:font-variant="normal" fo:text-transform="none" fo:color="#000000" style:font-name="Liberation Serif" fo:font-size="12pt" fo:letter-spacing="normal" fo:font-style="normal" fo:font-weight="normal" officeooo:rsid="0046b05e" officeooo:paragraph-rsid="0046b05e" style:font-size-asian="12pt" style:font-size-complex="12pt"/>
    </style:style>
    <style:style style:name="P121" style:family="paragraph" style:parent-style-name="Standard" style:list-style-name="L1">
      <style:text-properties fo:font-variant="normal" fo:text-transform="none" fo:color="#000000" style:font-name="Liberation Serif" fo:font-size="12pt" fo:letter-spacing="normal" fo:font-style="normal" fo:font-weight="normal" officeooo:rsid="004a5d7c" officeooo:paragraph-rsid="004a5d7c" style:font-size-asian="12pt" style:font-size-complex="12pt"/>
    </style:style>
    <style:style style:name="P122" style:family="paragraph" style:parent-style-name="Standard" style:list-style-name="L1">
      <style:text-properties fo:font-variant="normal" fo:text-transform="none" fo:color="#000000" style:font-name="Liberation Serif" fo:font-size="12pt" fo:letter-spacing="normal" fo:font-style="normal" fo:font-weight="normal" officeooo:rsid="004b4de9" officeooo:paragraph-rsid="004b4de9" style:font-size-asian="12pt" style:font-size-complex="12pt"/>
    </style:style>
    <style:style style:name="P123" style:family="paragraph" style:parent-style-name="Standard" style:list-style-name="L1">
      <style:text-properties fo:font-variant="normal" fo:text-transform="none" fo:color="#000000" style:font-name="Liberation Serif" fo:font-size="12pt" fo:letter-spacing="normal" fo:font-style="normal" fo:font-weight="normal" officeooo:rsid="004bd759" officeooo:paragraph-rsid="004bd759" style:font-size-asian="12pt" style:font-size-complex="12pt"/>
    </style:style>
    <style:style style:name="P124" style:family="paragraph" style:parent-style-name="Standard" style:list-style-name="L1">
      <style:text-properties fo:font-variant="normal" fo:text-transform="none" fo:color="#000000" style:font-name="Liberation Serif" fo:font-size="12pt" fo:letter-spacing="normal" fo:font-style="normal" fo:font-weight="normal" officeooo:rsid="003ea398" officeooo:paragraph-rsid="003ea398" style:font-size-asian="12pt" style:font-size-complex="12pt"/>
    </style:style>
    <style:style style:name="P125" style:family="paragraph" style:parent-style-name="Standard" style:list-style-name="L1">
      <style:text-properties fo:font-variant="normal" fo:text-transform="none" fo:color="#000000" style:font-name="Liberation Serif" fo:font-size="12pt" fo:letter-spacing="normal" fo:font-style="normal" fo:font-weight="normal" officeooo:rsid="00407001" officeooo:paragraph-rsid="00407001" style:font-size-asian="12pt" style:font-size-complex="12pt"/>
    </style:style>
    <style:style style:name="P126" style:family="paragraph" style:parent-style-name="Standard" style:list-style-name="L1">
      <style:text-properties fo:font-variant="normal" fo:text-transform="none" fo:color="#000000" style:font-name="Liberation Serif" fo:font-size="12pt" fo:letter-spacing="normal" fo:font-style="normal" fo:font-weight="normal" officeooo:rsid="004401ae" officeooo:paragraph-rsid="004401ae" style:font-size-asian="12pt" style:font-size-complex="12pt"/>
    </style:style>
    <style:style style:name="P127" style:family="paragraph" style:parent-style-name="Standard" style:list-style-name="L1">
      <style:text-properties fo:font-variant="normal" fo:text-transform="none" fo:color="#000000" style:font-name="Liberation Serif" fo:font-size="12pt" fo:letter-spacing="normal" fo:font-style="normal" fo:font-weight="normal" officeooo:rsid="0066cede" officeooo:paragraph-rsid="0066cede" style:font-size-asian="12pt" style:font-size-complex="12pt"/>
    </style:style>
    <style:style style:name="P128" style:family="paragraph" style:parent-style-name="Standard" style:list-style-name="L1">
      <style:text-properties fo:font-variant="normal" fo:text-transform="none" fo:color="#000000" style:font-name="Liberation Serif" fo:font-size="12pt" fo:letter-spacing="normal" fo:font-style="normal" fo:font-weight="normal" officeooo:rsid="006840db" officeooo:paragraph-rsid="006840db" style:font-size-asian="12pt" style:font-size-complex="12pt"/>
    </style:style>
    <style:style style:name="P129" style:family="paragraph" style:parent-style-name="Standard" style:list-style-name="L1">
      <style:text-properties fo:font-variant="normal" fo:text-transform="none" fo:color="#000000" style:font-name="Liberation Serif" fo:font-size="12pt" fo:letter-spacing="normal" fo:font-style="normal" fo:font-weight="normal" officeooo:rsid="00699008" officeooo:paragraph-rsid="00699008" style:font-size-asian="12pt" style:font-size-complex="12pt"/>
    </style:style>
    <style:style style:name="P130" style:family="paragraph" style:parent-style-name="Standard" style:list-style-name="L1">
      <style:text-properties fo:font-variant="normal" fo:text-transform="none" fo:color="#000000" style:font-name="Liberation Serif" fo:font-size="12pt" fo:letter-spacing="normal" fo:font-style="normal" fo:font-weight="normal" officeooo:rsid="006976f6" officeooo:paragraph-rsid="006976f6" style:font-size-asian="12pt" style:font-size-complex="12pt"/>
    </style:style>
    <style:style style:name="P131" style:family="paragraph" style:parent-style-name="Standard" style:list-style-name="L1">
      <style:text-properties fo:font-variant="normal" fo:text-transform="none" fo:color="#000000" style:font-name="Liberation Serif" fo:font-size="12pt" fo:letter-spacing="normal" fo:font-style="normal" fo:font-weight="normal" officeooo:rsid="006a9051" officeooo:paragraph-rsid="006a9051" style:font-size-asian="12pt" style:font-size-complex="12pt"/>
    </style:style>
    <style:style style:name="P132" style:family="paragraph" style:parent-style-name="Standard" style:list-style-name="L1">
      <style:text-properties fo:font-variant="normal" fo:text-transform="none" fo:color="#000000" style:font-name="Liberation Serif" fo:font-size="12pt" fo:letter-spacing="normal" fo:font-style="normal" fo:font-weight="normal" officeooo:rsid="006c797a" officeooo:paragraph-rsid="006c797a" style:font-size-asian="12pt" style:font-size-complex="12pt"/>
    </style:style>
    <style:style style:name="P133" style:family="paragraph" style:parent-style-name="Standard" style:list-style-name="L1">
      <style:text-properties fo:font-variant="normal" fo:text-transform="none" fo:color="#000000" style:font-name="Liberation Serif" fo:font-size="12pt" fo:letter-spacing="normal" fo:font-style="normal" fo:font-weight="normal" officeooo:rsid="00723bdb" officeooo:paragraph-rsid="00723bdb" style:font-size-asian="12pt" style:font-size-complex="12pt"/>
    </style:style>
    <style:style style:name="P134" style:family="paragraph" style:parent-style-name="Standard" style:list-style-name="L1">
      <style:text-properties fo:font-variant="normal" fo:text-transform="none" fo:color="#000000" style:font-name="Liberation Serif" fo:font-size="12pt" fo:letter-spacing="normal" fo:font-style="normal" fo:font-weight="normal" officeooo:rsid="00745bbe" officeooo:paragraph-rsid="00745bbe" style:font-size-asian="12pt" style:font-size-complex="12pt"/>
    </style:style>
    <style:style style:name="P135" style:family="paragraph" style:parent-style-name="Standard" style:list-style-name="L1">
      <style:text-properties fo:font-variant="normal" fo:text-transform="none" fo:color="#000000" style:font-name="Liberation Serif" fo:font-size="12pt" fo:letter-spacing="normal" fo:font-style="normal" fo:font-weight="normal" officeooo:rsid="00782553" officeooo:paragraph-rsid="00782553" style:font-size-asian="12pt" style:font-size-complex="12pt"/>
    </style:style>
    <style:style style:name="P136" style:family="paragraph" style:parent-style-name="Standard" style:list-style-name="L1">
      <style:text-properties fo:font-variant="normal" fo:text-transform="none" fo:color="#000000" style:font-name="Liberation Serif" fo:font-size="12pt" fo:letter-spacing="normal" fo:font-style="normal" fo:font-weight="normal" officeooo:rsid="0074aae5" officeooo:paragraph-rsid="0074aae5" style:font-size-asian="12pt" style:font-size-complex="12pt"/>
    </style:style>
    <style:style style:name="P137" style:family="paragraph" style:parent-style-name="Standard" style:list-style-name="L1">
      <style:text-properties fo:font-variant="normal" fo:text-transform="none" fo:color="#000000" style:font-name="Liberation Serif" fo:font-size="12pt" fo:letter-spacing="normal" fo:font-style="normal" fo:font-weight="normal" officeooo:rsid="0077aac0" officeooo:paragraph-rsid="0077aac0" style:font-size-asian="12pt" style:font-size-complex="12pt"/>
    </style:style>
    <style:style style:name="P138" style:family="paragraph" style:parent-style-name="Standard" style:list-style-name="L1">
      <style:text-properties fo:font-variant="normal" fo:text-transform="none" fo:color="#000000" style:font-name="Liberation Serif" fo:font-size="12pt" fo:letter-spacing="normal" fo:font-style="normal" fo:font-weight="normal" officeooo:rsid="0078f4a0" officeooo:paragraph-rsid="0078f4a0" style:font-size-asian="12pt" style:font-size-complex="12pt"/>
    </style:style>
    <style:style style:name="P139" style:family="paragraph" style:parent-style-name="Standard" style:list-style-name="L1">
      <style:text-properties fo:font-variant="normal" fo:text-transform="none" fo:color="#000000" style:font-name="Liberation Serif" fo:font-size="12pt" fo:letter-spacing="normal" fo:font-style="normal" fo:font-weight="normal" officeooo:rsid="008f7163" officeooo:paragraph-rsid="008f7163" style:font-size-asian="12pt" style:font-size-complex="12pt"/>
    </style:style>
    <style:style style:name="P140" style:family="paragraph" style:parent-style-name="Standard" style:list-style-name="L1">
      <style:text-properties fo:font-variant="normal" fo:text-transform="none" fo:color="#000000" style:font-name="Liberation Serif" fo:font-size="12pt" fo:letter-spacing="normal" fo:font-style="normal" fo:font-weight="normal" officeooo:rsid="0096c2d3" officeooo:paragraph-rsid="0096c2d3" style:font-size-asian="12pt" style:font-size-complex="12pt"/>
    </style:style>
    <style:style style:name="P141" style:family="paragraph" style:parent-style-name="Standard" style:list-style-name="L1">
      <style:text-properties fo:font-variant="normal" fo:text-transform="none" fo:color="#000000" style:font-name="Liberation Serif" fo:font-size="12pt" fo:letter-spacing="normal" fo:font-style="normal" fo:font-weight="normal" officeooo:rsid="00996eeb" officeooo:paragraph-rsid="00996eeb" style:font-size-asian="12pt" style:font-size-complex="12pt"/>
    </style:style>
    <style:style style:name="P142" style:family="paragraph" style:parent-style-name="Standard" style:list-style-name="L1">
      <style:text-properties fo:font-variant="normal" fo:text-transform="none" fo:color="#000000" style:font-name="Liberation Serif" fo:font-size="12pt" fo:letter-spacing="normal" fo:font-style="normal" fo:font-weight="normal" officeooo:rsid="009c22db" officeooo:paragraph-rsid="009c22db" style:font-size-asian="12pt" style:font-size-complex="12pt"/>
    </style:style>
    <style:style style:name="P143" style:family="paragraph" style:parent-style-name="Standard" style:list-style-name="L1">
      <style:text-properties fo:font-variant="normal" fo:text-transform="none" fo:color="#000000" style:font-name="Liberation Serif" fo:font-size="12pt" fo:letter-spacing="normal" fo:font-style="normal" fo:font-weight="normal" officeooo:rsid="009d181d" officeooo:paragraph-rsid="009d181d" style:font-size-asian="12pt" style:font-size-complex="12pt"/>
    </style:style>
    <style:style style:name="P144" style:family="paragraph" style:parent-style-name="Standard" style:list-style-name="L1">
      <style:text-properties fo:font-variant="normal" fo:text-transform="none" fo:color="#000000" style:font-name="Liberation Serif" fo:font-size="12pt" fo:letter-spacing="normal" fo:font-style="normal" fo:font-weight="normal" officeooo:rsid="009dc14a" officeooo:paragraph-rsid="009dc14a" style:font-size-asian="12pt" style:font-size-complex="12pt"/>
    </style:style>
    <style:style style:name="P145" style:family="paragraph" style:parent-style-name="Standard" style:list-style-name="L1">
      <style:text-properties fo:font-variant="normal" fo:text-transform="none" fo:color="#000000" style:font-name="Liberation Serif" fo:font-size="12pt" fo:letter-spacing="normal" fo:font-style="normal" fo:font-weight="normal" officeooo:rsid="00a7e9a2" officeooo:paragraph-rsid="00a7e9a2" style:font-size-asian="12pt" style:font-size-complex="12pt"/>
    </style:style>
    <style:style style:name="P146" style:family="paragraph" style:parent-style-name="Standard" style:list-style-name="L1">
      <style:text-properties fo:font-variant="normal" fo:text-transform="none" fo:color="#000000" style:font-name="Liberation Serif" fo:font-size="12pt" fo:letter-spacing="normal" fo:font-style="normal" fo:font-weight="normal" officeooo:rsid="00adb6e4" officeooo:paragraph-rsid="00adb6e4" style:font-size-asian="12pt" style:font-size-complex="12pt"/>
    </style:style>
    <style:style style:name="P147" style:family="paragraph" style:parent-style-name="Standard" style:list-style-name="L1">
      <style:text-properties fo:font-variant="normal" fo:text-transform="none" fo:color="#000000" style:font-name="Liberation Serif" fo:font-size="12pt" fo:letter-spacing="normal" fo:font-style="normal" fo:font-weight="normal" officeooo:rsid="00ae5505" officeooo:paragraph-rsid="00ae5505" style:font-size-asian="12pt" style:font-size-complex="12pt"/>
    </style:style>
    <style:style style:name="P148" style:family="paragraph" style:parent-style-name="Standard" style:list-style-name="L1">
      <style:text-properties fo:font-variant="normal" fo:text-transform="none" fo:color="#000000" style:font-name="Liberation Serif" fo:font-size="12pt" fo:letter-spacing="normal" fo:font-style="normal" fo:font-weight="normal" officeooo:rsid="00aed006" officeooo:paragraph-rsid="00aed006" style:font-size-asian="12pt" style:font-size-complex="12pt"/>
    </style:style>
    <style:style style:name="P149" style:family="paragraph" style:parent-style-name="Standard" style:list-style-name="L1">
      <style:text-properties fo:font-variant="normal" fo:text-transform="none" fo:color="#000000" style:font-name="Liberation Serif" fo:font-size="12pt" fo:letter-spacing="normal" fo:font-style="normal" fo:font-weight="normal" officeooo:rsid="00e06ce1" officeooo:paragraph-rsid="00e06ce1" style:font-size-asian="12pt" style:font-size-complex="12pt"/>
    </style:style>
    <style:style style:name="P150" style:family="paragraph" style:parent-style-name="Standard" style:list-style-name="L21">
      <style:text-properties fo:font-variant="normal" fo:text-transform="none" fo:color="#000000" style:font-name="Liberation Serif" fo:font-size="12pt" fo:letter-spacing="normal" fo:font-style="normal" fo:font-weight="normal" officeooo:paragraph-rsid="002081f4" style:font-size-asian="12pt" style:font-weight-asian="normal" style:font-size-complex="12pt" style:font-weight-complex="normal"/>
    </style:style>
    <style:style style:name="P151" style:family="paragraph" style:parent-style-name="Standard" style:list-style-name="L22">
      <style:text-properties fo:font-variant="normal" fo:text-transform="none" fo:color="#000000" style:font-name="Liberation Serif" fo:font-size="12pt" fo:letter-spacing="normal" fo:font-style="normal" fo:font-weight="normal" officeooo:rsid="00229583" officeooo:paragraph-rsid="00229583" style:font-size-asian="12pt" style:font-weight-asian="normal" style:font-size-complex="12pt" style:font-weight-complex="normal"/>
    </style:style>
    <style:style style:name="P152" style:family="paragraph" style:parent-style-name="Standard" style:list-style-name="L1">
      <style:text-properties fo:font-variant="normal" fo:text-transform="none" fo:color="#000000" style:font-name="Liberation Serif" fo:font-size="12pt" fo:letter-spacing="normal" fo:font-style="normal" fo:font-weight="normal" officeooo:rsid="006a9051" officeooo:paragraph-rsid="006a9051" style:font-size-asian="12pt" style:font-weight-asian="normal" style:font-size-complex="12pt" style:font-weight-complex="normal"/>
    </style:style>
    <style:style style:name="P153" style:family="paragraph" style:parent-style-name="Standard" style:list-style-name="L1">
      <style:text-properties fo:font-variant="normal" fo:text-transform="none" fo:color="#000000" style:font-name="Liberation Serif" fo:font-size="12pt" fo:letter-spacing="normal" fo:font-style="normal" fo:font-weight="normal" officeooo:rsid="007cd0b1" officeooo:paragraph-rsid="007cd0b1" style:font-size-asian="12pt" style:font-weight-asian="normal" style:font-size-complex="12pt" style:font-weight-complex="normal"/>
    </style:style>
    <style:style style:name="P154" style:family="paragraph" style:parent-style-name="Standard" style:list-style-name="L1">
      <style:text-properties fo:font-variant="normal" fo:text-transform="none" fo:color="#000000" style:font-name="Liberation Serif" fo:font-size="12pt" fo:letter-spacing="normal" fo:font-style="normal" fo:font-weight="normal" officeooo:rsid="006976f6" officeooo:paragraph-rsid="006976f6" style:font-size-asian="12pt" style:font-weight-asian="normal" style:font-size-complex="12pt" style:font-weight-complex="normal"/>
    </style:style>
    <style:style style:name="P155" style:family="paragraph" style:parent-style-name="Standard" style:list-style-name="L1">
      <style:text-properties fo:font-variant="normal" fo:text-transform="none" fo:color="#000000" style:font-name="Liberation Serif" fo:font-size="12pt" fo:letter-spacing="normal" fo:font-style="normal" fo:font-weight="normal" officeooo:rsid="00699008" officeooo:paragraph-rsid="00699008" style:font-size-asian="12pt" style:font-weight-asian="normal" style:font-size-complex="12pt" style:font-weight-complex="normal"/>
    </style:style>
    <style:style style:name="P156" style:family="paragraph" style:parent-style-name="Standard" style:list-style-name="L1">
      <style:text-properties fo:font-variant="normal" fo:text-transform="none" fo:color="#000000" style:font-name="Liberation Serif" fo:font-size="12pt" fo:letter-spacing="normal" fo:font-style="normal" fo:font-weight="normal" officeooo:rsid="0078f4a0" officeooo:paragraph-rsid="0078f4a0" style:font-size-asian="12pt" style:font-weight-asian="normal" style:font-size-complex="12pt" style:font-weight-complex="normal"/>
    </style:style>
    <style:style style:name="P157" style:family="paragraph" style:parent-style-name="Standard" style:list-style-name="L1">
      <style:text-properties fo:font-variant="normal" fo:text-transform="none" fo:color="#000000" style:font-name="Liberation Serif" fo:font-size="12pt" fo:letter-spacing="normal" fo:font-style="normal" fo:font-weight="normal" officeooo:rsid="007e2f0b" officeooo:paragraph-rsid="007e2f0b" style:font-size-asian="12pt" style:font-weight-asian="normal" style:font-size-complex="12pt" style:font-weight-complex="normal"/>
    </style:style>
    <style:style style:name="P158" style:family="paragraph" style:parent-style-name="Standard" style:list-style-name="L1">
      <style:text-properties fo:font-variant="normal" fo:text-transform="none" fo:color="#000000" style:font-name="Liberation Serif" fo:font-size="12pt" fo:letter-spacing="normal" fo:font-style="normal" fo:font-weight="normal" officeooo:rsid="00aaf018" officeooo:paragraph-rsid="00aaf018" style:font-size-asian="12pt" style:font-weight-asian="normal" style:font-size-complex="12pt" style:font-weight-complex="normal"/>
    </style:style>
    <style:style style:name="P159" style:family="paragraph" style:parent-style-name="Standard" style:list-style-name="L1">
      <style:text-properties fo:font-variant="normal" fo:text-transform="none" fo:color="#000000" style:font-name="Liberation Serif" fo:font-size="12pt" fo:letter-spacing="normal" fo:font-style="normal" fo:font-weight="normal" officeooo:rsid="00ace909" officeooo:paragraph-rsid="00ace909" style:font-size-asian="12pt" style:font-weight-asian="normal" style:font-size-complex="12pt" style:font-weight-complex="normal"/>
    </style:style>
    <style:style style:name="P160" style:family="paragraph" style:parent-style-name="Standard" style:list-style-name="L1">
      <style:text-properties fo:font-variant="normal" fo:text-transform="none" fo:color="#000000" style:font-name="Liberation Serif" fo:font-size="12pt" fo:letter-spacing="normal" fo:font-style="normal" fo:font-weight="normal" officeooo:rsid="00a7e9a2" officeooo:paragraph-rsid="00a7e9a2" style:font-size-asian="12pt" style:font-weight-asian="normal" style:font-size-complex="12pt" style:font-weight-complex="normal"/>
    </style:style>
    <style:style style:name="P161" style:family="paragraph" style:parent-style-name="Standard" style:list-style-name="L1">
      <style:text-properties fo:font-variant="normal" fo:text-transform="none" fo:color="#000000" style:font-name="Liberation Serif" fo:font-size="12pt" fo:letter-spacing="normal" fo:font-style="normal" fo:font-weight="normal" officeooo:rsid="00a94a9b" officeooo:paragraph-rsid="00a94a9b" style:font-size-asian="12pt" style:font-weight-asian="normal" style:font-size-complex="12pt" style:font-weight-complex="normal"/>
    </style:style>
    <style:style style:name="P162" style:family="paragraph" style:parent-style-name="Standard" style:list-style-name="L1">
      <style:text-properties fo:font-variant="normal" fo:text-transform="none" fo:color="#000000" style:font-name="Liberation Serif" fo:font-size="12pt" fo:letter-spacing="normal" fo:font-style="normal" fo:font-weight="normal" officeooo:rsid="00aed006" officeooo:paragraph-rsid="00aed006" style:font-size-asian="12pt" style:font-weight-asian="normal" style:font-size-complex="12pt" style:font-weight-complex="normal"/>
    </style:style>
    <style:style style:name="P163" style:family="paragraph" style:parent-style-name="Standard" style:list-style-name="L1">
      <style:text-properties fo:font-variant="normal" fo:text-transform="none" fo:color="#000000" style:font-name="Liberation Serif" fo:font-size="12pt" fo:letter-spacing="normal" fo:font-style="normal" fo:font-weight="normal" officeooo:rsid="00aed750" officeooo:paragraph-rsid="00aed750" style:font-size-asian="12pt" style:font-weight-asian="normal" style:font-size-complex="12pt" style:font-weight-complex="normal"/>
    </style:style>
    <style:style style:name="P164" style:family="paragraph" style:parent-style-name="Standard" style:list-style-name="L1">
      <style:text-properties fo:font-variant="normal" fo:text-transform="none" fo:color="#000000" style:font-name="Liberation Serif" fo:font-size="12pt" fo:letter-spacing="normal" fo:font-style="normal" fo:font-weight="normal" officeooo:rsid="00b0c166" officeooo:paragraph-rsid="00b0c166" style:font-size-asian="12pt" style:font-weight-asian="normal" style:font-size-complex="12pt" style:font-weight-complex="normal"/>
    </style:style>
    <style:style style:name="P165" style:family="paragraph" style:parent-style-name="Standard" style:list-style-name="L1">
      <style:text-properties fo:font-variant="normal" fo:text-transform="none" fo:color="#000000" style:font-name="Liberation Serif" fo:font-size="12pt" fo:letter-spacing="normal" fo:font-style="normal" fo:font-weight="normal" officeooo:rsid="00b13663" officeooo:paragraph-rsid="00b13663" style:font-size-asian="12pt" style:font-weight-asian="normal" style:font-size-complex="12pt" style:font-weight-complex="normal"/>
    </style:style>
    <style:style style:name="P166" style:family="paragraph" style:parent-style-name="Standard" style:list-style-name="L1">
      <style:text-properties fo:font-variant="normal" fo:text-transform="none" fo:color="#000000" style:font-name="Liberation Serif" fo:font-size="12pt" fo:letter-spacing="normal" fo:font-style="normal" fo:font-weight="normal" officeooo:paragraph-rsid="008b8971"/>
    </style:style>
    <style:style style:name="P167" style:family="paragraph" style:parent-style-name="Standard" style:list-style-name="L1">
      <style:text-properties fo:font-variant="normal" fo:text-transform="none" fo:color="#000000" style:font-name="Liberation Serif" fo:font-size="12pt" fo:letter-spacing="normal" fo:font-style="normal" fo:font-weight="normal" officeooo:paragraph-rsid="00e06ce1"/>
    </style:style>
    <style:style style:name="P168" style:family="paragraph" style:parent-style-name="Standard" style:list-style-name="L1">
      <style:text-properties fo:font-variant="normal" fo:text-transform="none" fo:color="#000000" style:font-name="Liberation Serif" fo:font-size="12pt" fo:letter-spacing="normal" fo:font-style="normal" fo:font-weight="bold" officeooo:rsid="00458ad6" officeooo:paragraph-rsid="00458ad6" style:font-size-asian="12pt" style:font-weight-asian="bold" style:font-size-complex="12pt" style:font-weight-complex="bold"/>
    </style:style>
    <style:style style:name="P169" style:family="paragraph" style:parent-style-name="Standard" style:list-style-name="L1">
      <style:text-properties fo:font-variant="normal" fo:text-transform="none" fo:color="#000000" style:font-name="Liberation Serif" fo:font-size="12pt" fo:letter-spacing="normal" fo:font-style="normal" fo:font-weight="bold" officeooo:rsid="004bd759" officeooo:paragraph-rsid="004bd759" style:font-size-asian="12pt" style:font-weight-asian="bold" style:font-size-complex="12pt" style:font-weight-complex="bold"/>
    </style:style>
    <style:style style:name="P170" style:family="paragraph" style:parent-style-name="Standard" style:list-style-name="L1">
      <style:text-properties fo:font-variant="normal" fo:text-transform="none" fo:color="#000000" style:font-name="Liberation Serif" fo:font-size="12pt" fo:letter-spacing="normal" fo:font-style="normal" fo:font-weight="bold" officeooo:rsid="00aed750" officeooo:paragraph-rsid="00aed750" style:font-size-asian="12pt" style:font-weight-asian="bold" style:font-size-complex="12pt" style:font-weight-complex="bold"/>
    </style:style>
    <style:style style:name="P171"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6a9051" officeooo:paragraph-rsid="006a9051" style:font-size-asian="10.5pt" style:font-weight-asian="normal" style:font-size-complex="12pt" style:font-weight-complex="normal"/>
    </style:style>
    <style:style style:name="P172"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6af70a" officeooo:paragraph-rsid="006af70a" style:font-size-asian="10.5pt" style:font-weight-asian="normal" style:font-size-complex="12pt" style:font-weight-complex="normal"/>
    </style:style>
    <style:style style:name="P173"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6c5a04" officeooo:paragraph-rsid="006c5a04" style:font-size-asian="10.5pt" style:font-weight-asian="normal" style:font-size-complex="12pt" style:font-weight-complex="normal"/>
    </style:style>
    <style:style style:name="P174"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6c66d3" officeooo:paragraph-rsid="006c66d3" style:font-size-asian="10.5pt" style:font-weight-asian="normal" style:font-size-complex="12pt" style:font-weight-complex="normal"/>
    </style:style>
    <style:style style:name="P175"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6e3568" officeooo:paragraph-rsid="006e3568" style:font-size-asian="10.5pt" style:font-size-complex="12pt"/>
    </style:style>
    <style:style style:name="P176"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702a9a" officeooo:paragraph-rsid="00702a9a" style:font-size-asian="10.5pt" style:font-size-complex="12pt"/>
    </style:style>
    <style:style style:name="P177"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c67b42" officeooo:paragraph-rsid="00c67b42" style:font-size-asian="11.3500003814697pt" style:font-style-asian="normal" style:font-weight-asian="normal" style:font-size-complex="13pt" style:font-style-complex="normal" style:font-weight-complex="normal"/>
    </style:style>
    <style:style style:name="P178"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c67b42" officeooo:paragraph-rsid="00c6ebb7" style:font-size-asian="11.3500003814697pt" style:font-style-asian="normal" style:font-weight-asian="normal" style:font-size-complex="13pt" style:font-style-complex="normal" style:font-weight-complex="normal"/>
    </style:style>
    <style:style style:name="P179"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c6ebb7" officeooo:paragraph-rsid="00c6ebb7" style:font-size-asian="11.3500003814697pt" style:font-style-asian="normal" style:font-weight-asian="normal" style:font-size-complex="13pt" style:font-style-complex="normal" style:font-weight-complex="normal"/>
    </style:style>
    <style:style style:name="P180"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c930a6" officeooo:paragraph-rsid="00c930a6" style:font-size-asian="11.3500003814697pt" style:font-style-asian="normal" style:font-weight-asian="normal" style:font-size-complex="13pt" style:font-style-complex="normal" style:font-weight-complex="normal"/>
    </style:style>
    <style:style style:name="P181"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c98dc4" officeooo:paragraph-rsid="00c98dc4" style:font-size-asian="11.3500003814697pt" style:font-style-asian="normal" style:font-weight-asian="normal" style:font-size-complex="13pt" style:font-style-complex="normal" style:font-weight-complex="normal"/>
    </style:style>
    <style:style style:name="P182"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cbf121" officeooo:paragraph-rsid="00cbf121" style:font-size-asian="11.3500003814697pt" style:font-style-asian="normal" style:font-weight-asian="normal" style:font-size-complex="13pt" style:font-style-complex="normal" style:font-weight-complex="normal"/>
    </style:style>
    <style:style style:name="P183" style:family="paragraph" style:parent-style-name="Standard" style:list-style-name="L1">
      <style:text-properties fo:font-variant="normal" fo:text-transform="none" fo:color="#000000" style:font-name="Liberation Serif" fo:font-size="12pt" fo:letter-spacing="normal" fo:font-style="normal" style:text-underline-style="none" fo:font-weight="normal" officeooo:rsid="00cabec5" officeooo:paragraph-rsid="00cabec5" style:font-size-asian="11.3500003814697pt" style:font-style-asian="normal" style:font-weight-asian="normal" style:font-size-complex="13pt" style:font-style-complex="normal" style:font-weight-complex="normal"/>
    </style:style>
    <style:style style:name="P184" style:family="paragraph" style:parent-style-name="Standard" style:list-style-name="L1">
      <style:text-properties fo:font-variant="normal" fo:text-transform="none" fo:color="#000000" style:font-name="Liberation Serif" fo:font-size="12pt" fo:letter-spacing="normal" fo:font-style="normal" style:text-underline-style="none" fo:font-weight="bold" officeooo:rsid="00c67b42" officeooo:paragraph-rsid="00c67b42" style:font-size-asian="11.3500003814697pt" style:font-style-asian="normal" style:font-weight-asian="bold" style:font-size-complex="13pt" style:font-style-complex="normal" style:font-weight-complex="bold"/>
    </style:style>
    <style:style style:name="P185" style:family="paragraph" style:parent-style-name="Standard" style:list-style-name="L1">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723bdb" officeooo:paragraph-rsid="00723bdb" style:font-size-asian="12pt" style:font-weight-asian="bold" style:font-size-complex="12pt" style:font-weight-complex="bold"/>
    </style:style>
    <style:style style:name="P186" style:family="paragraph" style:parent-style-name="Standard" style:list-style-name="L1">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d181d" officeooo:paragraph-rsid="009d181d" style:font-size-asian="12pt" style:font-weight-asian="bold" style:font-size-complex="12pt" style:font-weight-complex="bold"/>
    </style:style>
    <style:style style:name="P187" style:family="paragraph" style:parent-style-name="Standard" style:list-style-name="L1">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7aac0" officeooo:paragraph-rsid="0077aac0" style:font-size-asian="12pt" style:font-size-complex="12pt"/>
    </style:style>
    <style:style style:name="P188" style:family="paragraph" style:parent-style-name="Standard" style:list-style-name="L1">
      <style:text-properties fo:font-variant="normal" fo:text-transform="none" fo:color="#000000" style:font-name="Liberation Serif" fo:font-size="11pt" fo:letter-spacing="normal" fo:font-style="normal" fo:font-weight="normal" officeooo:rsid="00363db3" officeooo:paragraph-rsid="00843449" style:font-size-asian="11pt" style:font-size-complex="11pt"/>
    </style:style>
    <style:style style:name="P189" style:family="paragraph" style:parent-style-name="Standard" style:list-style-name="L1">
      <style:text-properties fo:font-variant="normal" fo:text-transform="none" fo:color="#000000" style:font-name="Liberation Serif" fo:font-size="11pt" fo:letter-spacing="normal" fo:font-style="normal" fo:font-weight="normal" officeooo:rsid="004401ae" officeooo:paragraph-rsid="004401ae" style:font-size-asian="11pt" style:font-size-complex="11pt"/>
    </style:style>
    <style:style style:name="P190" style:family="paragraph" style:parent-style-name="Standard" style:list-style-name="L1">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4a5d7c" officeooo:paragraph-rsid="004a5d7c" style:font-size-asian="14pt" style:font-weight-asian="bold" style:font-size-complex="14pt" style:font-weight-complex="bold"/>
    </style:style>
    <style:style style:name="P191" style:family="paragraph" style:parent-style-name="Standard" style:list-style-name="L1">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3ea398" officeooo:paragraph-rsid="003ea398" style:font-size-asian="14pt" style:font-weight-asian="bold" style:font-size-complex="14pt" style:font-weight-complex="bold"/>
    </style:style>
    <style:style style:name="P192" style:family="paragraph" style:parent-style-name="Standard" style:list-style-name="L1">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407001" officeooo:paragraph-rsid="00407001" style:font-size-asian="14pt" style:font-weight-asian="bold" style:font-size-complex="14pt" style:font-weight-complex="bold"/>
    </style:style>
    <style:style style:name="P193" style:family="paragraph" style:parent-style-name="Standard" style:list-style-name="L1">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860078" officeooo:paragraph-rsid="00860078" style:font-size-asian="14pt" style:font-weight-asian="bold" style:font-size-complex="14pt" style:font-weight-complex="bold"/>
    </style:style>
    <style:style style:name="P194" style:family="paragraph" style:parent-style-name="Standard" style:list-style-name="L1">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66cede" officeooo:paragraph-rsid="0066cede" style:font-size-asian="14pt" style:font-weight-asian="bold" style:font-size-complex="14pt" style:font-weight-complex="bold"/>
    </style:style>
    <style:style style:name="P195" style:family="paragraph" style:parent-style-name="Standard" style:list-style-name="L1">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4bd759" officeooo:paragraph-rsid="004bd759" style:font-size-asian="14pt" style:font-size-complex="14pt"/>
    </style:style>
    <style:style style:name="P196" style:family="paragraph" style:parent-style-name="Standard" style:list-style-name="L1">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6840db" officeooo:paragraph-rsid="006840db" style:font-size-asian="14pt" style:font-size-complex="14pt"/>
    </style:style>
    <style:style style:name="P197" style:family="paragraph" style:parent-style-name="Standard" style:list-style-name="L1">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6a9051" officeooo:paragraph-rsid="006a9051" style:font-size-asian="14pt" style:font-weight-asian="normal" style:font-size-complex="14pt" style:font-weight-complex="normal"/>
    </style:style>
    <style:style style:name="P198" style:family="paragraph" style:parent-style-name="Standard" style:list-style-name="L1">
      <style:text-properties fo:font-variant="normal" fo:text-transform="none" fo:color="#000000" style:font-name="Liberation Serif" fo:font-size="14pt" fo:letter-spacing="normal" fo:font-style="normal" fo:font-weight="normal" officeooo:rsid="00a7e9a2" officeooo:paragraph-rsid="00a7e9a2" style:font-size-asian="14pt" style:font-size-complex="14pt"/>
    </style:style>
    <style:style style:name="P199" style:family="paragraph" style:parent-style-name="Standard" style:list-style-name="L1">
      <style:text-properties fo:font-variant="normal" fo:text-transform="none" fo:color="#000000" style:font-name="Liberation Serif" fo:font-size="13pt" fo:letter-spacing="normal" fo:font-style="normal" style:text-underline-style="none" fo:font-weight="normal" officeooo:rsid="00860078" officeooo:paragraph-rsid="00860078" style:font-size-asian="11.3500003814697pt" style:font-weight-asian="normal" style:font-size-complex="13pt" style:font-weight-complex="normal"/>
    </style:style>
    <style:style style:name="P200" style:family="paragraph" style:parent-style-name="Standard" style:list-style-name="L1">
      <style:text-properties fo:font-variant="normal" fo:text-transform="none" fo:color="#000000" style:font-name="Liberation Serif" fo:font-size="13pt" fo:letter-spacing="normal" fo:font-style="normal" style:text-underline-style="none" fo:font-weight="normal" officeooo:rsid="0086e3e0" officeooo:paragraph-rsid="0086e3e0" style:font-size-asian="11.3500003814697pt" style:font-weight-asian="normal" style:font-size-complex="13pt" style:font-weight-complex="normal"/>
    </style:style>
    <style:style style:name="P201" style:family="paragraph" style:parent-style-name="Standard" style:list-style-name="L1">
      <style:text-properties fo:font-variant="normal" fo:text-transform="none" fo:color="#000000" style:font-name="Liberation Serif" fo:font-size="13pt" fo:letter-spacing="normal" fo:font-style="normal" style:text-underline-style="none" fo:font-weight="normal" officeooo:rsid="00a1002c" officeooo:paragraph-rsid="00a1002c" style:font-size-asian="11.3500003814697pt" style:font-style-asian="normal" style:font-weight-asian="normal" style:font-size-complex="13pt" style:font-style-complex="normal" style:font-weight-complex="normal"/>
    </style:style>
    <style:style style:name="P202" style:family="paragraph" style:parent-style-name="Standard" style:list-style-name="L1">
      <style:text-properties fo:font-variant="normal" fo:text-transform="none" fo:color="#000000" style:font-name="Liberation Serif" fo:font-size="13pt" fo:letter-spacing="normal" fo:font-style="normal" style:text-underline-style="none" fo:font-weight="normal" officeooo:rsid="00c67b42" officeooo:paragraph-rsid="00c67b42" style:font-size-asian="11.3500003814697pt" style:font-style-asian="normal" style:font-weight-asian="normal" style:font-size-complex="13pt" style:font-style-complex="normal" style:font-weight-complex="normal"/>
    </style:style>
    <style:style style:name="P203" style:family="paragraph" style:parent-style-name="Standard" style:list-style-name="L1">
      <style:text-properties fo:font-variant="normal" fo:text-transform="none" fo:color="#000000" style:font-name="Liberation Serif" fo:font-size="13pt" fo:letter-spacing="normal" fo:font-style="normal" style:text-underline-style="solid" style:text-underline-width="auto" style:text-underline-color="font-color" fo:font-weight="normal" officeooo:rsid="006c5a04" officeooo:paragraph-rsid="006c5a04" style:font-size-asian="13pt" style:font-weight-asian="normal" style:font-size-complex="13pt" style:font-weight-complex="normal"/>
    </style:style>
    <style:style style:name="P204" style:family="paragraph" style:parent-style-name="Standard" style:list-style-name="L1">
      <style:text-properties fo:font-variant="normal" fo:text-transform="none" fo:color="#000000" style:font-name="Liberation Serif" fo:font-size="13pt" fo:letter-spacing="normal" fo:font-style="normal" style:text-underline-style="solid" style:text-underline-width="auto" style:text-underline-color="font-color" fo:font-weight="normal" officeooo:rsid="006c797a" officeooo:paragraph-rsid="006c797a" style:font-size-asian="13pt" style:font-size-complex="13pt"/>
    </style:style>
    <style:style style:name="P205" style:family="paragraph" style:parent-style-name="Standard" style:list-style-name="L1">
      <style:text-properties fo:font-variant="normal" fo:text-transform="none" fo:color="#000000" style:font-name="Liberation Serif" fo:font-size="13pt" fo:letter-spacing="normal" fo:font-style="normal" style:text-underline-style="solid" style:text-underline-width="auto" style:text-underline-color="font-color" fo:font-weight="normal" officeooo:rsid="006e3568" officeooo:paragraph-rsid="006e3568" style:font-size-asian="13pt" style:font-size-complex="13pt"/>
    </style:style>
    <style:style style:name="P206" style:family="paragraph" style:parent-style-name="Standard" style:list-style-name="L1">
      <style:text-properties fo:font-variant="normal" fo:text-transform="none" fo:color="#000000" style:font-name="Liberation Serif" fo:font-size="13pt" fo:letter-spacing="normal" fo:font-style="normal" style:text-underline-style="solid" style:text-underline-width="auto" style:text-underline-color="font-color" fo:font-weight="normal" officeooo:rsid="0077aac0" officeooo:paragraph-rsid="0077aac0" style:font-size-asian="13pt" style:font-size-complex="13pt"/>
    </style:style>
    <style:style style:name="P207" style:family="paragraph" style:parent-style-name="Standard" style:list-style-name="L1">
      <style:text-properties fo:font-variant="normal" fo:text-transform="none" fo:color="#000000" style:font-name="Liberation Serif" fo:font-size="15pt" fo:letter-spacing="normal" fo:font-style="normal" style:text-underline-style="solid" style:text-underline-width="auto" style:text-underline-color="font-color" fo:font-weight="bold" officeooo:rsid="008f7163" officeooo:paragraph-rsid="008f7163" style:font-size-asian="15pt" style:font-weight-asian="bold" style:font-size-complex="15pt" style:font-weight-complex="bold"/>
    </style:style>
    <style:style style:name="P208" style:family="paragraph" style:parent-style-name="Standard" style:list-style-name="L29">
      <style:text-properties fo:font-variant="normal" fo:text-transform="none" fo:color="#000000" style:font-name="UbuntuMono" fo:font-size="12pt" fo:letter-spacing="normal" fo:font-style="normal" fo:font-weight="bold" officeooo:rsid="003a7d6a" officeooo:paragraph-rsid="003a7d6a" style:font-size-asian="12pt" style:font-size-complex="12pt"/>
    </style:style>
    <style:style style:name="P209" style:family="paragraph" style:parent-style-name="Standard" style:list-style-name="L30">
      <style:text-properties fo:font-variant="normal" fo:text-transform="none" fo:color="#000000" style:font-name="UbuntuMono" fo:font-size="12pt" fo:letter-spacing="normal" fo:font-style="normal" fo:font-weight="normal" officeooo:rsid="00458ad6" officeooo:paragraph-rsid="00458ad6" style:font-size-asian="12pt" style:font-size-complex="12pt"/>
    </style:style>
    <style:style style:name="P210" style:family="paragraph" style:parent-style-name="Standard" style:list-style-name="L30">
      <style:text-properties fo:font-variant="normal" fo:text-transform="none" fo:color="#000000" style:font-name="UbuntuMono" fo:font-size="11.25pt" fo:letter-spacing="normal" fo:font-style="normal" fo:font-weight="normal" officeooo:rsid="00458ad6" officeooo:paragraph-rsid="00458ad6" style:font-size-asian="12pt" style:font-size-complex="12pt"/>
    </style:style>
    <style:style style:name="P211" style:family="paragraph" style:parent-style-name="Standard" style:list-style-name="L30">
      <style:text-properties fo:font-variant="normal" fo:text-transform="none" fo:color="#000000" style:font-name="UbuntuMono" fo:font-size="11.25pt" fo:letter-spacing="normal" fo:font-style="normal" fo:font-weight="bold" officeooo:rsid="00458ad6" officeooo:paragraph-rsid="00458ad6" style:font-size-asian="12pt" style:font-size-complex="12pt"/>
    </style:style>
    <style:style style:name="P212" style:family="paragraph" style:parent-style-name="Standard" style:list-style-name="L1">
      <style:text-properties fo:font-variant="normal" fo:text-transform="none" fo:color="#000000" style:font-name="Times New Roman" fo:font-size="14pt" fo:letter-spacing="normal" fo:font-style="normal" style:text-underline-style="none" fo:font-weight="normal" officeooo:paragraph-rsid="0088e32f" style:font-size-asian="13pt" style:font-weight-asian="normal" style:font-size-complex="13pt" style:font-weight-complex="normal"/>
    </style:style>
    <style:style style:name="P213" style:family="paragraph" style:parent-style-name="Standard" style:list-style-name="L1">
      <style:text-properties fo:font-variant="normal" fo:text-transform="none" fo:color="#000000" style:text-line-through-style="none" style:text-line-through-type="none" style:font-name="Liberation Serif" fo:font-size="12pt" fo:letter-spacing="normal" fo:font-style="normal" fo:font-weight="normal" officeooo:rsid="00723bdb" officeooo:paragraph-rsid="00723bdb" style:font-size-asian="12pt" style:font-size-complex="12pt"/>
    </style:style>
    <style:style style:name="P214" style:family="paragraph" style:parent-style-name="Standard" style:list-style-name="L1">
      <style:text-properties fo:font-variant="normal" fo:text-transform="none" fo:color="#000000" style:text-line-through-style="none" style:text-line-through-type="none" style:font-name="Liberation Serif" fo:font-size="13pt" fo:letter-spacing="normal" fo:font-style="normal" style:text-underline-style="solid" style:text-underline-width="auto" style:text-underline-color="font-color" fo:font-weight="normal" officeooo:rsid="00745bbe" officeooo:paragraph-rsid="00745bbe" style:font-size-asian="13pt" style:font-size-complex="13pt"/>
    </style:style>
    <style:style style:name="P215" style:family="paragraph" style:parent-style-name="Standard" style:list-style-name="L1">
      <style:text-properties fo:font-variant="normal" fo:text-transform="none" fo:color="#d4d4d4" style:font-name="Droid Sans Mono" fo:font-size="10.5pt" fo:letter-spacing="normal" fo:font-style="normal" fo:font-weight="normal" officeooo:rsid="0078f4a0" officeooo:paragraph-rsid="0078f4a0" style:font-size-asian="12pt" style:font-weight-asian="normal" style:font-size-complex="12pt" style:font-weight-complex="normal"/>
    </style:style>
    <style:style style:name="P216" style:family="paragraph" style:parent-style-name="Standard" style:list-style-name="L1">
      <style:text-properties fo:font-size="16pt" style:text-underline-style="solid" style:text-underline-width="auto" style:text-underline-color="font-color" fo:font-weight="bold" style:font-size-asian="16pt" style:font-weight-asian="bold" style:font-size-complex="16pt" style:font-weight-complex="bold"/>
    </style:style>
    <style:style style:name="P217" style:family="paragraph" style:parent-style-name="Standard" style:list-style-name="L1">
      <style:text-properties fo:font-size="16pt" style:text-underline-style="solid" style:text-underline-width="auto" style:text-underline-color="font-color" fo:font-weight="bold" officeooo:rsid="0027571e" officeooo:paragraph-rsid="0027571e" style:font-size-asian="16pt" style:font-weight-asian="bold" style:font-size-complex="16pt" style:font-weight-complex="bold"/>
    </style:style>
    <style:style style:name="P218" style:family="paragraph" style:parent-style-name="Standard" style:list-style-name="L11">
      <style:text-properties officeooo:paragraph-rsid="00beff79"/>
    </style:style>
    <style:style style:name="P219" style:family="paragraph" style:parent-style-name="Standard" style:list-style-name="L11">
      <style:text-properties fo:color="#000000" style:font-name="Liberation Serif" fo:font-size="12pt" officeooo:rsid="00416aa1" officeooo:paragraph-rsid="00416aa1" style:font-size-asian="12pt" style:font-size-complex="12pt"/>
    </style:style>
    <style:style style:name="P220" style:family="paragraph" style:parent-style-name="Standard" style:list-style-name="L1">
      <style:text-properties fo:color="#000000" style:font-name="Liberation Serif" fo:font-size="12pt" officeooo:rsid="003a7d6a" officeooo:paragraph-rsid="003a7d6a" style:font-size-asian="12pt" style:font-size-complex="12pt"/>
    </style:style>
    <style:style style:name="P221" style:family="paragraph" style:parent-style-name="Standard" style:list-style-name="L1">
      <style:text-properties fo:color="#000000" style:font-name="Liberation Serif" fo:font-size="12pt" officeooo:rsid="0048956d" officeooo:paragraph-rsid="0048956d" style:font-size-asian="12pt" style:font-size-complex="12pt"/>
    </style:style>
    <style:style style:name="P222" style:family="paragraph" style:parent-style-name="Standard" style:list-style-name="L1">
      <style:text-properties fo:color="#000000" style:font-name="Liberation Serif" fo:font-size="12pt" officeooo:rsid="0059b257" officeooo:paragraph-rsid="0059b257" style:font-size-asian="12pt" style:font-size-complex="12pt"/>
    </style:style>
    <style:style style:name="P223" style:family="paragraph" style:parent-style-name="Standard" style:list-style-name="L1">
      <style:text-properties fo:color="#000000" style:font-name="Liberation Serif" fo:font-size="12pt" officeooo:rsid="005ade84" officeooo:paragraph-rsid="005ade84" style:font-size-asian="12pt" style:font-size-complex="12pt"/>
    </style:style>
    <style:style style:name="P224" style:family="paragraph" style:parent-style-name="Standard" style:list-style-name="L1">
      <style:text-properties fo:color="#000000" style:font-name="Liberation Serif" fo:font-size="12pt" officeooo:rsid="005d1465" officeooo:paragraph-rsid="005d1465" style:font-size-asian="12pt" style:font-size-complex="12pt"/>
    </style:style>
    <style:style style:name="P225" style:family="paragraph" style:parent-style-name="Standard" style:list-style-name="L1">
      <style:text-properties fo:color="#000000" style:font-name="Liberation Serif" fo:font-size="12pt" officeooo:rsid="005d486e" officeooo:paragraph-rsid="005d486e" style:font-size-asian="12pt" style:font-size-complex="12pt"/>
    </style:style>
    <style:style style:name="P226" style:family="paragraph" style:parent-style-name="Standard" style:list-style-name="L1">
      <style:text-properties fo:color="#000000" style:font-name="Liberation Serif" fo:font-size="12pt" officeooo:rsid="0060fbe9" officeooo:paragraph-rsid="0060fbe9" style:font-size-asian="12pt" style:font-size-complex="12pt"/>
    </style:style>
    <style:style style:name="P227" style:family="paragraph" style:parent-style-name="Standard" style:list-style-name="L1">
      <style:text-properties fo:color="#000000" style:font-name="Liberation Serif" fo:font-size="12pt" officeooo:rsid="005dc518" officeooo:paragraph-rsid="005dc518" style:font-size-asian="12pt" style:font-size-complex="12pt"/>
    </style:style>
    <style:style style:name="P228" style:family="paragraph" style:parent-style-name="Standard" style:list-style-name="L1">
      <style:text-properties fo:color="#000000" style:font-name="Liberation Serif" fo:font-size="12pt" fo:font-weight="normal" style:font-size-asian="12pt" style:font-weight-asian="normal" style:font-size-complex="12pt" style:font-weight-complex="normal"/>
    </style:style>
    <style:style style:name="P229" style:family="paragraph" style:parent-style-name="Standard" style:list-style-name="L1">
      <style:text-properties fo:color="#000000" style:font-name="Liberation Serif" fo:font-size="12pt" fo:font-weight="normal" officeooo:paragraph-rsid="002081f4" style:font-size-asian="12pt" style:font-weight-asian="normal" style:font-size-complex="12pt" style:font-weight-complex="normal"/>
    </style:style>
    <style:style style:name="P230" style:family="paragraph" style:parent-style-name="Standard" style:list-style-name="L1">
      <style:text-properties fo:color="#000000" style:font-name="Liberation Serif" fo:font-size="12pt" fo:font-weight="normal" officeooo:rsid="00229583" officeooo:paragraph-rsid="00229583" style:font-size-asian="12pt" style:font-weight-asian="normal" style:font-size-complex="12pt" style:font-weight-complex="normal"/>
    </style:style>
    <style:style style:name="P231" style:family="paragraph" style:parent-style-name="Standard" style:list-style-name="L22">
      <style:text-properties fo:color="#000000" style:font-name="Liberation Serif" fo:font-size="12pt" fo:font-weight="normal" officeooo:rsid="00229583" officeooo:paragraph-rsid="00229583" style:font-size-asian="12pt" style:font-weight-asian="normal" style:font-size-complex="12pt" style:font-weight-complex="normal"/>
    </style:style>
    <style:style style:name="P232" style:family="paragraph" style:parent-style-name="Standard" style:list-style-name="L1">
      <style:text-properties fo:color="#000000" style:font-name="Liberation Serif" fo:font-size="12pt" style:text-underline-style="solid" style:text-underline-width="auto" style:text-underline-color="font-color" fo:font-weight="bold" officeooo:rsid="0059b257" officeooo:paragraph-rsid="0059b257" style:font-size-asian="12pt" style:font-weight-asian="bold" style:font-size-complex="12pt" style:font-weight-complex="bold"/>
    </style:style>
    <style:style style:name="P233" style:family="paragraph" style:parent-style-name="Standard" style:list-style-name="L1">
      <style:text-properties fo:color="#000000" style:font-name="Liberation Serif" fo:font-size="12pt" fo:font-weight="bold" officeooo:rsid="005dc518" officeooo:paragraph-rsid="005dc518" style:font-size-asian="12pt" style:font-weight-asian="bold" style:font-size-complex="12pt" style:font-weight-complex="bold"/>
    </style:style>
    <style:style style:name="P234" style:family="paragraph" style:parent-style-name="Standard" style:list-style-name="L1">
      <style:text-properties fo:color="#000000" style:font-name="Liberation Serif" fo:font-size="11pt" officeooo:rsid="0032afea" officeooo:paragraph-rsid="00843449" style:font-size-asian="11pt" style:font-size-complex="11pt"/>
    </style:style>
    <style:style style:name="P235" style:family="paragraph" style:parent-style-name="Standard" style:list-style-name="L1">
      <style:text-properties fo:color="#000000" style:font-name="Liberation Serif" fo:font-size="11pt" officeooo:rsid="00345300" officeooo:paragraph-rsid="00843449" style:font-size-asian="11pt" style:font-size-complex="11pt"/>
    </style:style>
    <style:style style:name="P236" style:family="paragraph" style:parent-style-name="Standard" style:list-style-name="L1">
      <style:text-properties fo:color="#000000" style:font-name="Liberation Serif" fo:font-size="14pt" style:text-underline-style="solid" style:text-underline-width="auto" style:text-underline-color="font-color" fo:font-weight="bold" officeooo:rsid="005d1465" officeooo:paragraph-rsid="005d1465" style:font-size-asian="14pt" style:font-weight-asian="bold" style:font-size-complex="14pt" style:font-weight-complex="bold"/>
    </style:style>
    <style:style style:name="P237" style:family="paragraph" style:parent-style-name="Standard" style:list-style-name="L14">
      <style:text-properties style:font-name="Liberation Serif" fo:font-size="12pt" style:font-size-asian="12pt" style:font-size-complex="12pt"/>
    </style:style>
    <style:style style:name="P238" style:family="paragraph" style:parent-style-name="Standard" style:list-style-name="L1">
      <style:text-properties style:font-name="Liberation Serif" fo:font-size="12pt" style:font-size-asian="12pt" style:font-size-complex="12pt"/>
    </style:style>
    <style:style style:name="P239" style:family="paragraph" style:parent-style-name="Standard" style:list-style-name="L1">
      <style:text-properties style:font-name="Liberation Serif" fo:font-size="12pt" officeooo:paragraph-rsid="00843449" style:font-size-asian="12pt" style:font-size-complex="12pt"/>
    </style:style>
    <style:style style:name="P240" style:family="paragraph" style:parent-style-name="Standard" style:list-style-name="L1">
      <style:text-properties style:font-name="Liberation Serif" fo:font-size="12pt" officeooo:rsid="00b49590" officeooo:paragraph-rsid="00b49590" style:font-size-asian="12pt" style:font-size-complex="12pt"/>
    </style:style>
    <style:style style:name="P241" style:family="paragraph" style:parent-style-name="Standard" style:list-style-name="L1">
      <style:text-properties style:font-name="Liberation Serif" fo:font-size="12pt" officeooo:rsid="003a1a54" officeooo:paragraph-rsid="003a1a54" style:font-size-asian="12pt" style:font-size-complex="12pt"/>
    </style:style>
    <style:style style:name="P242" style:family="paragraph" style:parent-style-name="Standard" style:list-style-name="L1">
      <style:text-properties style:font-name="Liberation Serif" fo:font-size="12pt" officeooo:rsid="003a7d6a" officeooo:paragraph-rsid="003a7d6a" style:font-size-asian="12pt" style:font-size-complex="12pt"/>
    </style:style>
    <style:style style:name="P243" style:family="paragraph" style:parent-style-name="Standard" style:list-style-name="L1">
      <style:text-properties style:font-name="Liberation Serif" fo:font-size="12pt" officeooo:rsid="003a7d37" officeooo:paragraph-rsid="003a7d37" style:font-size-asian="12pt" style:font-size-complex="12pt"/>
    </style:style>
    <style:style style:name="P244" style:family="paragraph" style:parent-style-name="Standard" style:list-style-name="L30">
      <style:text-properties style:font-name="Liberation Serif" fo:font-size="12pt" officeooo:paragraph-rsid="00456fd6" style:font-size-asian="12pt" style:font-size-complex="12pt"/>
    </style:style>
    <style:style style:name="P245" style:family="paragraph" style:parent-style-name="Standard" style:list-style-name="L1">
      <style:text-properties style:font-name="Liberation Serif" fo:font-size="12pt" officeooo:rsid="00e06ce1" officeooo:paragraph-rsid="00e06ce1" style:font-size-asian="12pt" style:font-size-complex="12pt"/>
    </style:style>
    <style:style style:name="P246" style:family="paragraph" style:parent-style-name="Standard" style:list-style-name="L1">
      <style:text-properties fo:font-size="14pt" style:text-underline-style="solid" style:text-underline-width="auto" style:text-underline-color="font-color" fo:font-weight="bold" officeooo:rsid="007ed7b6" officeooo:paragraph-rsid="007ed7b6" style:font-size-asian="14pt" style:font-weight-asian="bold" style:font-size-complex="14pt" style:font-weight-complex="bold"/>
    </style:style>
    <style:style style:name="P247" style:family="paragraph" style:parent-style-name="Standard" style:list-style-name="L1">
      <style:text-properties fo:font-size="14pt" style:text-underline-style="solid" style:text-underline-width="auto" style:text-underline-color="font-color" fo:font-weight="bold" officeooo:rsid="003253fa" officeooo:paragraph-rsid="00843449" style:font-size-asian="14pt" style:font-weight-asian="bold" style:font-size-complex="14pt" style:font-weight-complex="bold"/>
    </style:style>
    <style:style style:name="P248" style:family="paragraph" style:parent-style-name="Standard" style:list-style-name="L1">
      <style:text-properties fo:font-size="14pt" style:text-underline-style="solid" style:text-underline-width="auto" style:text-underline-color="font-color" fo:font-weight="bold" officeooo:rsid="002bad78" officeooo:paragraph-rsid="002bad78" style:font-size-asian="14pt" style:font-weight-asian="bold" style:font-size-complex="14pt" style:font-weight-complex="bold"/>
    </style:style>
    <style:style style:name="P249" style:family="paragraph" style:parent-style-name="Standard" style:list-style-name="L1">
      <style:text-properties fo:font-size="14pt" style:text-underline-style="solid" style:text-underline-width="auto" style:text-underline-color="font-color" fo:font-weight="bold" officeooo:rsid="002cd06b" officeooo:paragraph-rsid="002cd06b" style:font-size-asian="14pt" style:font-weight-asian="bold" style:font-size-complex="14pt" style:font-weight-complex="bold"/>
    </style:style>
    <style:style style:name="P250" style:family="paragraph" style:parent-style-name="Standard" style:list-style-name="L1">
      <style:text-properties fo:font-size="14pt" fo:font-weight="bold" officeooo:rsid="008a1d4b" officeooo:paragraph-rsid="008a1d4b" style:font-size-asian="14pt" style:font-weight-asian="bold" style:font-size-complex="14pt" style:font-weight-complex="bold"/>
    </style:style>
    <style:style style:name="P251" style:family="paragraph" style:parent-style-name="Standard" style:list-style-name="L20"/>
    <style:style style:name="P252" style:family="paragraph" style:parent-style-name="Standard" style:list-style-name="L24">
      <style:text-properties officeooo:paragraph-rsid="00199e05"/>
    </style:style>
    <style:style style:name="P253" style:family="paragraph" style:parent-style-name="Standard" style:list-style-name="L27"/>
    <style:style style:name="P254" style:family="paragraph" style:parent-style-name="Standard" style:list-style-name="L1">
      <style:text-properties fo:font-size="18pt" style:text-underline-style="solid" style:text-underline-width="auto" style:text-underline-color="font-color" fo:font-weight="bold" officeooo:rsid="00b4df01" officeooo:paragraph-rsid="00b4df01" style:font-size-asian="18pt" style:font-weight-asian="bold" style:font-size-complex="18pt" style:font-weight-complex="bold"/>
    </style:style>
    <style:style style:name="P255" style:family="paragraph" style:parent-style-name="Text_20_body" style:list-style-name="L30">
      <style:text-properties officeooo:paragraph-rsid="00456fd6"/>
    </style:style>
    <style:style style:name="P256" style:family="paragraph" style:parent-style-name="Text_20_body" style:list-style-name="L30">
      <style:text-properties style:font-name="Liberation Serif" fo:font-size="12pt" officeooo:paragraph-rsid="00458ad6" style:font-size-asian="12pt" style:font-size-complex="12pt"/>
    </style:style>
    <style:style style:name="P257" style:family="paragraph" style:parent-style-name="Text_20_body" style:list-style-name="L1">
      <style:text-properties officeooo:paragraph-rsid="00b221f2"/>
    </style:style>
    <style:style style:name="P258" style:family="paragraph" style:parent-style-name="Text_20_body" style:list-style-name="L1">
      <style:text-properties fo:font-variant="normal" fo:text-transform="none" fo:color="#000000" style:font-name="Liberation Serif" fo:font-size="12pt" fo:letter-spacing="normal" fo:font-style="normal" fo:font-weight="normal" officeooo:rsid="009dc14a" officeooo:paragraph-rsid="009dc14a" style:font-size-asian="12pt" style:font-size-complex="12pt"/>
    </style:style>
    <style:style style:name="P259" style:family="paragraph" style:parent-style-name="Text_20_body" style:list-style-name="L1">
      <style:text-properties fo:font-size="18pt" style:text-underline-style="solid" style:text-underline-width="auto" style:text-underline-color="font-color" fo:font-weight="bold" officeooo:rsid="00b69400" officeooo:paragraph-rsid="00b69400" style:font-size-asian="18pt" style:font-weight-asian="bold" style:font-size-complex="18pt" style:font-weight-complex="bold"/>
    </style:style>
    <style:style style:name="P260" style:family="paragraph" style:parent-style-name="Text_20_body" style:list-style-name="L1">
      <style:paragraph-properties fo:margin-top="0cm" fo:margin-bottom="0cm" loext:contextual-spacing="false"/>
      <style:text-properties officeooo:paragraph-rsid="002bad78"/>
    </style:style>
    <style:style style:name="P261" style:family="paragraph" style:parent-style-name="Text_20_body" style:list-style-name="L33">
      <style:paragraph-properties fo:margin-top="0cm" fo:margin-bottom="0cm" loext:contextual-spacing="false"/>
      <style:text-properties fo:font-size="12pt" officeooo:paragraph-rsid="002bad78" style:font-size-asian="12pt" style:font-size-complex="12pt"/>
    </style:style>
    <style:style style:name="P262" style:family="paragraph" style:parent-style-name="Text_20_body" style:list-style-name="L33">
      <style:paragraph-properties fo:margin-top="0cm" fo:margin-bottom="0cm" loext:contextual-spacing="false"/>
      <style:text-properties fo:font-size="12pt" officeooo:paragraph-rsid="00579631" style:font-size-asian="12pt" style:font-size-complex="12pt"/>
    </style:style>
    <style:style style:name="P263" style:family="paragraph" style:parent-style-name="Text_20_body" style:list-style-name="L1">
      <style:paragraph-properties fo:margin-top="0cm" fo:margin-bottom="0cm" loext:contextual-spacing="false"/>
      <style:text-properties fo:font-size="12pt" style:text-underline-style="none" fo:font-weight="normal" officeooo:rsid="00c2ce84" officeooo:paragraph-rsid="00c2ce84" style:font-size-asian="10.5pt" style:font-weight-asian="normal" style:font-size-complex="12pt" style:font-weight-complex="normal"/>
    </style:style>
    <style:style style:name="P264" style:family="paragraph" style:parent-style-name="Text_20_body" style:list-style-name="L1">
      <style:paragraph-properties fo:margin-top="0cm" fo:margin-bottom="0cm" loext:contextual-spacing="false"/>
      <style:text-properties fo:font-size="12pt" style:text-underline-style="none" fo:font-weight="normal" officeooo:rsid="00dadc1c" officeooo:paragraph-rsid="00dadc1c" style:font-size-asian="10.5pt" style:font-weight-asian="normal" style:font-size-complex="12pt" style:font-weight-complex="normal"/>
    </style:style>
    <style:style style:name="P265" style:family="paragraph" style:parent-style-name="Text_20_body" style:list-style-name="L1">
      <style:paragraph-properties fo:margin-top="0cm" fo:margin-bottom="0cm" loext:contextual-spacing="false"/>
      <style:text-properties fo:font-size="12pt" style:text-underline-style="none" fo:font-weight="normal" officeooo:rsid="00dbae66" officeooo:paragraph-rsid="00dbae66" style:font-size-asian="10.5pt" style:font-weight-asian="normal" style:font-size-complex="12pt" style:font-weight-complex="normal"/>
    </style:style>
    <style:style style:name="P266" style:family="paragraph" style:parent-style-name="Text_20_body" style:list-style-name="L1">
      <style:paragraph-properties fo:margin-top="0cm" fo:margin-bottom="0cm" loext:contextual-spacing="false"/>
      <style:text-properties fo:font-size="12pt" style:text-underline-style="none" fo:font-weight="normal" officeooo:rsid="00dd4491" officeooo:paragraph-rsid="00dd4491" style:font-size-asian="10.5pt" style:font-weight-asian="normal" style:font-size-complex="12pt" style:font-weight-complex="normal"/>
    </style:style>
    <style:style style:name="P267" style:family="paragraph" style:parent-style-name="Text_20_body" style:list-style-name="L34">
      <style:paragraph-properties fo:margin-top="0cm" fo:margin-bottom="0cm" loext:contextual-spacing="false" fo:text-align="start" style:justify-single-word="false" fo:orphans="2" fo:widows="2"/>
    </style:style>
    <style:style style:name="P268" style:family="paragraph" style:parent-style-name="Text_20_body" style:list-style-name="L34">
      <style:paragraph-properties fo:margin-top="0cm" fo:margin-bottom="0cm" loext:contextual-spacing="false" fo:text-align="start" style:justify-single-word="false" fo:orphans="2" fo:widows="2"/>
      <style:text-properties officeooo:paragraph-rsid="005b8f03"/>
    </style:style>
    <style:style style:name="P269" style:family="paragraph" style:parent-style-name="Text_20_body" style:list-style-name="L34">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fo:font-weight="normal" officeooo:rsid="005b8f03" officeooo:paragraph-rsid="005b8f03" style:font-size-asian="12pt" style:font-size-complex="12pt"/>
    </style:style>
    <style:style style:name="P270" style:family="paragraph" style:parent-style-name="Text_20_body" style:list-style-name="L34">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fo:font-weight="normal" officeooo:rsid="005cc881" officeooo:paragraph-rsid="005cc881" style:font-size-asian="12pt" style:font-size-complex="12pt"/>
    </style:style>
    <style:style style:name="P271" style:family="paragraph" style:parent-style-name="Text_20_body" style:list-style-name="L34">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fo:font-weight="normal" officeooo:rsid="00dacec6" officeooo:paragraph-rsid="00dacec6" style:font-size-asian="12pt" style:font-size-complex="12pt"/>
    </style:style>
    <style:style style:name="P272" style:family="paragraph" style:parent-style-name="Text_20_body" style:list-style-name="L34">
      <style:paragraph-properties fo:margin-top="0cm" fo:margin-bottom="0cm" loext:contextual-spacing="false" fo:text-align="start" style:justify-single-word="false" fo:orphans="2" fo:widows="2"/>
      <style:text-properties officeooo:rsid="005b8f03" officeooo:paragraph-rsid="005b8f03"/>
    </style:style>
    <style:style style:name="P273" style:family="paragraph" style:parent-style-name="Text_20_body" style:list-style-name="L34">
      <style:paragraph-properties fo:margin-top="0cm" fo:margin-bottom="0cm" loext:contextual-spacing="false" fo:text-align="start" style:justify-single-word="false" fo:orphans="2" fo:widows="2"/>
      <style:text-properties style:font-name="Liberation Serif" fo:font-size="12pt" officeooo:rsid="005cc881" officeooo:paragraph-rsid="005cc881" style:font-size-asian="12pt" style:font-size-complex="12pt"/>
    </style:style>
    <style:style style:name="P274" style:family="paragraph" style:parent-style-name="Text_20_body" style:list-style-name="L1">
      <style:paragraph-properties fo:margin-top="0cm" fo:margin-bottom="0cm" loext:contextual-spacing="false"/>
      <style:text-properties officeooo:rsid="00b69400" officeooo:paragraph-rsid="00b69400"/>
    </style:style>
    <style:style style:name="P275" style:family="paragraph" style:parent-style-name="Text_20_body" style:list-style-name="L1">
      <style:paragraph-properties fo:margin-top="0cm" fo:margin-bottom="0cm" loext:contextual-spacing="false"/>
      <style:text-properties fo:font-size="16pt" style:text-underline-style="solid" style:text-underline-width="auto" style:text-underline-color="font-color" fo:font-weight="bold" officeooo:rsid="00b7d8de" officeooo:paragraph-rsid="00b7d8de" style:font-size-asian="16pt" style:font-weight-asian="bold" style:font-size-complex="16pt" style:font-weight-complex="bold"/>
    </style:style>
    <style:style style:name="P276" style:family="paragraph" style:parent-style-name="Text_20_body" style:list-style-name="L1">
      <style:paragraph-properties fo:margin-top="0cm" fo:margin-bottom="0cm" loext:contextual-spacing="false"/>
      <style:text-properties officeooo:rsid="00b7d8de" officeooo:paragraph-rsid="00b7d8de"/>
    </style:style>
    <style:style style:name="P277" style:family="paragraph" style:parent-style-name="Text_20_body" style:list-style-name="L1">
      <style:paragraph-properties fo:margin-top="0cm" fo:margin-bottom="0cm" loext:contextual-spacing="false"/>
      <style:text-properties fo:font-size="18pt" style:text-underline-style="solid" style:text-underline-width="auto" style:text-underline-color="font-color" fo:font-weight="bold" officeooo:rsid="00c2ce84" officeooo:paragraph-rsid="00c2ce84" style:font-size-asian="18pt" style:font-weight-asian="bold" style:font-size-complex="18pt" style:font-weight-complex="bold"/>
    </style:style>
    <style:style style:name="P278" style:family="paragraph" style:parent-style-name="Text_20_body" style:list-style-name="L1">
      <style:paragraph-properties fo:margin-top="0cm" fo:margin-bottom="0cm" loext:contextual-spacing="false"/>
      <style:text-properties fo:font-size="14pt" style:text-underline-style="none" fo:font-weight="bold" officeooo:rsid="00dadc1c" officeooo:paragraph-rsid="00dadc1c" style:font-size-asian="14pt" style:font-weight-asian="bold" style:font-size-complex="14pt" style:font-weight-complex="bold"/>
    </style:style>
    <style:style style:name="T1" style:family="text">
      <style:text-properties officeooo:rsid="0013e7a5"/>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f8144" style:font-weight-asian="bold" style:font-weight-complex="bold"/>
    </style:style>
    <style:style style:name="T9" style:family="text">
      <style:text-properties fo:font-weight="bold" officeooo:rsid="002081f4" style:font-weight-asian="bold" style:font-weight-complex="bold"/>
    </style:style>
    <style:style style:name="T10" style:family="text">
      <style:text-properties fo:font-weight="bold" officeooo:rsid="003e11fe" style:font-weight-asian="bold" style:font-weight-complex="bold"/>
    </style:style>
    <style:style style:name="T11" style:family="text">
      <style:text-properties fo:font-weight="bold" officeooo:rsid="0054951b" style:font-weight-asian="bold" style:font-weight-complex="bold"/>
    </style:style>
    <style:style style:name="T12" style:family="text">
      <style:text-properties fo:font-weight="bold" officeooo:rsid="005eff0b" style:font-weight-asian="bold" style:font-weight-complex="bold"/>
    </style:style>
    <style:style style:name="T13" style:family="text">
      <style:text-properties fo:font-weight="bold" officeooo:rsid="0053bece" style:font-weight-asian="bold" style:font-weight-complex="bold"/>
    </style:style>
    <style:style style:name="T14" style:family="text">
      <style:text-properties fo:font-weight="bold" officeooo:rsid="00a4792e" style:font-weight-asian="bold" style:font-weight-complex="bold"/>
    </style:style>
    <style:style style:name="T15" style:family="text">
      <style:text-properties fo:font-weight="bold" officeooo:rsid="00a94a9b" style:font-weight-asian="bold" style:font-weight-complex="bold"/>
    </style:style>
    <style:style style:name="T16" style:family="text">
      <style:text-properties fo:font-weight="bold" officeooo:rsid="00ace909" style:font-weight-asian="bold" style:font-weight-complex="bold"/>
    </style:style>
    <style:style style:name="T17" style:family="text">
      <style:text-properties fo:font-weight="bold" officeooo:rsid="00c57ef5" style:font-weight-asian="bold" style:font-weight-complex="bold"/>
    </style:style>
    <style:style style:name="T18" style:family="text">
      <style:text-properties fo:font-weight="bold" officeooo:rsid="00cabec5" style:font-weight-asian="bold" style:font-weight-complex="bold"/>
    </style:style>
    <style:style style:name="T19" style:family="text">
      <style:text-properties fo:font-weight="bold" officeooo:rsid="008b8971" style:font-size-asian="12pt" style:font-weight-asian="bold" style:font-size-complex="12pt" style:font-weight-complex="bold"/>
    </style:style>
    <style:style style:name="T20" style:family="text">
      <style:text-properties officeooo:rsid="00171e9a"/>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054951b" style:font-weight-asian="normal" style:font-weight-complex="normal"/>
    </style:style>
    <style:style style:name="T24" style:family="text">
      <style:text-properties fo:font-weight="normal" officeooo:rsid="003b0c01"/>
    </style:style>
    <style:style style:name="T25" style:family="text">
      <style:text-properties fo:font-weight="normal" officeooo:rsid="0046b05e"/>
    </style:style>
    <style:style style:name="T26" style:family="text">
      <style:text-properties fo:font-variant="normal" fo:text-transform="none" fo:color="#242729" style:font-name="inherit" fo:font-size="12pt" fo:letter-spacing="normal" fo:font-style="normal" fo:font-weight="normal" fo:background-color="transparent" loext:char-shading-value="0" style:font-size-asian="12pt" style:font-size-complex="12pt" loext:padding="0cm" loext:border="none"/>
    </style:style>
    <style:style style:name="T27" style:family="text">
      <style:text-properties fo:font-variant="normal" fo:text-transform="none" fo:color="#242729" style:font-name="Consolas" fo:font-size="9.75pt" fo:letter-spacing="normal" fo:font-style="normal" fo:font-weight="normal" loext:padding="0cm" loext:border="none"/>
    </style:style>
    <style:style style:name="T28" style:family="text">
      <style:text-properties fo:font-variant="normal" fo:text-transform="none" fo:color="#242729" style:font-name="Consolas" fo:font-size="12pt" fo:letter-spacing="normal" fo:font-style="normal" fo:font-weight="normal" fo:background-color="transparent" loext:char-shading-value="0" style:font-size-asian="12pt" style:font-size-complex="12pt" loext:padding="0cm" loext:border="none"/>
    </style:style>
    <style:style style:name="T29" style:family="text">
      <style:text-properties fo:font-variant="normal" fo:text-transform="none" fo:color="#242729" style:font-name="Arial" fo:font-size="11.25pt" fo:letter-spacing="normal" fo:font-style="normal" fo:font-weight="normal"/>
    </style:style>
    <style:style style:name="T30" style:family="text">
      <style:text-properties fo:font-variant="normal" fo:text-transform="none" fo:color="#242729" style:font-name="Arial" fo:font-size="11.25pt" fo:letter-spacing="normal" fo:font-style="normal" fo:font-weight="normal" loext:padding="0cm" loext:border="none"/>
    </style:style>
    <style:style style:name="T31" style:family="text">
      <style:text-properties fo:font-variant="normal" fo:text-transform="none" fo:color="#242729" style:font-name="Arial" fo:font-size="11.25pt" fo:letter-spacing="normal" fo:font-style="normal" fo:font-weight="bold" loext:padding="0cm" loext:border="none"/>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fo:font-weight="bold" style:font-weight-asian="bold" style:font-weight-complex="bold"/>
    </style:style>
    <style:style style:name="T34" style:family="text">
      <style:text-properties fo:font-variant="normal" fo:text-transform="none" fo:letter-spacing="normal" fo:font-style="normal" fo:font-weight="bold" officeooo:rsid="00363db3" style:font-weight-asian="bold" style:font-weight-complex="bold"/>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letter-spacing="normal" fo:font-style="normal" fo:font-weight="normal" officeooo:rsid="00345300"/>
    </style:style>
    <style:style style:name="T37" style:family="text">
      <style:text-properties fo:font-variant="normal" fo:text-transform="none" fo:letter-spacing="normal" fo:font-style="normal" fo:font-weight="normal" officeooo:rsid="00363db3"/>
    </style:style>
    <style:style style:name="T38" style:family="text">
      <style:text-properties fo:font-variant="normal" fo:text-transform="none" fo:letter-spacing="normal" fo:font-style="italic" fo:font-weight="normal"/>
    </style:style>
    <style:style style:name="T39" style:family="text">
      <style:text-properties fo:font-variant="normal" fo:text-transform="none" fo:letter-spacing="normal" fo:font-style="italic" fo:font-weight="bold" style:font-weight-asian="bold" style:font-weight-complex="bold"/>
    </style:style>
    <style:style style:name="T40" style:family="text">
      <style:text-properties fo:font-variant="normal" fo:text-transform="none" fo:color="#000000" style:font-name="Liberation Serif" fo:font-size="11pt" fo:letter-spacing="normal" fo:font-style="normal" fo:font-weight="normal" style:font-size-asian="11pt" style:font-size-complex="11pt"/>
    </style:style>
    <style:style style:name="T41" style:family="text">
      <style:text-properties fo:font-variant="normal" fo:text-transform="none" fo:color="#000000" style:font-name="Liberation Serif" fo:font-size="11pt" fo:letter-spacing="normal" fo:font-style="italic" fo:font-weight="normal" style:font-size-asian="11pt" style:font-size-complex="11pt"/>
    </style:style>
    <style:style style:name="T42" style:family="text">
      <style:text-properties fo:font-variant="normal" fo:text-transform="none" fo:color="#000000" style:font-name="Liberation Serif" fo:font-size="12pt" fo:letter-spacing="normal" fo:font-style="normal" fo:font-weight="normal"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3e11fe"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456fd6"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4bd759"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2bad78"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5b8f03"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9410d0"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97392d" style:font-size-asian="12pt" style:font-size-complex="12pt"/>
    </style:style>
    <style:style style:name="T50" style:family="text">
      <style:text-properties fo:font-variant="normal" fo:text-transform="none" fo:color="#000000" style:font-name="Liberation Serif" fo:font-size="12pt" fo:letter-spacing="normal" fo:font-style="normal" fo:font-weight="normal" officeooo:rsid="009b6542"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0beff79" style:font-size-asian="12pt" style:font-size-complex="12pt"/>
    </style:style>
    <style:style style:name="T52" style:family="text">
      <style:text-properties fo:font-variant="normal" fo:text-transform="none" fo:color="#000000" style:font-name="Liberation Serif" fo:font-size="12pt" fo:letter-spacing="normal" fo:font-style="normal" fo:font-weight="normal" officeooo:rsid="00b13852"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b13663"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55" style:family="text">
      <style:text-properties fo:font-variant="normal" fo:text-transform="none" fo:color="#000000" style:font-name="Liberation Serif" fo:font-size="12pt" fo:letter-spacing="normal" fo:font-style="normal" fo:font-weight="bold" officeooo:rsid="004bd759" style:font-size-asian="12pt" style:font-weight-asian="bold" style:font-size-complex="12pt" style:font-weight-complex="bold"/>
    </style:style>
    <style:style style:name="T56" style:family="text">
      <style:text-properties fo:font-variant="normal" fo:text-transform="none" fo:color="#000000" style:font-name="Liberation Serif" fo:font-size="12pt" fo:letter-spacing="normal" fo:font-style="normal" fo:font-weight="bold" officeooo:rsid="002bad78" style:font-size-asian="12pt" style:font-weight-asian="bold" style:font-size-complex="12pt" style:font-weight-complex="bold"/>
    </style:style>
    <style:style style:name="T57" style:family="text">
      <style:text-properties fo:font-variant="normal" fo:text-transform="none" fo:color="#000000" style:font-name="Liberation Serif" fo:font-size="12pt" fo:letter-spacing="normal" fo:font-style="normal" fo:font-weight="bold" officeooo:rsid="0097392d" style:font-size-asian="12pt" style:font-weight-asian="bold" style:font-size-complex="12pt" style:font-weight-complex="bold"/>
    </style:style>
    <style:style style:name="T58" style:family="text">
      <style:text-properties fo:font-variant="normal" fo:text-transform="none" fo:color="#000000" style:font-name="Liberation Serif" fo:font-size="12pt" fo:letter-spacing="normal" fo:font-style="normal" fo:font-weight="bold" officeooo:rsid="00beff79" style:font-size-asian="12pt" style:font-weight-asian="bold" style:font-size-complex="12pt" style:font-weight-complex="bold"/>
    </style:style>
    <style:style style:name="T59" style:family="text">
      <style:text-properties fo:font-variant="normal" fo:text-transform="none" fo:color="#000000" style:font-name="Liberation Serif" fo:font-size="12pt" fo:letter-spacing="normal" fo:font-style="normal" fo:font-weight="bold" officeooo:rsid="00b13663" style:font-size-asian="12pt" style:font-weight-asian="bold" style:font-size-complex="12pt" style:font-weight-complex="bold"/>
    </style:style>
    <style:style style:name="T60" style:family="text">
      <style:text-properties fo:font-variant="normal" fo:text-transform="none" fo:color="#000000" style:font-name="Liberation Serif" fo:font-size="12pt" fo:letter-spacing="normal" fo:font-style="italic" fo:font-weight="normal" style:font-size-asian="12pt" style:font-size-complex="12pt"/>
    </style:style>
    <style:style style:name="T61" style:family="text">
      <style:text-properties fo:font-variant="normal" fo:text-transform="none" fo:color="#000000" style:font-name="Liberation Serif" fo:font-size="12pt" fo:letter-spacing="normal" fo:font-style="italic" fo:font-weight="normal" officeooo:rsid="003e11fe" style:font-size-asian="12pt" style:font-size-complex="12pt"/>
    </style:style>
    <style:style style:name="T62" style:family="text">
      <style:text-properties fo:font-variant="normal" fo:text-transform="none" fo:color="#000000" style:font-name="Liberation Serif" fo:font-size="12pt" fo:letter-spacing="normal" fo:font-style="italic" fo:font-weight="normal" officeooo:rsid="00456fd6" style:font-size-asian="12pt" style:font-size-complex="12pt"/>
    </style:style>
    <style:style style:name="T63" style:family="text">
      <style:text-properties fo:font-variant="normal" fo:text-transform="none" fo:color="#000000" style:font-name="Liberation Serif" fo:font-size="12pt" fo:letter-spacing="normal" fo:font-weight="normal" style:font-size-asian="12pt" style:font-size-complex="12pt"/>
    </style:style>
    <style:style style:name="T64" style:family="text">
      <style:text-properties fo:font-variant="normal" fo:text-transform="none" fo:color="#000000" style:font-name="Liberation Serif" fo:letter-spacing="normal" fo:font-style="normal" fo:font-weight="normal"/>
    </style:style>
    <style:style style:name="T65" style:family="text">
      <style:text-properties fo:font-variant="normal" fo:text-transform="none" fo:color="#000000" style:font-name="Liberation Serif" fo:letter-spacing="normal" fo:font-style="normal" fo:font-weight="normal" officeooo:rsid="002bad78"/>
    </style:style>
    <style:style style:name="T66" style:family="text">
      <style:text-properties fo:font-variant="normal" fo:text-transform="none" fo:color="#000000" style:font-name="Liberation Serif" fo:letter-spacing="normal" fo:font-style="normal" fo:font-weight="normal" officeooo:rsid="0057ee57"/>
    </style:style>
    <style:style style:name="T67" style:family="text">
      <style:text-properties fo:font-variant="normal" fo:text-transform="none" fo:color="#000000" style:font-name="Liberation Serif" fo:letter-spacing="normal" fo:font-style="normal" fo:font-weight="normal" officeooo:rsid="00579631"/>
    </style:style>
    <style:style style:name="T68" style:family="text">
      <style:text-properties fo:font-variant="normal" fo:text-transform="none" fo:color="#000000" style:font-name="Liberation Serif" fo:letter-spacing="normal" fo:font-style="normal" fo:font-weight="normal" officeooo:rsid="001dfa05"/>
    </style:style>
    <style:style style:name="T69" style:family="text">
      <style:text-properties fo:font-variant="normal" fo:text-transform="none" fo:color="#000000" style:font-name="Liberation Serif" fo:letter-spacing="normal" officeooo:rsid="001dfa05"/>
    </style:style>
    <style:style style:name="T70" style:family="text">
      <style:text-properties fo:font-variant="normal" fo:text-transform="none" fo:color="#000000" style:font-name="Liberation Serif" fo:font-size="13pt" fo:letter-spacing="normal" fo:font-style="normal" style:text-underline-style="none" fo:font-weight="normal" officeooo:rsid="00860078" style:font-size-asian="11.3500003814697pt" style:font-weight-asian="normal" style:font-size-complex="13pt" style:font-weight-complex="normal"/>
    </style:style>
    <style:style style:name="T71" style:family="text">
      <style:text-properties fo:font-variant="normal" fo:text-transform="none" fo:color="#000000" style:font-name="Liberation Serif" fo:font-size="13pt" fo:letter-spacing="normal" fo:font-style="normal" style:text-underline-style="none" fo:font-weight="normal" officeooo:rsid="0086e3e0" style:font-size-asian="11.3500003814697pt" style:font-weight-asian="normal" style:font-size-complex="13pt" style:font-weight-complex="normal"/>
    </style:style>
    <style:style style:name="T72" style:family="text">
      <style:text-properties fo:font-variant="normal" fo:text-transform="none" fo:color="#000000" style:font-name="Liberation Serif" fo:font-size="13pt" fo:letter-spacing="normal" fo:font-style="normal" style:text-underline-style="none" fo:font-weight="normal" officeooo:rsid="0088e32f" style:font-size-asian="11.3500003814697pt" style:font-weight-asian="normal" style:font-size-complex="13pt" style:font-weight-complex="normal"/>
    </style:style>
    <style:style style:name="T73" style:family="text">
      <style:text-properties fo:font-variant="normal" fo:text-transform="none" fo:color="#000000" style:font-name="Liberation Serif" fo:font-size="13pt" fo:letter-spacing="normal" fo:font-style="normal" style:text-underline-style="none" fo:font-weight="normal" style:font-size-asian="13pt" style:font-weight-asian="normal" style:font-size-complex="13pt" style:font-weight-complex="normal"/>
    </style:style>
    <style:style style:name="T74" style:family="text">
      <style:text-properties fo:font-variant="normal" fo:text-transform="none" fo:color="#000000" style:font-name="Liberation Serif" fo:font-size="13pt" fo:letter-spacing="normal" fo:font-style="normal" style:text-underline-style="none" fo:font-weight="normal" officeooo:rsid="0086e3e0" style:font-size-asian="13pt" style:font-weight-asian="normal" style:font-size-complex="13pt" style:font-weight-complex="normal"/>
    </style:style>
    <style:style style:name="T75" style:family="text">
      <style:text-properties fo:font-variant="normal" fo:text-transform="none" fo:color="#000000" style:font-name="Liberation Serif" fo:font-size="13pt" fo:letter-spacing="normal" fo:font-style="normal" style:text-underline-style="none" fo:font-weight="normal" officeooo:rsid="00860078" style:font-size-asian="13pt" style:font-weight-asian="normal" style:font-size-complex="13pt" style:font-weight-complex="normal"/>
    </style:style>
    <style:style style:name="T76" style:family="text">
      <style:text-properties fo:font-variant="normal" fo:text-transform="none" fo:color="#000000" style:font-name="Liberation Serif" fo:font-size="13pt" fo:letter-spacing="normal" fo:font-style="normal" style:text-underline-style="none" fo:font-weight="normal" officeooo:rsid="0088e32f" style:font-size-asian="13pt" style:font-weight-asian="normal" style:font-size-complex="13pt" style:font-weight-complex="normal"/>
    </style:style>
    <style:style style:name="T77" style:family="text">
      <style:text-properties fo:font-variant="normal" fo:text-transform="none" fo:color="#000000" style:font-name="Liberation Serif" fo:font-size="13pt" fo:letter-spacing="normal" fo:font-style="normal" style:text-underline-style="none" fo:font-weight="bold" officeooo:rsid="00860078" style:font-size-asian="11.3500003814697pt" style:font-weight-asian="bold" style:font-size-complex="13pt" style:font-weight-complex="bold"/>
    </style:style>
    <style:style style:name="T78" style:family="text">
      <style:text-properties fo:font-variant="normal" fo:text-transform="none" fo:color="#000000" style:font-name="Liberation Serif" fo:font-size="14pt" fo:letter-spacing="normal" fo:font-style="normal" style:text-underline-style="none" fo:font-weight="normal" officeooo:rsid="00860078" style:font-size-asian="14pt" style:font-weight-asian="normal" style:font-size-complex="14pt" style:font-weight-complex="normal"/>
    </style:style>
    <style:style style:name="T79" style:family="text">
      <style:text-properties fo:font-variant="normal" fo:text-transform="none" fo:color="#000000" fo:letter-spacing="normal" fo:font-style="normal" fo:font-weight="normal"/>
    </style:style>
    <style:style style:name="T80" style:family="text">
      <style:text-properties fo:font-variant="normal" fo:text-transform="none" fo:color="#000000" fo:letter-spacing="normal" fo:font-style="normal" fo:font-weight="normal" officeooo:rsid="003a7d6a"/>
    </style:style>
    <style:style style:name="T81" style:family="text">
      <style:text-properties fo:font-variant="normal" fo:text-transform="none" fo:color="#000000" fo:letter-spacing="normal" fo:font-style="normal" fo:font-weight="normal" officeooo:rsid="00458ad6"/>
    </style:style>
    <style:style style:name="T82" style:family="text">
      <style:text-properties fo:font-variant="normal" fo:text-transform="none" fo:color="#000000" fo:letter-spacing="normal" fo:font-style="normal" fo:font-weight="bold" style:font-weight-asian="bold" style:font-weight-complex="bold"/>
    </style:style>
    <style:style style:name="T83" style:family="text">
      <style:text-properties fo:font-variant="normal" fo:text-transform="none" fo:color="#000000" fo:letter-spacing="normal" fo:font-style="normal" fo:font-weight="bold" officeooo:rsid="003a89d5" style:font-weight-asian="bold" style:font-weight-complex="bold"/>
    </style:style>
    <style:style style:name="T84" style:family="text">
      <style:text-properties fo:font-variant="normal" fo:text-transform="none" fo:color="#000000" fo:letter-spacing="normal" fo:font-style="normal" fo:font-weight="bold" officeooo:rsid="00458ad6" style:font-weight-asian="bold" style:font-weight-complex="bold"/>
    </style:style>
    <style:style style:name="T85" style:family="text">
      <style:text-properties fo:font-variant="normal" fo:text-transform="none" fo:color="#000000" fo:letter-spacing="normal" fo:font-style="italic" fo:font-weight="normal"/>
    </style:style>
    <style:style style:name="T86" style:family="text">
      <style:text-properties fo:font-variant="normal" fo:text-transform="none" fo:color="#000000" fo:letter-spacing="normal" fo:font-style="italic" fo:font-weight="normal" officeooo:rsid="00458ad6"/>
    </style:style>
    <style:style style:name="T87" style:family="text">
      <style:text-properties fo:font-variant="normal" fo:text-transform="none" fo:color="#000000" fo:letter-spacing="normal" fo:font-style="italic" fo:font-weight="normal" style:font-style-asian="italic" style:font-style-complex="italic"/>
    </style:style>
    <style:style style:name="T88" style:family="text">
      <style:text-properties fo:font-variant="normal" fo:text-transform="none" fo:color="#000000" fo:letter-spacing="normal" fo:font-style="italic" fo:font-weight="bold" style:font-weight-asian="bold" style:font-weight-complex="bold"/>
    </style:style>
    <style:style style:name="T89" style:family="text">
      <style:text-properties fo:font-variant="normal" fo:text-transform="none" fo:color="#000000" style:font-name="UbuntuMono" fo:letter-spacing="normal" fo:font-style="normal" fo:font-weight="normal"/>
    </style:style>
    <style:style style:name="T90" style:family="text">
      <style:text-properties fo:font-variant="normal" fo:text-transform="none" fo:color="#000000" style:font-name="UbuntuMono" fo:letter-spacing="normal" fo:font-style="normal" fo:font-weight="normal" officeooo:rsid="00456fd6"/>
    </style:style>
    <style:style style:name="T91" style:family="text">
      <style:text-properties fo:font-variant="normal" fo:text-transform="none" fo:color="#000000" style:font-name="UbuntuMono" fo:letter-spacing="normal" fo:font-style="normal" fo:font-weight="normal" officeooo:rsid="002bad78"/>
    </style:style>
    <style:style style:name="T92" style:family="text">
      <style:text-properties fo:font-variant="normal" fo:text-transform="none" fo:color="#000000" style:font-name="UbuntuMono" fo:letter-spacing="normal" fo:font-style="normal" fo:font-weight="bold" style:font-weight-asian="bold" style:font-weight-complex="bold"/>
    </style:style>
    <style:style style:name="T93" style:family="text">
      <style:text-properties fo:font-variant="normal" fo:text-transform="none" fo:color="#000000" style:font-name="Consolas1" fo:font-size="10pt" fo:letter-spacing="normal" fo:font-style="normal" fo:font-weight="normal" fo:background-color="#ffffff" loext:char-shading-value="0" style:font-size-asian="10pt" style:font-size-complex="10pt" loext:padding="0cm" loext:border="none"/>
    </style:style>
    <style:style style:name="T94" style:family="text">
      <style:text-properties fo:font-variant="normal" fo:text-transform="none" fo:color="#000000" style:font-name="Consolas1" fo:font-size="10pt" fo:letter-spacing="normal" fo:font-style="normal" fo:font-weight="normal" style:font-size-asian="10pt" style:font-size-complex="10pt" loext:padding="0cm" loext:border="none"/>
    </style:style>
    <style:style style:name="T95" style:family="text">
      <style:text-properties fo:font-variant="normal" fo:text-transform="none" fo:color="#000000" style:font-name="Consolas1" fo:font-size="10pt" fo:letter-spacing="normal" fo:font-style="normal" fo:font-weight="bold" officeooo:rsid="00d076e4" style:font-size-asian="10pt" style:font-weight-asian="bold" style:font-size-complex="10pt" style:font-weight-complex="bold" loext:padding="0cm" loext:border="none"/>
    </style:style>
    <style:style style:name="T9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97" style:family="text">
      <style:text-properties fo:font-variant="normal" fo:text-transform="none" fo:color="#222222" style:font-name="Liberation Serif"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98" style:family="text">
      <style:text-properties fo:font-variant="normal" fo:text-transform="none" fo:color="#222222" style:font-name="Liberation Serif" fo:font-size="12pt" fo:letter-spacing="normal" fo:font-style="normal" fo:font-weight="normal" style:font-size-asian="12pt" style:font-size-complex="12pt"/>
    </style:style>
    <style:style style:name="T99" style:family="text">
      <style:text-properties fo:font-variant="normal" fo:text-transform="none" fo:color="#222222" fo:letter-spacing="normal" fo:font-style="normal" fo:font-weight="normal"/>
    </style:style>
    <style:style style:name="T100" style:family="text">
      <style:text-properties fo:font-variant="normal" fo:text-transform="none" fo:color="#222222" fo:letter-spacing="normal" fo:font-style="normal" fo:font-weight="bold" style:font-weight-asian="bold" style:font-weight-complex="bold"/>
    </style:style>
    <style:style style:name="T101" style:family="text">
      <style:text-properties fo:font-variant="normal" fo:text-transform="none" fo:color="#008200" style:font-name="Consolas1" fo:font-size="10pt" fo:letter-spacing="normal" fo:font-style="normal" fo:font-weight="normal" fo:background-color="#ffffff" loext:char-shading-value="0" style:font-size-asian="10pt" style:font-size-complex="10pt" loext:padding="0cm" loext:border="none"/>
    </style:style>
    <style:style style:name="T102" style:family="text">
      <style:text-properties fo:font-variant="normal" fo:text-transform="none" fo:color="#006699" style:font-name="Consolas1" fo:font-size="10pt" fo:letter-spacing="normal" fo:font-style="normal" fo:font-weight="bold" fo:background-color="#ffffff" loext:char-shading-value="0" style:font-size-asian="10pt" style:font-size-complex="10pt" loext:padding="0cm" loext:border="none"/>
    </style:style>
    <style:style style:name="T103" style:family="text">
      <style:text-properties fo:font-variant="normal" fo:text-transform="none" fo:color="#006699" style:font-name="Consolas1" fo:font-size="10pt" fo:letter-spacing="normal" fo:font-style="normal" fo:font-weight="normal" style:font-size-asian="10pt" style:font-size-complex="10pt" loext:padding="0cm" loext:border="none"/>
    </style:style>
    <style:style style:name="T104" style:family="text">
      <style:text-properties fo:font-variant="normal" fo:text-transform="none" fo:color="#808080" style:font-name="Consolas1" fo:font-size="10pt" fo:letter-spacing="normal" fo:font-style="normal" fo:font-weight="normal" fo:background-color="#ffffff" loext:char-shading-value="0" style:font-size-asian="10pt" style:font-size-complex="10pt" loext:padding="0cm" loext:border="none"/>
    </style:style>
    <style:style style:name="T105" style:family="text">
      <style:text-properties fo:font-variant="normal" fo:text-transform="none" fo:font-size="10pt" fo:letter-spacing="normal" fo:background-color="#ffffff" loext:char-shading-value="0" style:font-size-asian="10pt" style:font-size-complex="10pt" loext:padding="0cm" loext:border="none"/>
    </style:style>
    <style:style style:name="T106" style:family="text">
      <style:text-properties fo:font-variant="normal" fo:text-transform="none" fo:color="#404040" style:font-name="Liberation Serif" fo:font-size="13pt" fo:letter-spacing="normal" fo:font-style="normal" fo:font-weight="normal" style:font-size-asian="13pt" style:font-size-complex="13pt"/>
    </style:style>
    <style:style style:name="T107" style:family="text">
      <style:text-properties fo:font-variant="normal" fo:text-transform="none" fo:color="#9b59b6" style:text-line-through-style="none" style:text-line-through-type="none" style:font-name="Liberation Serif" fo:font-size="13pt" fo:letter-spacing="normal" fo:font-style="normal" style:text-underline-style="none" fo:font-weight="normal" style:text-blinking="false" style:font-size-asian="13pt" style:font-size-complex="13pt"/>
    </style:style>
    <style:style style:name="T108" style:family="text">
      <style:text-properties fo:font-variant="normal" fo:text-transform="none" fo:color="#e74c3c" style:font-name="Liberation Serif" fo:font-size="13pt" fo:letter-spacing="normal" fo:font-style="normal" fo:font-weight="normal" fo:background-color="#ffffff" loext:char-shading-value="0" style:font-size-asian="13pt" style:font-size-complex="13pt" loext:padding-left="0.132cm" loext:padding-right="0.132cm" loext:padding-top="0.053cm" loext:padding-bottom="0.053cm" loext:border="0.06pt solid #e1e4e5"/>
    </style:style>
    <style:style style:name="T109" style:family="text">
      <style:text-properties fo:color="#000000" style:font-name="Liberation Serif"/>
    </style:style>
    <style:style style:name="T110" style:family="text">
      <style:text-properties fo:color="#000000" style:font-name="Liberation Serif" fo:font-size="11pt" fo:letter-spacing="normal" fo:font-style="italic" fo:font-weight="normal" style:font-size-asian="11pt" style:font-size-complex="11pt"/>
    </style:style>
    <style:style style:name="T111" style:family="text">
      <style:text-properties fo:color="#000000" style:font-name="Liberation Serif" fo:font-size="12pt" fo:font-weight="bold" officeooo:rsid="005dc518" style:font-size-asian="12pt" style:font-weight-asian="bold" style:font-size-complex="12pt" style:font-weight-complex="bold"/>
    </style:style>
    <style:style style:name="T112" style:family="text">
      <style:text-properties fo:color="#000000" style:font-name="Liberation Serif" fo:font-size="12pt" fo:font-weight="bold" officeooo:rsid="00beff79" style:font-size-asian="12pt" style:font-weight-asian="bold" style:font-size-complex="12pt" style:font-weight-complex="bold"/>
    </style:style>
    <style:style style:name="T113" style:family="text">
      <style:text-properties fo:color="#000000" style:font-name="Liberation Serif" fo:font-size="12pt" fo:font-weight="normal" officeooo:rsid="005dc518" style:font-size-asian="12pt" style:font-weight-asian="normal" style:font-size-complex="12pt" style:font-weight-complex="normal"/>
    </style:style>
    <style:style style:name="T114" style:family="text">
      <style:text-properties fo:color="#000000" style:font-name="Liberation Serif" fo:font-size="12pt" officeooo:rsid="00beff79" style:font-size-asian="12pt" style:font-size-complex="12pt"/>
    </style:style>
    <style:style style:name="T115" style:family="text">
      <style:text-properties fo:color="#000000" style:font-name="Liberation Serif" fo:font-size="12pt" fo:letter-spacing="normal" fo:font-weight="normal" style:font-size-asian="12pt" style:font-size-complex="12pt"/>
    </style:style>
    <style:style style:name="T116" style:family="text">
      <style:text-properties fo:color="#000000" fo:letter-spacing="normal" fo:font-style="italic" fo:font-weight="normal"/>
    </style:style>
    <style:style style:name="T117" style:family="text">
      <style:text-properties fo:color="#000000" fo:letter-spacing="normal" fo:font-style="italic" fo:font-weight="bold" style:font-weight-asian="bold" style:font-weight-complex="bold"/>
    </style:style>
    <style:style style:name="T118" style:family="text">
      <style:text-properties officeooo:rsid="001f8144"/>
    </style:style>
    <style:style style:name="T119" style:family="text">
      <style:text-properties officeooo:rsid="002081f4"/>
    </style:style>
    <style:style style:name="T120" style:family="text">
      <style:text-properties officeooo:rsid="00199e05"/>
    </style:style>
    <style:style style:name="T121" style:family="text">
      <style:text-properties officeooo:rsid="00253605"/>
    </style:style>
    <style:style style:name="T122" style:family="text">
      <style:text-properties fo:color="#222222" style:font-name="Liberation Serif" fo:font-size="12pt" fo:letter-spacing="normal" fo:font-weight="normal" style:font-size-asian="12pt" style:font-size-complex="12pt"/>
    </style:style>
    <style:style style:name="T123" style:family="text">
      <style:text-properties officeooo:rsid="002dff37"/>
    </style:style>
    <style:style style:name="T124" style:family="text">
      <style:text-properties style:text-underline-style="none"/>
    </style:style>
    <style:style style:name="T125" style:family="text">
      <style:text-properties officeooo:rsid="002ec88b"/>
    </style:style>
    <style:style style:name="T126" style:family="text">
      <style:text-properties officeooo:rsid="003029ca"/>
    </style:style>
    <style:style style:name="T127" style:family="text">
      <style:text-properties officeooo:rsid="003075f3"/>
    </style:style>
    <style:style style:name="T128" style:family="text">
      <style:text-properties officeooo:rsid="0030c387"/>
    </style:style>
    <style:style style:name="T129" style:family="text">
      <style:text-properties officeooo:rsid="003957ee"/>
    </style:style>
    <style:style style:name="T130" style:family="text">
      <style:text-properties style:font-name="Liberation Serif"/>
    </style:style>
    <style:style style:name="T131" style:family="text">
      <style:text-properties style:font-name="Liberation Serif" fo:font-weight="bold" style:font-weight-asian="bold" style:font-weight-complex="bold"/>
    </style:style>
    <style:style style:name="T132" style:family="text">
      <style:text-properties style:font-name="Liberation Serif" fo:font-weight="bold" officeooo:rsid="00d3125c" style:font-weight-asian="bold" style:font-weight-complex="bold"/>
    </style:style>
    <style:style style:name="T133" style:family="text">
      <style:text-properties style:font-name="Liberation Serif" fo:font-size="13pt" style:font-size-asian="13pt" style:font-size-complex="13pt"/>
    </style:style>
    <style:style style:name="T134" style:family="text">
      <style:text-properties style:font-name="Liberation Serif" fo:font-size="13pt" officeooo:rsid="008b8971" style:font-size-asian="13pt" style:font-size-complex="13pt"/>
    </style:style>
    <style:style style:name="T135" style:family="text">
      <style:text-properties style:font-name="Liberation Serif" fo:font-size="13pt" fo:font-weight="bold" officeooo:rsid="008b8971" style:font-size-asian="13pt" style:font-weight-asian="bold" style:font-size-complex="13pt" style:font-weight-complex="bold"/>
    </style:style>
    <style:style style:name="T136" style:family="text">
      <style:text-properties style:font-name="Liberation Serif" fo:background-color="#ffffff" loext:char-shading-value="0" loext:padding-left="0.132cm" loext:padding-right="0.132cm" loext:padding-top="0.053cm" loext:padding-bottom="0.053cm" loext:border="0.06pt solid #e1e4e5"/>
    </style:style>
    <style:style style:name="T137" style:family="text">
      <style:text-properties style:font-name="Liberation Serif" officeooo:rsid="00d3125c"/>
    </style:style>
    <style:style style:name="T138" style:family="text">
      <style:text-properties officeooo:rsid="003e11fe"/>
    </style:style>
    <style:style style:name="T139" style:family="text">
      <style:text-properties style:text-position="super 58%"/>
    </style:style>
    <style:style style:name="T140" style:family="text">
      <style:text-properties officeooo:rsid="00416aa1"/>
    </style:style>
    <style:style style:name="T141" style:family="text">
      <style:text-properties officeooo:rsid="00456fd6"/>
    </style:style>
    <style:style style:name="T142" style:family="text">
      <style:text-properties style:text-underline-style="solid" style:text-underline-width="auto" style:text-underline-color="font-color" officeooo:rsid="00456fd6"/>
    </style:style>
    <style:style style:name="T143" style:family="text">
      <style:text-properties style:font-weight-asian="bold" style:font-weight-complex="bold"/>
    </style:style>
    <style:style style:name="T144" style:family="text">
      <style:text-properties officeooo:rsid="003c6d7c" style:font-weight-asian="bold" style:font-weight-complex="bold"/>
    </style:style>
    <style:style style:name="T145" style:family="text">
      <style:text-properties officeooo:rsid="004b4de9"/>
    </style:style>
    <style:style style:name="T146" style:family="text">
      <style:text-properties officeooo:rsid="0053bece"/>
    </style:style>
    <style:style style:name="T147" style:family="text">
      <style:text-properties officeooo:rsid="005d486e"/>
    </style:style>
    <style:style style:name="T148" style:family="text">
      <style:text-properties officeooo:rsid="0060fbe9"/>
    </style:style>
    <style:style style:name="T149" style:family="text">
      <style:text-properties officeooo:rsid="006227f7"/>
    </style:style>
    <style:style style:name="T150" style:family="text">
      <style:text-properties officeooo:rsid="0063bccb"/>
    </style:style>
    <style:style style:name="T151" style:family="text">
      <style:text-properties officeooo:rsid="006976f6"/>
    </style:style>
    <style:style style:name="T152" style:family="text">
      <style:text-properties officeooo:rsid="00702a9a"/>
    </style:style>
    <style:style style:name="T153" style:family="text">
      <style:text-properties style:font-name="JansonTextLTStd"/>
    </style:style>
    <style:style style:name="T154" style:family="text">
      <style:text-properties style:font-name="JansonTextLTStd" fo:font-style="italic" style:text-underline-style="none" style:text-blinking="false"/>
    </style:style>
    <style:style style:name="T155" style:family="text">
      <style:text-properties officeooo:rsid="00726cc4"/>
    </style:style>
    <style:style style:name="T156" style:family="text">
      <style:text-properties fo:font-size="13pt" style:text-underline-style="solid" style:text-underline-width="auto" style:text-underline-color="font-color" style:font-size-asian="13pt" style:font-size-complex="13pt"/>
    </style:style>
    <style:style style:name="T157" style:family="text">
      <style:text-properties officeooo:rsid="007ad7ad"/>
    </style:style>
    <style:style style:name="T158" style:family="text">
      <style:text-properties fo:color="#b5cea8" fo:background-color="#1e1e1e" loext:char-shading-value="0"/>
    </style:style>
    <style:style style:name="T159" style:family="text">
      <style:text-properties fo:background-color="#1e1e1e" loext:char-shading-value="0"/>
    </style:style>
    <style:style style:name="T160" style:family="text">
      <style:text-properties officeooo:rsid="0082c27f"/>
    </style:style>
    <style:style style:name="T16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62" style:family="text">
      <style:text-properties fo:font-size="15pt" style:text-underline-style="solid" style:text-underline-width="auto" style:text-underline-color="font-color" fo:font-weight="bold" officeooo:rsid="00be7655" style:font-size-asian="15pt" style:font-weight-asian="bold" style:font-size-complex="15pt" style:font-weight-complex="bold"/>
    </style:style>
    <style:style style:name="T163" style:family="text">
      <style:text-properties fo:font-size="10pt" style:font-size-asian="10pt" style:font-size-complex="10pt"/>
    </style:style>
    <style:style style:name="T16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65" style:family="text">
      <style:text-properties officeooo:rsid="00a4792e"/>
    </style:style>
    <style:style style:name="T166" style:family="text">
      <style:text-properties officeooo:rsid="00a94a9b"/>
    </style:style>
    <style:style style:name="T167" style:family="text">
      <style:text-properties officeooo:rsid="00ae5505"/>
    </style:style>
    <style:style style:name="T168" style:family="text">
      <style:text-properties officeooo:rsid="00aed750"/>
    </style:style>
    <style:style style:name="T169" style:family="text">
      <style:text-properties fo:font-size="12pt" style:font-size-asian="12pt" style:font-size-complex="12pt"/>
    </style:style>
    <style:style style:name="T170" style:family="text">
      <style:text-properties fo:font-size="12pt" officeooo:rsid="00d249a2" style:font-size-asian="12pt" style:font-size-complex="12pt"/>
    </style:style>
    <style:style style:name="T171" style:family="text">
      <style:text-properties fo:font-size="12pt" fo:font-weight="bold" officeooo:rsid="00d249a2" style:font-size-asian="12pt" style:font-weight-asian="bold" style:font-size-complex="12pt" style:font-weight-complex="bold"/>
    </style:style>
    <style:style style:name="T172" style:family="text">
      <style:text-properties fo:font-size="14pt" fo:font-weight="bold" style:font-size-asian="14pt" style:font-weight-asian="bold" style:font-size-complex="14pt" style:font-weight-complex="bold"/>
    </style:style>
    <style:style style:name="T17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74" style:family="text">
      <style:text-properties officeooo:rsid="00c2da36"/>
    </style:style>
    <style:style style:name="T175" style:family="text">
      <style:text-properties officeooo:rsid="00c57ef5"/>
    </style:style>
    <style:style style:name="T176" style:family="text">
      <style:text-properties officeooo:rsid="00c6ebb7"/>
    </style:style>
    <style:style style:name="T177" style:family="text">
      <style:text-properties officeooo:rsid="00c98dc4"/>
    </style:style>
    <style:style style:name="T178" style:family="text">
      <style:text-properties officeooo:rsid="00d076e4"/>
    </style:style>
    <style:style style:name="T179" style:family="text">
      <style:text-properties officeooo:rsid="00d8d7db"/>
    </style:style>
    <style:style style:name="T180" style:family="text">
      <style:text-properties officeooo:rsid="00d9da96"/>
    </style:style>
    <style:style style:name="T181" style:family="text">
      <style:text-properties style:font-size-asian="12pt" style:font-size-complex="12pt"/>
    </style:style>
    <style:style style:name="T182" style:family="text">
      <style:text-properties officeooo:rsid="00e06ce1" style:font-size-asian="12pt" style:font-size-complex="12pt"/>
    </style:style>
    <style:style style:name="T183" style:family="text">
      <style:text-properties officeooo:rsid="00e22d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169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7cm" fo:text-indent="-0.635cm" fo:margin-left="7.717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43690030" text:style-name="L1">
        <text:list-item>
          <text:p text:style-name="P29">pip3 install --user module - to install a module in linux. </text:p>
        </text:list-item>
        <text:list-item>
          <text:p text:style-name="P29">(if you need special version use -U module==version)</text:p>
        </text:list-item>
        <text:list-item>
          <text:p text:style-name="P33"><text:span text:style-name="T7">pydoc</text:span> moduleName – to get documentation of a module</text:p>
          <text:list>
            <text:list-item>
              <text:p text:style-name="P34">pydoc module.fuction</text:p>
            </text:list-item>
          </text:list>
        </text:list-item>
        <text:list-item>
          <text:p text:style-name="P35">import <text:span text:style-name="T7">profile</text:span></text:p>
          <text:list>
            <text:list-item>
              <text:p text:style-name="P35">cprofile, used <text:s/>to get the cpu information. </text:p>
            </text:list-item>
            <text:list-item>
              <text:p text:style-name="P87">Profile.run(‘fuctionName’)</text:p>
            </text:list-item>
          </text:list>
        </text:list-item>
        <text:list-item>
          <text:p text:style-name="P29">Conditions will consider some values in other data types equivalent to True and False. </text:p>
        </text:list-item>
      </text:list>
      <text:list xml:id="list2543304756" text:style-name="L2">
        <text:list-item>
          <text:list>
            <text:list-item>
              <text:p text:style-name="P36">When used in conditions, 0, 0.0, and '' (the empty string) are considered False, while all other values are considered True</text:p>
            </text:list-item>
            <text:list-item>
              <text:p text:style-name="P36">Just like the Boolean True and False values, None must be typed with a capital N.</text:p>
            </text:list-item>
          </text:list>
        </text:list-item>
      </text:list>
      <text:list xml:id="list161849203235905" text:continue-list="list3443690030" text:style-name="L1">
        <text:list-header>
          <text:p text:style-name="P28"/>
        </text:list-header>
        <text:list-item>
          <text:p text:style-name="P28">we can import a function by import random or from random import *</text:p>
        </text:list-item>
      </text:list>
      <text:list xml:id="list2764951191" text:style-name="L3">
        <text:list-item>
          <text:list>
            <text:list-item>
              <text:p text:style-name="P37">With this form of import statement, calls to functions in random will not need the random. prefix. <text:span text:style-name="T1">I</text:span>n the first form needs random.randint like statement, ie random. <text:span text:style-name="T1">p</text:span>refix</text:p>
            </text:list-item>
            <text:list-item>
              <text:p text:style-name="P37">If you had a function named bacon() inside a module named spam, function can be called with spam.bacon()</text:p>
            </text:list-item>
          </text:list>
        </text:list-item>
      </text:list>
      <text:list xml:id="list161851005193340" text:continue-list="list161849203235905" text:style-name="L1">
        <text:list-item>
          <text:p text:style-name="P38">when importing a py file</text:p>
          <text:list>
            <text:list-item>
              <text:p text:style-name="P38">we dont have to use .py extension </text:p>
            </text:list-item>
            <text:list-item>
              <text:p text:style-name="P38">if __name__ = __main__ is used inside the og file, so the contents inside the if clous only run when the og file runs, it doesnt run inside the impoeted file.</text:p>
            </text:list-item>
          </text:list>
        </text:list-item>
        <text:list-item>
          <text:p text:style-name="P28">You can cause the program to terminate, or exit, before the last instruction by calling the sys.exit() function.<text:span text:style-name="T1">I</text:span>its like using break inside a loop.</text:p>
          <text:p text:style-name="P28"/>
        </text:list-item>
        <text:list-item>
          <text:p text:style-name="P28">The print() function has the optional parameters <text:span text:style-name="T7">end</text:span> and <text:span text:style-name="T7">sep</text:span> to specify what should be printed at the end of its arguments and between its arguments (separating them), respectively</text:p>
        </text:list-item>
        <text:list-item>
          <text:p text:style-name="P95"><text:span text:style-name="Source_20_Text"><text:span text:style-name="T101"># Use tuple for selecting an item </text:span></text:span></text:p>
        </text:list-item>
      </text:list>
      <text:p text:style-name="P10"><text:span text:style-name="Source_20_Text"><text:span text:style-name="T101"><text:tab/># (if_test_false,if_test_true)[test] </text:span></text:span></text:p>
      <text:p text:style-name="P10"><text:span text:style-name="Source_20_Text"><text:span text:style-name="T102"><text:tab/>print</text:span></text:span><text:span text:style-name="Source_20_Text"><text:span text:style-name="T93">( (b, a) [a &lt; b] ) </text:span></text:span></text:p>
      <text:p text:style-name="P10"><text:span text:style-name="Source_20_Text"><text:span text:style-name="T105"> </text:span></text:span><text:span text:style-name="T105"> </text:span></text:p>
      <text:p text:style-name="P10"><text:span text:style-name="Source_20_Text"><text:span text:style-name="T101"><text:tab/># Use Dictionary for selecting an item </text:span></text:span></text:p>
      <text:p text:style-name="P10"><text:span text:style-name="Source_20_Text"><text:span text:style-name="T102"><text:tab/>print</text:span></text:span><text:span text:style-name="Source_20_Text"><text:span text:style-name="T93">({</text:span></text:span><text:span text:style-name="Source_20_Text"><text:span text:style-name="T104">True</text:span></text:span><text:span text:style-name="Source_20_Text"><text:span text:style-name="T93">: a, </text:span></text:span><text:span text:style-name="Source_20_Text"><text:span text:style-name="T104">False</text:span></text:span><text:span text:style-name="Source_20_Text"><text:span text:style-name="T93">: b} [a &lt; b]) </text:span></text:span></text:p>
      <text:p text:style-name="P9"><text:tab/></text:p>
      <text:p text:style-name="P8"><text:span text:style-name="T163"><text:tab/></text:span><text:span text:style-name="Source_20_Text"><text:span text:style-name="T103">print</text:span></text:span><text:span text:style-name="Source_20_Text"><text:span text:style-name="T94">((</text:span></text:span><text:span text:style-name="Source_20_Text"><text:span text:style-name="T103">lambda</text:span></text:span><text:span text:style-name="Source_20_Text"><text:span text:style-name="T94">: b, </text:span></text:span><text:span text:style-name="Source_20_Text"><text:span text:style-name="T103">lambda</text:span></text:span><text:span text:style-name="Source_20_Text"><text:span text:style-name="T94">: a)[a &lt; b]()) </text:span></text:span></text:p>
      <text:p text:style-name="P8"><text:span text:style-name="Source_20_Text"><text:span text:style-name="T95"/></text:span></text:p>
      <text:p text:style-name="P8"><text:line-break/><text:span text:style-name="T164">LIST</text:span></text:p>
      <text:list xml:id="list161850013969879" text:continue-numbering="true" text:style-name="L1">
        <text:list-item>
          <text:p text:style-name="P39">list[start:end:frequency] – to slice list, [::-1] to reverse a list</text:p>
        </text:list-item>
        <text:list-item>
          <text:p text:style-name="P28">The del statement will delete values at an index in a list.</text:p>
        </text:list-item>
        <text:list-item>
          <text:p text:style-name="P28">howdy' <text:span text:style-name="T7">in</text:span> ['hello', 'hi', 'howdy', 'heyas'] - this will give True, we can also use <text:span text:style-name="T7">out</text:span> instead of in.</text:p>
        </text:list-item>
        <text:list-item>
          <text:p text:style-name="P28"><text:span text:style-name="T7">extend()</text:span> method - takes a single argument, which is always a list, and adds each of the items of that list to <text:span text:style-name="T109">a_list.</text:span></text:p>
        </text:list-item>
        <text:list-item>
          <text:p text:style-name="P107"><text:span text:style-name="T8">d</text:span><text:span text:style-name="T7">el</text:span> can also be used on list elements or slices to delete that part of the list and to delete entries from a dictionary.</text:p>
        </text:list-item>
      </text:list>
      <text:list xml:id="list2200252535" text:style-name="L4">
        <text:list-item>
          <text:list>
            <text:list-item>
              <text:p text:style-name="P12">del list[-2:]</text:p>
            </text:list-item>
            <text:list-item>
              <text:p text:style-name="P12">del dict['b'] – <text:span text:style-name="T118">for dictionary. Wherer b is the key</text:span></text:p>
            </text:list-item>
          </text:list>
        </text:list-item>
      </text:list>
      <text:list xml:id="list161850089494997" text:continue-list="list161850013969879" text:style-name="L1">
        <text:list-item>
          <text:p text:style-name="P28"><text:span text:style-name="T7">count()</text:span> method returns the number of occurrences of a specific value in a list.</text:p>
        </text:list-item>
        <text:list-item>
          <text:p text:style-name="P28">we can <text:span text:style-name="T7">assign multiple value in a same line</text:span>, ie instead of assigning each element of a list with index no.The number of variables and the length of the list must be exactly equal.<text:tab/></text:p>
        </text:list-item>
        <text:list-item>
          <text:p text:style-name="P30"><text:span text:style-name="T7">enumerate</text:span> function with list.- Instead of using the range(len(someList)) technique with a for loop to obtain the integer index of the <text:tab/>items in the list, you can call the enumerate() function instead. </text:p>
        </text:list-item>
      </text:list>
      <text:list xml:id="list950938261" text:style-name="L5">
        <text:list-item>
          <text:list>
            <text:list-item>
              <text:p text:style-name="P40"><text:soft-page-break/>On each iteration of the loop, enumerate() will return two values: the index of the item in the list, and the item in the list itself.</text:p>
            </text:list-item>
          </text:list>
        </text:list-item>
      </text:list>
      <text:list xml:id="list1793176494" text:style-name="L6">
        <text:list-item>
          <text:list>
            <text:list-item>
              <text:p text:style-name="P41">for index, item in enumerate(listName):<text:tab/></text:p>
            </text:list-item>
          </text:list>
        </text:list-item>
      </text:list>
      <text:list xml:id="list161850295072973" text:continue-list="list161850089494997" text:style-name="L1">
        <text:list-item>
          <text:p text:style-name="P18"><text:span text:style-name="T171">zip</text:span><text:span text:style-name="T170">(list1,list2) – return a generator object of pairs(tuple)</text:span></text:p>
        </text:list-item>
        <text:list-item>
          <text:p text:style-name="P30">Python provides a module named <text:span text:style-name="T173">copy</text:span><text:span text:style-name="T7"> </text:span>that provides both the copy() and <text:span text:style-name="T7">deepcopy()</text:span> functions.</text:p>
        </text:list-item>
      </text:list>
      <text:list xml:id="list4030677732" text:style-name="L7">
        <text:list-item>
          <text:list>
            <text:list-item>
              <text:p text:style-name="P43">The first of these, copy.copy(), can be used to make a duplicate copy of a mutable value like a list or dictionary, not just a copy of a reference.</text:p>
            </text:list-item>
            <text:list-item>
              <text:p text:style-name="P42">If the list you need to copy contains lists, then use the copy.deepcopy() function instead of copy.copy(). The deepcopy() function will copy these inner lists as well.</text:p>
            </text:list-item>
          </text:list>
        </text:list-item>
      </text:list>
      <text:p text:style-name="P4">List Comprehension</text:p>
      <text:list xml:id="list3175978432" text:style-name="L8">
        <text:list-item>
          <text:p text:style-name="P16"><text:span text:style-name="Source_20_Text"><text:span text:style-name="T26">[f(x)</text:span></text:span><text:span text:style-name="Source_20_Text"><text:span text:style-name="T28"> </text:span></text:span><text:span text:style-name="Source_20_Text"><text:span text:style-name="T26">if</text:span></text:span><text:span text:style-name="Source_20_Text"><text:span text:style-name="T28"> </text:span></text:span><text:span text:style-name="Source_20_Text"><text:span text:style-name="T26">condition else</text:span></text:span><text:span text:style-name="Source_20_Text"><text:span text:style-name="T28"> </text:span></text:span><text:span text:style-name="Source_20_Text"><text:span text:style-name="T26">g(x)</text:span></text:span><text:span text:style-name="Source_20_Text"><text:span text:style-name="T28"> </text:span></text:span><text:span text:style-name="Source_20_Text"><text:span text:style-name="T26">for</text:span></text:span><text:span text:style-name="Source_20_Text"><text:span text:style-name="T28"> </text:span></text:span><text:span text:style-name="Source_20_Text"><text:span text:style-name="T26">x in</text:span></text:span><text:span text:style-name="Source_20_Text"><text:span text:style-name="T28"> </text:span></text:span><text:span text:style-name="Source_20_Text"><text:span text:style-name="T26">sequence]</text:span></text:span></text:p>
        </text:list-item>
        <text:list-item>
          <text:p text:style-name="P16"><text:span text:style-name="Source_20_Text"><text:span text:style-name="T26">[f(x)</text:span></text:span><text:span text:style-name="Source_20_Text"><text:span text:style-name="T28"> </text:span></text:span><text:span text:style-name="Source_20_Text"><text:span text:style-name="T26">for</text:span></text:span><text:span text:style-name="Source_20_Text"><text:span text:style-name="T28"> </text:span></text:span><text:span text:style-name="Source_20_Text"><text:span text:style-name="T26">x in</text:span></text:span><text:span text:style-name="Source_20_Text"><text:span text:style-name="T28"> </text:span></text:span><text:span text:style-name="Source_20_Text"><text:span text:style-name="T26">sequence if</text:span></text:span><text:span text:style-name="Source_20_Text"><text:span text:style-name="T28"> </text:span></text:span><text:span text:style-name="Source_20_Text"><text:span text:style-name="T26">condition] </text:span></text:span></text:p>
        </text:list-item>
        <text:list-item>
          <text:p text:style-name="P17"><text:span text:style-name="T69">[</text:span><text:span text:style-name="T68">s.upper() + '!!!' for s in strs ]</text:span></text:p>
        </text:list-item>
      </text:list>
      <text:list xml:id="list161849391440545" text:continue-list="list161850295072973" text:style-name="L1">
        <text:list-header>
          <text:p text:style-name="P95"/>
          <text:p text:style-name="P216">SET</text:p>
        </text:list-header>
        <text:list-item>
          <text:p text:style-name="P28">To create an empty set, call <text:span text:style-name="T7">set()</text:span> with no arguments.</text:p>
        </text:list-item>
        <text:list-item>
          <text:p text:style-name="P30"><text:span text:style-name="T20">T</text:span>o add values to an existing set: the <text:span text:style-name="T7">add() </text:span>method, and the <text:span text:style-name="T7">update() </text:span>method.</text:p>
        </text:list-item>
      </text:list>
      <text:list xml:id="list1413198373" text:style-name="L9">
        <text:list-item>
          <text:list>
            <text:list-item>
              <text:p text:style-name="P44">update method is a kind of extend method in list, it iterate to the argument we passed. upadate also take a set,tuple and list as argument.</text:p>
            </text:list-item>
          </text:list>
        </text:list-item>
      </text:list>
      <text:list xml:id="list161849266980249" text:continue-list="list161849391440545" text:style-name="L1">
        <text:list-item>
          <text:p text:style-name="P30"><text:span text:style-name="T7">discard(), remove() </text:span><text:span text:style-name="T22">and</text:span><text:span text:style-name="T7"> pop() </text:span>method - </text:p>
        </text:list-item>
      </text:list>
      <text:list xml:id="list2164149846" text:style-name="L10">
        <text:list-item>
          <text:list>
            <text:list-item>
              <text:p text:style-name="P46"><text:span text:style-name="T20">I</text:span>f the value doesnt exist in the set, the remove() method raises a keyerror exception, whereas discard does nothing.</text:p>
            </text:list-item>
            <text:list-item>
              <text:p text:style-name="P45"><text:span text:style-name="T7">clear() </text:span>method will removes all the values from a set.</text:p>
            </text:list-item>
          </text:list>
        </text:list-item>
      </text:list>
      <text:list xml:id="list161850074623721" text:continue-list="list161849266980249" text:style-name="L1">
        <text:list-item>
          <text:p text:style-name="P28"><text:span text:style-name="T7">a_set.union(b_set) </text:span>method returns a new set containing all the elements that are in either set.</text:p>
        </text:list-item>
        <text:list-item>
          <text:p text:style-name="P28"><text:span text:style-name="T7">a_set.intersection(b_set) </text:span>method returns a new set containing all the elements that are in both sets.</text:p>
        </text:list-item>
        <text:list-item>
          <text:p text:style-name="P28"><text:span text:style-name="T7">a_set.difference(b_set)</text:span> method returns a new set containing all the elements that are in a_set but not b_set.</text:p>
        </text:list-item>
        <text:list-item>
          <text:p text:style-name="P28"><text:span text:style-name="T7">a_set.symmetric_difference(b_set)</text:span> method returns a new set containing all the elements that are in exactly one of the sets.</text:p>
        </text:list-item>
        <text:list-item>
          <text:p text:style-name="P95"/>
          <text:p text:style-name="P216">DICTIONARIES</text:p>
        </text:list-item>
        <text:list-item>
          <text:p text:style-name="P28">dictionaries have a <text:span text:style-name="T7">get()</text:span> method that takes two arguments: <text:span text:style-name="T160">key and value. If the key exist then it return the value of the key in that dict. If the key doesnt exist then it return the value we passed.</text:span></text:p>
        </text:list-item>
        <text:list-item>
          <text:p text:style-name="P28">The <text:span text:style-name="T7">setdefault()</text:span> method - <text:s/>The first argument passed to the method is the key to check for, and the second argument is the value to set at that key if the key does not exist. If the key does exist, the setdefault() method returns the key’s value.</text:p>
          <text:p text:style-name="P28"><text:tab/></text:p>
          <text:p text:style-name="P216">Pretty Printing</text:p>
        </text:list-item>
        <text:list-item>
          <text:p text:style-name="P28">If you import the <text:span text:style-name="T7">pprint</text:span> module into your programs, you’ll have access to the pprint() and <text:span text:style-name="T7">pformat()</text:span> functions that will “pretty print” a dictionary’s values. This is helpful when you want a cleaner display of the items in a dictionary than what print() provides.</text:p>
        </text:list-item>
      </text:list>
      <text:list xml:id="list564858240" text:style-name="L11">
        <text:list-item>
          <text:list>
            <text:list-item>
              <text:p text:style-name="P47"><text:span text:style-name="T7">pprint.pprint</text:span>(someDictionary)</text:p>
              <text:list>
                <text:list-item>
                  <text:p text:style-name="P48">we can also pass width=value, inside the pprint(), which will helpful for nested list, ie prints only that no of string in a line.</text:p>
                </text:list-item>
              </text:list>
            </text:list-item>
            <text:list-item>
              <text:p text:style-name="P47">print(<text:span text:style-name="T7">pprint.pformat</text:span>(someDictionary)) - both type are sa<text:span text:style-name="T140">me</text:span></text:p>
            </text:list-item>
            <text:list-item>
              <text:p text:style-name="P50">when we type a dictionary, pprint.pformat help to make it as a single string, which will help to add this dictionary when we ushing file writing property.</text:p>
            </text:list-item>
            <text:list-item>
              <text:p text:style-name="P218"><text:span text:style-name="T114">pprint</text:span><text:span text:style-name="T112">.isreadable</text:span><text:span text:style-name="T114">(object) - </text:span><text:span text:style-name="T42">Determine if the formatted representation of </text:span><text:span text:style-name="Emphasis"><text:span text:style-name="T115">object</text:span></text:span><text:span text:style-name="Emphasis"><text:span text:style-name="T63"> </text:span></text:span><text:span text:style-name="T42">is “readable”</text:span></text:p>
            </text:list-item>
            <text:list-item>
              <text:p text:style-name="P218"><text:span text:style-name="T51">pprint</text:span><text:span text:style-name="T58">.isrecursive</text:span><text:span text:style-name="T51">(object) - </text:span><text:span text:style-name="T42">Determine if </text:span><text:span text:style-name="Emphasis"><text:span text:style-name="T63">object</text:span></text:span><text:span text:style-name="Emphasis"><text:span text:style-name="T42"> </text:span></text:span><text:span text:style-name="T42">requires a recursive representation.</text:span></text:p>
            </text:list-item>
            <text:list-item>
              <text:p text:style-name="P218"><text:soft-page-break/><text:span text:style-name="T51">Pprint</text:span><text:span text:style-name="T58">.saferepr</text:span><text:span text:style-name="T51">(obejct) - </text:span><text:span text:style-name="T42">Return a string representation of </text:span><text:span text:style-name="Emphasis"><text:span text:style-name="T63">object</text:span></text:span><text:span text:style-name="T42">, protected against recursive data structures.</text:span></text:p>
              <text:p text:style-name="P219"/>
            </text:list-item>
          </text:list>
        </text:list-item>
      </text:list>
      <text:list xml:id="list3477768051" text:style-name="L12">
        <text:list-item>
          <text:p text:style-name="P49">Import <text:span text:style-name="T164">reprlib</text:span></text:p>
          <text:list>
            <text:list-item>
              <text:p text:style-name="P49">used when the content is very large or nested list, to abbrviate the result, ie at some point it shows ....</text:p>
            </text:list-item>
            <text:list-item>
              <text:p text:style-name="P49">print(<text:span text:style-name="T7">reprlib.repr</text:span>(var))</text:p>
              <text:p text:style-name="P49"/>
            </text:list-item>
          </text:list>
        </text:list-item>
        <text:list-item>
          <text:p text:style-name="P49">import <text:span text:style-name="T162">textwrap</text:span></text:p>
          <text:list>
            <text:list-item>
              <text:p text:style-name="P51">used to format a paragraph of text to fit a given screen width</text:p>
            </text:list-item>
            <text:list-item>
              <text:p text:style-name="P51">print(<text:span text:style-name="T7">textwrap.fill</text:span>(var))</text:p>
            </text:list-item>
            <text:list-item>
              <text:p text:style-name="P51">textwrap<text:span text:style-name="T7">.shorten</text:span>(text, width=, placeholder=’...’) - this will only shows that number of strings after that it shows the placeholder, by default placeholder is [...]</text:p>
            </text:list-item>
            <text:list-item>
              <text:p text:style-name="P52">textwrap<text:span text:style-name="T7">.wrap</text:span>(text, width=, ) - will returns a list with each line as a string with that number of characters.</text:p>
            </text:list-item>
          </text:list>
        </text:list-item>
      </text:list>
      <text:list xml:id="list161850398579979" text:continue-list="list161850074623721" text:style-name="L1">
        <text:list-header>
          <text:p text:style-name="P95"><text:span text:style-name="T169"><text:tab/></text:span><text:tab/></text:p>
        </text:list-header>
        <text:list-item>
          <text:p text:style-name="P97"><text:span text:style-name="T161">locale</text:span> </text:p>
          <text:list>
            <text:list-item>
              <text:p text:style-name="P97"><text:span text:style-name="T42">The</text:span><text:a xlink:type="simple" xlink:href="https://docs.python.org/3/library/locale.html#module-locale" text:style-name="Internet_20_link" text:visited-style-name="Visited_20_Internet_20_Link"><text:span text:style-name="Source_20_Text"><text:span text:style-name="T96">locale</text:span></text:span></text:a><text:span text:style-name="T42">module opens access to the POSIX locale database and functionality. The POSIX locale mechanism allows programmers to deal with certain cultural issues in an application, without requiring the programmer to know all the specifics of each country where the software is executed.</text:span></text:p>
            </text:list-item>
          </text:list>
        </text:list-item>
        <text:list-item>
          <text:p text:style-name="P97"/>
          <text:p text:style-name="P216">STRING MANIPULATION</text:p>
        </text:list-item>
        <text:list-item>
          <text:p text:style-name="P28">we can type in multiple line and print in a single line by putting in paranthesis and type in quotation mark in each line.</text:p>
        </text:list-item>
        <text:list-item>
          <text:p text:style-name="P28">multiline string - triple single quote &amp; multiline comment- triple double quote</text:p>
        </text:list-item>
      </text:list>
      <text:list xml:id="list3510922532" text:style-name="L13">
        <text:list-item>
          <text:list>
            <text:list-item>
              <text:p text:style-name="P53"><text:span text:style-name="T7">isalpha()</text:span> Returns True if the string consists only of letters and isn’t blank</text:p>
            </text:list-item>
            <text:list-item>
              <text:p text:style-name="P53"><text:span text:style-name="T7">isalnum() </text:span>Returns True if the string consists only of letters and numbers and is not blank</text:p>
            </text:list-item>
            <text:list-item>
              <text:p text:style-name="P53"><text:span text:style-name="T7">isdecimal()</text:span> Returns True if the string consists only of numeric characters and is not blank</text:p>
            </text:list-item>
            <text:list-item>
              <text:p text:style-name="P53"><text:span text:style-name="T7">isspace() </text:span>Returns True if the string consists only of spaces, tabs, and newlines and is not blank</text:p>
            </text:list-item>
            <text:list-item>
              <text:p text:style-name="P53"><text:span text:style-name="T7">s.find('other')</text:span> - searches for the given other string (not a regular expression) within s, and returns the first index where it begins or -1 if not found</text:p>
            </text:list-item>
            <text:list-item>
              <text:p text:style-name="P53"><text:span text:style-name="T7">s.replace('old', 'new')</text:span> -- returns a string where all occurrences of 'old' have been replaced by 'new'</text:p>
            </text:list-item>
            <text:list-item>
              <text:p text:style-name="P53"><text:span text:style-name="T7">istitle()</text:span> Returns True if the string consists only of words that begin with an uppercase letter followed by only lowercaseletters<text:tab/><text:tab/></text:p>
            </text:list-item>
          </text:list>
        </text:list-item>
      </text:list>
      <text:list xml:id="list3102609041" text:style-name="L14">
        <text:list-item>
          <text:p text:style-name="P237"><text:span text:style-name="T100">capitalize() </text:span><text:span text:style-name="T99">method converts the first character of a string to capital (uppercase) letter. If the string has its first character as capital, then it returns the original string.</text:span></text:p>
        </text:list-item>
      </text:list>
      <text:list xml:id="list161850341828488" text:continue-list="list161850398579979" text:style-name="L1">
        <text:list-item>
          <text:p text:style-name="P28">The <text:span text:style-name="T7">startswith() </text:span>and <text:span text:style-name="T7">endswith()</text:span> methods return True if the string value they are called on begins or ends (respectively) with the string passed to the method</text:p>
        </text:list-item>
        <text:list-item>
          <text:p text:style-name="P31"><text:span text:style-name="T7">join()</text:span> - method is useful when you have a list of strings that need to be joined together into a single string value.</text:p>
        </text:list-item>
      </text:list>
      <text:list xml:id="list687109810" text:style-name="L15">
        <text:list-item>
          <text:list>
            <text:list-item>
              <text:p text:style-name="P55">The join() method is called on a string, gets passed a list of strings, and returns a string.</text:p>
            </text:list-item>
            <text:list-item>
              <text:p text:style-name="P54">delimeter.join(listname)<text:tab/></text:p>
            </text:list-item>
          </text:list>
        </text:list-item>
      </text:list>
      <text:list xml:id="list161850590214802" text:continue-list="list161850341828488" text:style-name="L1">
        <text:list-item>
          <text:p text:style-name="P31">The <text:span text:style-name="T7">partition()</text:span> string method can split a string into the text before and after a separator string. This method searches the string it is <text:tab/>called on for the separator string it is passed, and returns a tuple of three substrings for the “before,” “separator,” and “after” substrings. </text:p>
        </text:list-item>
      </text:list>
      <text:list xml:id="list2915109639" text:style-name="L16">
        <text:list-item>
          <text:list>
            <text:list-item>
              <text:p text:style-name="P56">If the separator string you pass to partition() occurs multiple times in the string that partition() calls on, the method splits the string only on the first occurrence</text:p>
            </text:list-item>
          </text:list>
        </text:list-item>
      </text:list>
      <text:list xml:id="list161850192683262" text:continue-list="list161850590214802" text:style-name="L1">
        <text:list-item>
          <text:p text:style-name="P28"><text:span text:style-name="T7">split() </text:span>- It’s called on a string value and returns a list of strings.</text:p>
        </text:list-item>
      </text:list>
      <text:list xml:id="list3865890617" text:style-name="L17">
        <text:list-item>
          <text:list>
            <text:list-item>
              <text:p text:style-name="P57"><text:soft-page-break/>PARTITION METHOD RETURS TUPLE WHERE AS SPLIT METHOD RETURNS A LIST. PARTITION AND SPLIT METHODS ARE ENTIRELY DIFFERENT.</text:p>
            </text:list-item>
          </text:list>
        </text:list-item>
      </text:list>
      <text:list xml:id="list161849304810176" text:continue-list="list161850192683262" text:style-name="L1">
        <text:list-header>
          <text:p text:style-name="P28"><text:tab/></text:p>
        </text:list-header>
        <text:list-item>
          <text:p text:style-name="P31"><text:span text:style-name="T7">rjust()</text:span> - right shift and <text:span text:style-name="T7">ljust()</text:span>- left shift, string methods return a padded version of the string they are called on, with spaces <text:tab/>inserted to justify the text. </text:p>
        </text:list-item>
      </text:list>
      <text:list xml:id="list3863607331" text:style-name="L18">
        <text:list-item>
          <text:list>
            <text:list-item>
              <text:p text:style-name="P58">The first argument to both methods is an integer length for the justified string.</text:p>
            </text:list-item>
            <text:list-item>
              <text:p text:style-name="P58">An optional second argument to rjust() and ljust() will specify a fill character other than a space character.</text:p>
            </text:list-item>
          </text:list>
        </text:list-item>
      </text:list>
      <text:list xml:id="list161850362466280" text:continue-list="list161849304810176" text:style-name="L1">
        <text:list-item>
          <text:p text:style-name="P28"><text:span text:style-name="T7">center() </text:span>method centers the text rather than justifying it to the left or right. it also takes two arguments.</text:p>
        </text:list-item>
        <text:list-item>
          <text:p text:style-name="P31"><text:span text:style-name="T7">strip()</text:span> method will return a new string without any whitespace characters at the beginning or end. </text:p>
        </text:list-item>
      </text:list>
      <text:list xml:id="list1802393526" text:style-name="L19">
        <text:list-item>
          <text:list>
            <text:list-item>
              <text:p text:style-name="P59"><text:span text:style-name="T7">lstrip()</text:span> and <text:span text:style-name="T7">rstrip()</text:span> methods will remove whitespace characters from the left and right ends, respectively.</text:p>
            </text:list-item>
            <text:list-item>
              <text:p text:style-name="P59">Optionally, a string argument will specify which characters on the ends should be stripped.The order of the characters in the string passed to strip() does not matter:</text:p>
            </text:list-item>
          </text:list>
        </text:list-item>
      </text:list>
      <text:list xml:id="list161850272619700" text:continue-list="list161850362466280" text:style-name="L1">
        <text:list-item>
          <text:p text:style-name="P28"><text:span text:style-name="T7">ord()</text:span> function to get the code point of a one-character string, and the <text:span text:style-name="T7">chr()</text:span> function to get the one-character string of an integer code point.</text:p>
        </text:list-item>
        <text:list-item>
          <text:p text:style-name="P60">srt(number).<text:span text:style-name="T7">zfill</text:span>(value) – used to add zeros before the number.</text:p>
        </text:list-item>
        <text:list-item>
          <text:p text:style-name="P109">The conditional operators <text:span text:style-name="T178">(&lt; , &gt;, == etc) </text:span>work even on strings - the ordering being the lexical order.</text:p>
        </text:list-item>
        <text:list-item>
          <text:p text:style-name="P246">string Module</text:p>
          <text:list>
            <text:list-item>
              <text:p text:style-name="P61">import string</text:p>
            </text:list-item>
            <text:list-item>
              <text:p text:style-name="P61">string<text:span text:style-name="T7">.whitespace</text:span>, string<text:span text:style-name="T7">.punctuation </text:span>– which will give you a string of whitespace or punctuations respectively.</text:p>
            </text:list-item>
            <text:list-item>
              <text:p text:style-name="P62">We can use this to pass in strip method.</text:p>
            </text:list-item>
            <text:list-item>
              <text:p text:style-name="P63">from <text:span text:style-name="T7">string</text:span> import <text:span text:style-name="T7">Template</text:span></text:p>
              <text:list>
                <text:list-item>
                  <text:p text:style-name="P63">we can use a text file as a template for our purposes and we can replace <text:span text:style-name="T7">${variable}</text:span> inside the text file in our code.</text:p>
                </text:list-item>
                <text:list-item>
                  <text:p text:style-name="P63"><text:span text:style-name="T7">$$</text:span> is used to escape $ </text:p>
                </text:list-item>
                <text:list-item>
                  <text:p text:style-name="P64">var = <text:span text:style-name="T7">Template</text:span>(text_or_textVar)</text:p>
                  <text:p text:style-name="P64">var.<text:span text:style-name="T7">substitute</text:span>(variable_in_text = ‘text we want’, ...)</text:p>
                </text:list-item>
              </text:list>
            </text:list-item>
          </text:list>
        </text:list-item>
        <text:list-item>
          <text:p text:style-name="P62"/>
          <text:p text:style-name="P95"><text:tab/></text:p>
        </text:list-item>
        <text:list-item>
          <text:p text:style-name="P216">PYPERCLIP MODULE</text:p>
        </text:list-item>
        <text:list-item>
          <text:p text:style-name="P95">The pyperclip module has copy() and paste() functions that can send text to and receive text from your computer’s clipboard.</text:p>
        </text:list-item>
      </text:list>
      <text:list xml:id="list2781669277" text:style-name="L20">
        <text:list-item>
          <text:list>
            <text:list-item>
              <text:p text:style-name="P251"><text:span text:style-name="T3">pyperclip.copy</text:span><text:span text:style-name="T2">('text' or variable) ,</text:span><text:span text:style-name="T3">pyperclip.paste()</text:span></text:p>
            </text:list-item>
          </text:list>
        </text:list-item>
      </text:list>
      <text:list xml:id="list161851063684339" text:continue-list="list161850272619700" text:style-name="L1">
        <text:list-header>
          <text:p text:style-name="P95"/>
        </text:list-header>
        <text:list-item>
          <text:p text:style-name="P216">REGULAR EXPRESIION</text:p>
        </text:list-item>
        <text:list-item>
          <text:p text:style-name="P32"><text:span text:style-name="T9">var = </text:span><text:span text:style-name="T7">re.compile</text:span>(r'patter'), <text:span text:style-name="T7">var.search</text:span>('string to search'), <text:span text:style-name="T7">var.group()</text:span></text:p>
        </text:list-item>
        <text:list-item>
          <text:p text:style-name="P32"><text:span text:style-name="T7">%</text:span><text:span text:style-name="T11">s</text:span><text:span text:style-name="T23"> – is used to add variable inside the regex, no need of , to define it in outside </text:span></text:p>
        </text:list-item>
        <text:list-item>
          <text:p text:style-name="P229"><text:span text:style-name="T32">The </text:span><text:span text:style-name="T33">re.search()</text:span><text:span text:style-name="T32"> method takes a regular expression pattern and a string and searches for that pattern within the string</text:span></text:p>
        </text:list-item>
      </text:list>
      <text:list xml:id="list4291246729" text:style-name="L21">
        <text:list-item>
          <text:list>
            <text:list-item>
              <text:p text:style-name="P150">The re.search() method takes a regular expression pattern and a string and searches for that pattern within the string. <text:span text:style-name="T119">We can use this with if statements.</text:span></text:p>
            </text:list-item>
            <text:list-item>
              <text:p text:style-name="P15">match =<text:span text:style-name="T7"> re.search(pat, str)</text:span></text:p>
            </text:list-item>
          </text:list>
        </text:list-item>
      </text:list>
      <text:list xml:id="list161850224859983" text:continue-list="list161851063684339" text:style-name="L1">
        <text:list-item>
          <text:p text:style-name="P228">search() to find a single match, <text:span text:style-name="T7">findall()</text:span> to find all matching instances, and <text:span text:style-name="T7">sub()</text:span> to do a find-and-replace substitution of text.</text:p>
        </text:list-item>
        <text:list-item>
          <text:p text:style-name="P230"><text:span text:style-name="T7">sub</text:span> method</text:p>
        </text:list-item>
      </text:list>
      <text:list xml:id="list508598947" text:style-name="L22">
        <text:list-item>
          <text:list>
            <text:list-item>
              <text:p text:style-name="P231">agentNamesRegex = re.compile(r'Agent (\w)\w*')</text:p>
            </text:list-item>
            <text:list-item>
              <text:p text:style-name="P231">agentNamesRegex.sub(r'\1****', 'Agent Alice told Agent Carol that Agent<text:span text:style-name="T120">)</text:span></text:p>
            </text:list-item>
            <text:list-item>
              <text:p text:style-name="P151">re.sub(pat, replacement, str) – <text:span text:style-name="T121">if doesnt use compile option.</text:span></text:p>
            </text:list-item>
          </text:list>
        </text:list-item>
      </text:list>
      <text:list xml:id="list161850287318697" text:continue-list="list161850224859983" text:style-name="L1">
        <text:list-item>
          <text:p text:style-name="P28"><text:soft-page-break/><text:span text:style-name="T7">findall() </text:span>- When called on a regex with no groups, such as \d\d\d-\d\d\d-\d\d\d\d, the method findall() returns a list of string matches, such as ['415-555-9999', '212-555-0000'].</text:p>
        </text:list-item>
      </text:list>
      <text:list xml:id="list1363719693" text:style-name="L23">
        <text:list-item>
          <text:list>
            <text:list-item>
              <text:p text:style-name="P65">When called on a regex that has groups, such as (\d\d\d)-(\d\d\d)-(\d\d\d\d), the method findall() returns a<text:span text:style-name="T109"> list of tuples of strings (one string for each group), such as [('415', '555', '9999'), ('212', '555', '0000')]</text:span></text:p>
            </text:list-item>
            <text:list-item>
              <text:p text:style-name="P110">If the pattern includes a single set of parenthesis, then findall() returns a list of strings corresponding to that single group.</text:p>
              <text:list>
                <text:list-header>
                  <text:p text:style-name="P110">Sometimes you have paren ( ) groupings in the pattern, but which you do not want to extract. In that case, write the parens with a <text:span text:style-name="T7">?:</text:span> at the start, e.g.<text:span text:style-name="T7"> (?: )</text:span> and that left paren will not count as a group result.</text:p>
                </text:list-header>
              </text:list>
            </text:list-item>
            <text:list-item>
              <text:p text:style-name="P13">findall method can used for find all the matching pattern in a <text:span text:style-name="T7">file</text:span>, it returns a list of all the matching pattern and print it using a for loop.</text:p>
              <text:list>
                <text:list-header>
                  <text:p text:style-name="P14">f = open('test.txt', 'r')</text:p>
                  <text:p text:style-name="P14">strings = re.findall(r'some pattern', f.read())</text:p>
                </text:list-header>
              </text:list>
            </text:list-item>
          </text:list>
        </text:list-item>
      </text:list>
      <text:p text:style-name="Standard"/>
      <text:list xml:id="list161850254316183" text:continue-list="list161850287318697" text:style-name="L1">
        <text:list-header>
          <text:p text:style-name="P95"><text:tab/></text:p>
        </text:list-header>
        <text:list-item>
          <text:p text:style-name="P216">PyInputPlus Module</text:p>
        </text:list-item>
        <text:list-item>
          <text:p text:style-name="P95"><text:span text:style-name="T7">pyinputplus.inputInt</text:span>(prompt='Enter a number: ')</text:p>
        </text:list-item>
        <text:list-item>
          <text:p text:style-name="P19"><text:span text:style-name="T3">Python’s help()</text:span><text:span text:style-name="T2"> function to find out more about each of these functions. For example,</text:span></text:p>
        </text:list-item>
      </text:list>
      <text:list xml:id="list3213576629" text:style-name="L24">
        <text:list-item>
          <text:list>
            <text:list-item>
              <text:p text:style-name="P98">help(pyinputplus.inputChoice) displays help <text:tab/>information for the inputChoice() function. </text:p>
            </text:list-item>
          </text:list>
        </text:list-item>
        <text:list-item>
          <text:p text:style-name="P252"><text:span text:style-name="T2">Complete documentation can be found at </text:span><text:a xlink:type="simple" xlink:href="https://pyinputplus.readthedocs.io/" text:style-name="Internet_20_link" text:visited-style-name="Visited_20_Internet_20_Link"><text:span text:style-name="T4">https://pyinputplus.readthedocs.io/</text:span></text:a><text:span text:style-name="T4">.</text:span></text:p>
        </text:list-item>
      </text:list>
      <text:list xml:id="list161850023924540" text:continue-list="list161850254316183" text:style-name="L1">
        <text:list-item>
          <text:p text:style-name="P96"><text:span text:style-name="T7">inputStr()</text:span> Is like the built-in input() function but has the general PyInputPlus features. You can also pass a custom validation function to it</text:p>
        </text:list-item>
        <text:list-item>
          <text:p text:style-name="P95"><text:span text:style-name="T7">inputNum() </text:span>Ensures the user enters a number and returns an int or float, depending on if the number has a decimal point in it</text:p>
        </text:list-item>
      </text:list>
      <text:list xml:id="list965764312" text:style-name="L25">
        <text:list-item>
          <text:list>
            <text:list-item>
              <text:p text:style-name="P105">inputInt() inputFloat() </text:p>
            </text:list-item>
          </text:list>
        </text:list-item>
      </text:list>
      <text:list xml:id="list161850859356178" text:continue-list="list161850023924540" text:style-name="L1">
        <text:list-item>
          <text:p text:style-name="P95"><text:span text:style-name="T7">inputChoice() </text:span>Ensures the user enters one of the provided choices<text:tab/></text:p>
        </text:list-item>
        <text:list-item>
          <text:p text:style-name="P95"><text:span text:style-name="T7">inputMenu() </text:span>Is similar to inputChoice(), but provides a menu with numbered or lettered options</text:p>
        </text:list-item>
        <text:list-item>
          <text:p text:style-name="P95"><text:span text:style-name="T7">inputDatetime()</text:span> Ensures the user enters a date and time</text:p>
        </text:list-item>
        <text:list-item>
          <text:p text:style-name="P95"><text:span text:style-name="T7">inputYesNo()</text:span> Ensures the user enters a “yes” or “no” response</text:p>
        </text:list-item>
      </text:list>
      <text:list xml:id="list2781964930" text:style-name="L26">
        <text:list-item>
          <text:list>
            <text:list-item>
              <text:p text:style-name="P99">response = pyip.inputYesNo(prompt, yesVal='sí', noVal='no') ie user can enter si instead of si. passing keyword argument</text:p>
            </text:list-item>
          </text:list>
        </text:list-item>
      </text:list>
      <text:list xml:id="list161851052352097" text:continue-list="list161850859356178" text:style-name="L1">
        <text:list-item>
          <text:p text:style-name="P95"><text:span text:style-name="T7">inputBool()</text:span> Is similar to inputYesNo(), but takes a “True” or “False” response and returns a Boolean value</text:p>
        </text:list-item>
        <text:list-item>
          <text:p text:style-name="P95"><text:span text:style-name="T7">inputEmail() </text:span>Ensures the user enters a valid email address</text:p>
        </text:list-item>
        <text:list-item>
          <text:p text:style-name="P95"><text:span text:style-name="T7">inputFilepath()</text:span> Ensures the user enters a valid file path and filename, and can optionally check that a file with that name exists</text:p>
        </text:list-item>
        <text:list-item>
          <text:p text:style-name="P95"><text:span text:style-name="T7">inputPassword()</text:span> Is like the built-in input(), but displays * characters as the user types so that passwords, or other sensitive information, aren’t displayed on the screen</text:p>
          <text:p text:style-name="P95"><text:tab/></text:p>
        </text:list-item>
        <text:list-item>
          <text:p text:style-name="P216">Google SpreadSheet</text:p>
        </text:list-item>
        <text:list-item>
          <text:p text:style-name="P95"><text:tab/>[] to index - indxing is different than matrix indexing, first column number then row number</text:p>
        </text:list-item>
      </text:list>
      <text:list xml:id="list154184511" text:style-name="L27">
        <text:list-item>
          <text:p text:style-name="P253"><text:span text:style-name="T5">https://ezsheets.readthedocs.io/. </text:span><text:span text:style-name="T4"><text:s text:c="2"/></text:span></text:p>
          <text:p text:style-name="P106"/>
        </text:list-item>
      </text:list>
      <text:list xml:id="list161850299446937" text:continue-list="list161851052352097" text:style-name="L1">
        <text:list-header>
          <text:p text:style-name="P95">-------------------------------------------------------------<text:tab/></text:p>
          <text:p text:style-name="P95"/>
        </text:list-header>
        <text:list-item>
          <text:p text:style-name="P95"><text:span text:style-name="T7">dir(sys)</text:span> — dir() is like <text:span text:style-name="T7">help()</text:span> but just gives a quick list of its defined symbols, or "attributes"</text:p>
        </text:list-item>
      </text:list>
      <text:list xml:id="list168157326" text:style-name="L28">
        <text:list-item>
          <text:list>
            <text:list-item>
              <text:p text:style-name="P100">when using dir use it like print(dir(sys)), </text:p>
            </text:list-item>
            <text:list-item>
              <text:p text:style-name="P100">help function can also use like help(sys.exit)</text:p>
            </text:list-item>
          </text:list>
        </text:list-item>
      </text:list>
      <text:list xml:id="list161849598803270" text:continue-list="list161850299446937" text:style-name="L1">
        <text:list-item>
          <text:p text:style-name="P95">The <text:span text:style-name="T7">%</text:span> operator takes a printf-type format string on the left (%d int, %s string, %f/%g floating point), </text:p>
        </text:list-item>
        <text:list-item>
          <text:p text:style-name="P95"><text:span text:style-name="T7">repr()</text:span> - evaluatable string representation of an object - use with %s for string representation of the object passed in a function.</text:p>
          <text:p text:style-name="P95"/>
        </text:list-item>
        <text:list-item>
          <text:p text:style-name="P216">OS MODULE</text:p>
        </text:list-item>
        <text:list-item>
          <text:p text:style-name="P28"><text:soft-page-break/>filenames = <text:span text:style-name="T7">os.listdir(dir) </text:span>-- list of filenames in that directory path (not including . and ..). The filenames are just the names in the directory, not their absolute paths.</text:p>
        </text:list-item>
        <text:list-item>
          <text:p text:style-name="P28"><text:span text:style-name="T7">os.path.join(dir, filename)</text:span> -- given a filename from the above list, use this to put the dir and filename together to make a path</text:p>
        </text:list-item>
        <text:list-item>
          <text:p text:style-name="P28"><text:span text:style-name="T7">os.path.abspath(path) </text:span>-- given a path, return an absolute form, e.g. /home/nick/foo/bar.html</text:p>
        </text:list-item>
        <text:list-item>
          <text:p text:style-name="P28"><text:span text:style-name="T7">os.path.dirname(path)</text:span>, <text:span text:style-name="T7">os.path.basename(path)</text:span> -- given dir/foo/bar.html, return the dirname "dir/foo" and basename "bar.html"</text:p>
        </text:list-item>
        <text:list-item>
          <text:p text:style-name="P238"><text:span text:style-name="T7">os.path.exists(path)</text:span> -- true if it exists, use absalute path</text:p>
        </text:list-item>
        <text:list-item>
          <text:p text:style-name="P238"><text:span text:style-name="T7">os.mkdir(dir_path)</text:span> -- makes one dir, <text:span text:style-name="T7">os.makedirs(dir_path)</text:span> makes all the needed dirs in this path</text:p>
        </text:list-item>
        <text:list-item>
          <text:p text:style-name="P240">os.<text:span text:style-name="T7">system</text:span>(‘<text:span text:style-name="T7">mkdir</text:span> fileName’) – will create a file with fileName</text:p>
        </text:list-item>
        <text:list-item>
          <text:p text:style-name="P241"><text:span text:style-name="T7">os.path.isabs(path) </text:span>– return True if the path is an absolute path</text:p>
        </text:list-item>
        <text:list-item>
          <text:p text:style-name="P242"><text:span text:style-name="T7">os.path.isdir(path)</text:span> ,<text:span text:style-name="T7"> os.path.isfile(path)</text:span></text:p>
        </text:list-item>
        <text:list-item>
          <text:p text:style-name="P241"><text:span text:style-name="T82">os.path.relpath(</text:span><text:span text:style-name="T117">path</text:span><text:span text:style-name="T82">, </text:span><text:span text:style-name="T117">start</text:span><text:span text:style-name="T82">) </text:span><text:span text:style-name="T79">- will return a string of a relative path from the </text:span><text:span text:style-name="T116">start</text:span><text:span text:style-name="T85"> </text:span><text:span text:style-name="T79">path to </text:span><text:span text:style-name="T116">path</text:span><text:span text:style-name="T79">. If </text:span><text:span text:style-name="T116">start</text:span><text:span text:style-name="T85"> </text:span><text:span text:style-name="T79">is not provided, the current working directory is used as the start path.</text:span></text:p>
        </text:list-item>
        <text:list-item>
          <text:p text:style-name="P243"><text:span text:style-name="T82">os.rmdir(filename)</text:span><text:span text:style-name="T79">, </text:span><text:span text:style-name="T82">os.remvedirs(‘path’)</text:span><text:span text:style-name="T79">- this will delete the intermediate files also</text:span></text:p>
        </text:list-item>
        <text:list-item>
          <text:p text:style-name="P243"><text:span text:style-name="T82">os.unlink(</text:span><text:span text:style-name="T88">path</text:span><text:span text:style-name="T82">) </text:span><text:span text:style-name="T79">will delete the file at </text:span><text:span text:style-name="T85">path</text:span><text:span text:style-name="T79">.</text:span></text:p>
        </text:list-item>
        <text:list-item>
          <text:p text:style-name="P243"><text:span text:style-name="T82">os.rmdir(</text:span><text:span text:style-name="T88">path</text:span><text:span text:style-name="T82">)</text:span><text:span text:style-name="T79"> will delete the folder at </text:span><text:span text:style-name="T85">path</text:span><text:span text:style-name="T79">. This folder must be empty of any files or folders.</text:span></text:p>
        </text:list-item>
        <text:list-item>
          <text:p text:style-name="P168">os.rename(oldName, newName)</text:p>
        </text:list-item>
        <text:list-item>
          <text:p text:style-name="P243"><text:span text:style-name="T82">os.stat(filename) </text:span><text:span text:style-name="T79">– </text:span><text:span text:style-name="T80">get all the data related to the file, also st_mtime is the last modified time</text:span></text:p>
        </text:list-item>
        <text:list-item>
          <text:p text:style-name="P242"><text:span text:style-name="T82">os.path.split(path)</text:span><text:span text:style-name="T79"> – to get both name (final file and rest path)</text:span></text:p>
        </text:list-item>
      </text:list>
      <text:list xml:id="list2662868870" text:style-name="L29">
        <text:list-item>
          <text:list>
            <text:list-item>
              <text:p text:style-name="P208"><text:span text:style-name="T144">var</text:span><text:span text:style-name="T143">.split(os.sep)</text:span><text:span text:style-name="T21"> – </text:span><text:span text:style-name="T24">to split folder seperating the slash.</text:span></text:p>
            </text:list-item>
          </text:list>
        </text:list-item>
      </text:list>
      <text:list xml:id="list161849097136845" text:continue-list="list161849598803270" text:style-name="L1">
        <text:list-item>
          <text:p text:style-name="P220"><text:span text:style-name="T33">os.path.splitext(path) </text:span><text:span text:style-name="T35">– will split the file root path(file name) and the extension</text:span></text:p>
        </text:list-item>
        <text:list-item>
          <text:p text:style-name="P220"><text:span text:style-name="T33">os.path.getsize(</text:span><text:span text:style-name="T39">path</text:span><text:span text:style-name="T33">)</text:span><text:span text:style-name="T35"> - will return the size in bytes of the file in the </text:span><text:span text:style-name="T38">path</text:span><text:span text:style-name="T35"> argument.</text:span></text:p>
          <text:list>
            <text:list-item>
              <text:p text:style-name="P220"><text:span text:style-name="Source_20_Text"><text:span text:style-name="T27">os.path.getsize()</text:span></text:span><text:span text:style-name="T29">will only get you the size of the directory, </text:span><text:span text:style-name="Strong_20_Emphasis"><text:span text:style-name="T31">NOT</text:span></text:span><text:span text:style-name="Strong_20_Emphasis"><text:span text:style-name="T30"> </text:span></text:span><text:span text:style-name="T29">of its content.</text:span></text:p>
            </text:list-item>
          </text:list>
        </text:list-item>
        <text:list-item>
          <text:p text:style-name="P221"><text:span text:style-name="T33">os.walk(path)</text:span><text:span text:style-name="T35"> – used to get all the files subfiles in a folder.</text:span></text:p>
          <text:list>
            <text:list-item>
              <text:p text:style-name="P111">It gives a list value, to see it use list method. We can use it in nested for loop.</text:p>
            </text:list-item>
            <text:list-item>
              <text:p text:style-name="P113">for folderName, subfolders, filenames in os.walk('C:\\delicious'):</text:p>
            </text:list-item>
            <text:list-item>
              <text:p text:style-name="P111">this give three values on each iteration through the loop</text:p>
              <text:list>
                <text:list-item>
                  <text:p text:style-name="P111">A string of the current folder’s name<text:span text:style-name="T157">s with absalute path.</text:span></text:p>
                  <text:list>
                    <text:list-item>
                      <text:p text:style-name="P112">Current folder means the folder for the current iteration of the for loop.</text:p>
                    </text:list-item>
                  </text:list>
                </text:list-item>
                <text:list-item>
                  <text:p text:style-name="P111">A list of strings of the folders in the current folder</text:p>
                </text:list-item>
                <text:list-item>
                  <text:p text:style-name="P111">A list of strings of the files in the current folder</text:p>
                </text:list-item>
                <text:list-item>
                  <text:p text:style-name="P114">both filenames and subfoldernames only gives names not path.</text:p>
                </text:list-item>
              </text:list>
            </text:list-item>
            <text:list-item>
              <text:p text:style-name="P115"><text:span text:style-name="T7">os.popen</text:span>(‘command just like in shell’) </text:p>
              <text:list>
                <text:list-item>
                  <text:p text:style-name="P115">cmd = ‘ls -la’ or ‘cat filename’ etc</text:p>
                </text:list-item>
                <text:list-item>
                  <text:p text:style-name="P115">var = os.popen(cmd)</text:p>
                </text:list-item>
                <text:list-item>
                  <text:p text:style-name="P115">var.read() - to read the output</text:p>
                </text:list-item>
              </text:list>
            </text:list-item>
            <text:list-item>
              <text:p text:style-name="P166"><text:span text:style-name="T19">md5su</text:span><text:span text:style-name="T135">m</text:span><text:span text:style-name="T134"> – is a linux command,</text:span><text:span text:style-name="T133">This command provides an efficient way to check whether two files have the same contents. The probability that different contents yield the same checksum is very small (that is, unlikely to happen before the universe collapses</text:span><text:span text:style-name="T134">)</text:span></text:p>
            </text:list-item>
          </text:list>
        </text:list-item>
        <text:list-item>
          <text:p text:style-name="P247">pathlib</text:p>
        </text:list-item>
        <text:list-item>
          <text:p text:style-name="P101">Import pathlib</text:p>
          <text:p text:style-name="P101"><text:span text:style-name="T7">pathlib.Path</text:span>(‘dir’,’subdir’,’filename’) – this will add apropriate path seperator depending on linux or <text:span text:style-name="T109">windows.</text:span></text:p>
        </text:list-item>
        <text:list-item>
          <text:p text:style-name="P234">pathlib.Path can also use to join to path – pathlib.Path(‘rootPath’,filename)</text:p>
        </text:list-item>
        <text:list-item>
          <text:p text:style-name="P234"><text:span text:style-name="T35">Using the / operator with Path objects makes joining paths just as easy as string concatenation.</text:span><text:span text:style-name="T36">(either the first or second left most value must be a Path object.</text:span></text:p>
        </text:list-item>
        <text:list-item>
          <text:p text:style-name="P235"><text:span text:style-name="T33">pathlib.Path.cwd() </text:span><text:span text:style-name="T35"><text:s/></text:span><text:span text:style-name="T37">or </text:span><text:span text:style-name="T34">os.getcwd()</text:span><text:span text:style-name="T37"> </text:span><text:span text:style-name="T35">- to get cwd. </text:span><text:span text:style-name="T33">os.chdir()</text:span><text:span text:style-name="T37"> to change cwd</text:span></text:p>
        </text:list-item>
        <text:list-item>
          <text:p text:style-name="P188"><text:span text:style-name="T7">pathlib.Path(‘path’).mkdir() </text:span>- to make a dir in the fiven path. <text:span text:style-name="T129">Instead of ‘path’ we can also give the directory name only, this will create that directory in the current working folder.</text:span></text:p>
        </text:list-item>
        <text:list-item>
          <text:p text:style-name="P188"><text:span text:style-name="T7">.is_absolute() </text:span>- to check whether the path is absolute or relative.</text:p>
        </text:list-item>
        <text:list-item>
          <text:p text:style-name="P116"><text:soft-page-break/><text:span text:style-name="T7">.</text:span><text:span text:style-name="T10">exists()</text:span><text:span text:style-name="T138"> , </text:span><text:span text:style-name="T10">.is_file()</text:span><text:span text:style-name="T138">, </text:span><text:span text:style-name="T10">.is_dir()</text:span></text:p>
        </text:list-item>
        <text:list-item>
          <text:p text:style-name="P239"><text:span text:style-name="T83">Var.anchor/parent/name/stem/suffix/drive - </text:span><text:span text:style-name="T79">These attributes evaluate to simple string values, except for parent, which evaluates to another Path object.</text:span></text:p>
        </text:list-item>
        <text:list-item>
          <text:p text:style-name="P108">The parents attribute (which is different from the parent attribute) evaluates to the ancestor folders of a Path object with an integer index:</text:p>
          <text:list>
            <text:list-item>
              <text:p text:style-name="P117">pathlib.Path.cwdIO.parents[index] – index is from 0 to above, this will cut that positions form the end and the rest will return.</text:p>
            </text:list-item>
          </text:list>
        </text:list-item>
        <text:list-item>
          <text:p text:style-name="P118"><text:span text:style-name="T7">glob() </text:span>method is simpler to use than listdir() in os.listdir. </text:p>
        </text:list-item>
        <text:list-item>
          <text:p text:style-name="P20"><text:span text:style-name="T43">Path objects have a glob() method for listing the contents of a folder according to a </text:span><text:span text:style-name="Emphasis"><text:span text:style-name="T61">glob pattern</text:span></text:span><text:span text:style-name="T43">. </text:span></text:p>
        </text:list-item>
        <text:list-item>
          <text:p text:style-name="P118">Glob patterns are like a simplified form of regular expressions often used in command line commands. </text:p>
        </text:list-item>
        <text:list-item>
          <text:p text:style-name="P118">The glob() method returns a generator object, that you’ll need to pass to list() to easily view in the interactive shell,<text:span text:style-name="T7"> </text:span><text:span text:style-name="T13">list of absalute path of files </text:span><text:span text:style-name="T146">will print.</text:span></text:p>
        </text:list-item>
        <text:list-item>
          <text:p text:style-name="P118">var.glob(‘re expression’) - <text:s/>to list this <text:s/>- list(var.glob(‘re expression’)), var = pathlib.Path(‘path’)</text:p>
        </text:list-item>
      </text:list>
      <text:p text:style-name="P1"/>
      <text:p text:style-name="P2"><text:tab/><text:span text:style-name="T141">s</text:span><text:span text:style-name="T142">hutil</text:span></text:p>
      <text:list xml:id="list161850691588232" text:continue-numbering="true" text:style-name="L1">
        <text:list-item>
          <text:p text:style-name="P28">we have to import <text:span text:style-name="T7">shutil </text:span>module and use absalute path to copy a file.</text:p>
        </text:list-item>
      </text:list>
      <text:list xml:id="list2458406492" text:style-name="L30">
        <text:list-item>
          <text:list>
            <text:list-item>
              <text:p text:style-name="P66"><text:span text:style-name="T7">shutil.copy</text:span>(source-path, dest-path) -- copy a file (dest path directories should exist)</text:p>
              <text:list>
                <text:list-item>
                  <text:p text:style-name="P244"><text:span text:style-name="T79">If </text:span><text:span text:style-name="T116">destination</text:span><text:span text:style-name="T85"> </text:span><text:span text:style-name="T79">is a filename, it will be used as the new name of the copied file.</text:span></text:p>
                </text:list-item>
              </text:list>
            </text:list-item>
            <text:list-item>
              <text:p text:style-name="P66"><text:span text:style-name="T92">shutil.copytree</text:span><text:span text:style-name="T89">(</text:span><text:span text:style-name="T90">source-path, dest-path) </text:span><text:span text:style-name="T64">will copy an entire folder and every folder and file contained in it.</text:span></text:p>
            </text:list-item>
            <text:list-item>
              <text:p text:style-name="P244"><text:span text:style-name="T82">shutil.move</text:span><text:span text:style-name="T79">(</text:span><text:span text:style-name="T85">source</text:span><text:span text:style-name="T79">,</text:span><text:span text:style-name="T85">destination</text:span><text:span text:style-name="T79">)</text:span></text:p>
              <text:list>
                <text:list-item>
                  <text:p text:style-name="P255"><text:span text:style-name="T44">The </text:span><text:span text:style-name="T62">destination </text:span><text:span text:style-name="T44">path can also specify a filename. The </text:span><text:span text:style-name="T62">source </text:span><text:span text:style-name="T44">file is moved </text:span><text:span text:style-name="Emphasis"><text:span text:style-name="T62">and </text:span></text:span><text:span text:style-name="T44">renamed.</text:span></text:p>
                </text:list-item>
              </text:list>
            </text:list-item>
            <text:list-item>
              <text:p text:style-name="P256"><text:span text:style-name="T84">shutil.rmtree</text:span><text:span text:style-name="T81">(</text:span><text:span text:style-name="T86">path</text:span><text:span text:style-name="T81">) will remove the folder at </text:span><text:span text:style-name="T86">path</text:span><text:span text:style-name="T81">, and all files and folders it contains will also be deleted.</text:span></text:p>
            </text:list-item>
            <text:list-item>
              <text:p text:style-name="P209">pip install --user send2trash</text:p>
              <text:list>
                <text:list-item>
                  <text:p text:style-name="P210">import send2trash</text:p>
                </text:list-item>
                <text:list-item>
                  <text:p text:style-name="P211"><text:span text:style-name="T21">send2trash.send2trash('</text:span><text:span text:style-name="T25">filename</text:span><text:span text:style-name="T21">')</text:span></text:p>
                </text:list-item>
              </text:list>
            </text:list-item>
            <text:list-item>
              <text:p text:style-name="P120"/>
            </text:list-item>
          </text:list>
        </text:list-item>
      </text:list>
      <text:list xml:id="list161849537240645" text:continue-list="list161850691588232" text:style-name="L1">
        <text:list-header>
          <text:p text:style-name="P95"/>
          <text:p text:style-name="P217">SUBPROCESS MODULE</text:p>
        </text:list-header>
        <text:list-item>
          <text:p text:style-name="P102"><text:span text:style-name="Source_20_Text"><text:span text:style-name="T97">subprocess.run</text:span></text:span><text:span text:style-name="T98">(</text:span><text:span text:style-name="Emphasis"><text:span text:style-name="T122">args</text:span></text:span><text:span text:style-name="T98">, </text:span><text:span text:style-name="Emphasis"><text:span text:style-name="T122">*</text:span></text:span><text:span text:style-name="T98">, </text:span><text:span text:style-name="Emphasis"><text:span text:style-name="T122">stdin=None</text:span></text:span><text:span text:style-name="T98">, </text:span><text:span text:style-name="Emphasis"><text:span text:style-name="T122">input=None</text:span></text:span><text:span text:style-name="T98">, </text:span><text:span text:style-name="Emphasis"><text:span text:style-name="T122">stdout=None</text:span></text:span><text:span text:style-name="T98">, </text:span><text:span text:style-name="Emphasis"><text:span text:style-name="T122">stderr=None</text:span></text:span><text:span text:style-name="T98">, </text:span><text:span text:style-name="Emphasis"><text:span text:style-name="T122">capture_output=False</text:span></text:span><text:span text:style-name="T98">, </text:span><text:span text:style-name="Emphasis"><text:span text:style-name="T122">shell=False</text:span></text:span><text:span text:style-name="T98">, </text:span><text:span text:style-name="Emphasis"><text:span text:style-name="T122">cwd=None</text:span></text:span><text:span text:style-name="T98">, </text:span><text:span text:style-name="Emphasis"><text:span text:style-name="T122">timeout=None</text:span></text:span><text:span text:style-name="T98">, </text:span><text:span text:style-name="Emphasis"><text:span text:style-name="T122">check=False</text:span></text:span><text:span text:style-name="T98">, </text:span><text:span text:style-name="Emphasis"><text:span text:style-name="T122">encoding=None</text:span></text:span><text:span text:style-name="T98">, </text:span><text:span text:style-name="Emphasis"><text:span text:style-name="T122">errors=None</text:span></text:span><text:span text:style-name="T98">, </text:span><text:span text:style-name="Emphasis"><text:span text:style-name="T122">text=None</text:span></text:span><text:span text:style-name="T98">, </text:span><text:span text:style-name="Emphasis"><text:span text:style-name="T122">env=None</text:span></text:span><text:span text:style-name="T98">, </text:span><text:span text:style-name="Emphasis"><text:span text:style-name="T122">universal_newlines=None</text:span></text:span><text:span text:style-name="T98">, </text:span><text:span text:style-name="Emphasis"><text:span text:style-name="T122">**other_popen_kwargs</text:span></text:span><text:span text:style-name="T98">)</text:span></text:p>
        </text:list-item>
      </text:list>
      <text:list xml:id="list2509815365" text:style-name="L31">
        <text:list-item>
          <text:list>
            <text:list-item>
              <text:p text:style-name="P67">subprocess.run(‘cmd’,optional<text:span text:style-name="T126">s</text:span>)- command passed as a single string</text:p>
            </text:list-item>
            <text:list-item>
              <text:p text:style-name="P67">subprocess.run([‘ls’,’-la’]) – to pass a multiple command use list </text:p>
            </text:list-item>
            <text:list-item>
              <text:p text:style-name="P67">subprocess.run(‘ls -la’, <text:span text:style-name="T7">shell=True</text:span>) – by making shell=True we can pass multiple command as a string</text:p>
            </text:list-item>
            <text:list-item>
              <text:p text:style-name="P67">subprocess.run(cmd , <text:span text:style-name="T7">capture_output=True</text:span>) – normally it only print the out put to the consol, doesnt capture it. To capture output use capture_output = True</text:p>
              <text:p text:style-name="P70">to get the result in seperate line use <text:span text:style-name="T7">text=True</text:span></text:p>
              <text:p text:style-name="P71">we can also use <text:span text:style-name="T7">stdout=subprocess.PIPE </text:span>instead of capture_output=True – which will help to redirect output to something other like into a file etc,</text:p>
              <text:list>
                <text:list-item>
                  <text:p text:style-name="P71">stdout=filename (ie here filename means, filename = open(‘file’,’w’))</text:p>
                </text:list-item>
                <text:list-item>
                  <text:p text:style-name="P70">we can also redirect the std error </text:p>
                  <text:list>
                    <text:list-item>
                      <text:p text:style-name="P88">stderr=subprocess.DEVNULL</text:p>
                    </text:list-item>
                  </text:list>
                </text:list-item>
              </text:list>
            </text:list-item>
            <text:list-item>
              <text:p text:style-name="P72">to use the std output of one var to the input to another </text:p>
              <text:list>
                <text:list-item>
                  <text:p text:style-name="P72">use <text:span text:style-name="T7">input=variablename.stdout </text:span><text:span text:style-name="T22">in run methond.</text:span></text:p>
                </text:list-item>
              </text:list>
            </text:list-item>
            <text:list-item>
              <text:p text:style-name="P86"><text:span text:style-name="T22">Subprocess.</text:span><text:span text:style-name="T7">check_output</text:span><text:span text:style-name="T22">([“echo”, “hello world”])</text:span></text:p>
            </text:list-item>
          </text:list>
        </text:list-item>
      </text:list>
      <text:list xml:id="list161850491759700" text:continue-list="list161849537240645" text:style-name="L1">
        <text:list-item>
          <text:p text:style-name="P68">we can assign this output to a variable.</text:p>
        </text:list-item>
      </text:list>
      <text:list xml:id="list4289382911" text:style-name="L32">
        <text:list-item>
          <text:list>
            <text:list-item>
              <text:p text:style-name="P69">var = su<text:span text:style-name="T127">b</text:span>process.run(‘ls’)</text:p>
            </text:list-item>
            <text:list-item>
              <text:p text:style-name="P69"><text:soft-page-break/>to get the args – var<text:span text:style-name="T7">.args</text:span></text:p>
            </text:list-item>
            <text:list-item>
              <text:p text:style-name="P69">to get the return code, ie error coe – var<text:span text:style-name="T7">.returncode</text:span></text:p>
            </text:list-item>
            <text:list-item>
              <text:p text:style-name="P91">to get the std output – var.stdout (only we get when make capture_output = True)</text:p>
              <text:list>
                <text:list-header>
                  <text:p text:style-name="P92">the std output will print in a single line, to get in seperate line we have two options</text:p>
                </text:list-header>
                <text:list-item>
                  <text:p text:style-name="P92">var<text:span text:style-name="T7">.stdout.decode() </text:span></text:p>
                </text:list-item>
                <text:list-item>
                  <text:p text:style-name="P92">or we can put text=True in run methond</text:p>
                </text:list-item>
              </text:list>
            </text:list-item>
            <text:list-item>
              <text:p text:style-name="P93">to get the error – var<text:span text:style-name="T7">.stderr</text:span></text:p>
              <text:p text:style-name="P93">we can also use <text:span text:style-name="T7">check=True </text:span>to return the error </text:p>
            </text:list-item>
            <text:list-item>
              <text:p text:style-name="P89"/>
            </text:list-item>
          </text:list>
        </text:list-item>
      </text:list>
      <text:list xml:id="list161850761898707" text:continue-list="list161850491759700" text:style-name="L1">
        <text:list-item>
          <text:p text:style-name="P73"><text:span text:style-name="T7">sys.stderr.write</text:span>(‘content’) – to write when there is a error</text:p>
          <text:p text:style-name="P73"/>
        </text:list-item>
        <text:list-item>
          <text:p text:style-name="P254">argparse</text:p>
        </text:list-item>
        <text:list-item>
          <text:p text:style-name="P103">import argparse</text:p>
          <text:list>
            <text:list-item>
              <text:p text:style-name="P103">varParser = argparse.ArgumentParser() - inside it we can pass description etc</text:p>
              <text:p text:style-name="P103">varParser.add_argument(‘argument1’, help = ‘help text’, type = ) - type is int or str etc</text:p>
              <text:p text:style-name="P103">varArgs = varParser.parse_args()</text:p>
            </text:list-item>
            <text:list-item>
              <text:p text:style-name="P103">varArgs.argument1 – to get the argument1 </text:p>
            </text:list-item>
          </text:list>
        </text:list-item>
        <text:list-item>
          <text:p text:style-name="P104"/>
        </text:list-item>
        <text:list-item>
          <text:p text:style-name="P248">exception:</text:p>
          <text:p text:style-name="P260"><text:span text:style-name="Source_20_Text"><text:span text:style-name="T56">raise</text:span></text:span><text:span text:style-name="Source_20_Text"><text:span text:style-name="T46"> </text:span></text:span><text:span text:style-name="T46">allows you to throw an </text:span><text:span text:style-name="T56">exception</text:span><text:span text:style-name="T46"> at any time.</text:span></text:p>
        </text:list-item>
      </text:list>
      <text:list xml:id="list3205038759" text:style-name="L33">
        <text:list-item>
          <text:list>
            <text:list-item>
              <text:p text:style-name="P261"><text:span text:style-name="T65">Raising an exception is a way of saying, “Stop running the code in this function and move the program execution to the </text:span><text:span text:style-name="T91">except </text:span><text:span text:style-name="T65">statement.” </text:span><text:span text:style-name="T66">If there is a try and execpt. Otherwise what inside the raise exception will print with a bunch of invalid arguments.</text:span></text:p>
            </text:list-item>
            <text:list-item>
              <text:p text:style-name="P262"><text:span text:style-name="T65">T</text:span><text:span text:style-name="T67">ry and except will handle all the invalid argument</text:span><text:span text:style-name="T66">s</text:span><text:span text:style-name="T67">.</text:span></text:p>
            </text:list-item>
          </text:list>
        </text:list-item>
      </text:list>
      <text:list xml:id="list161849960361660" text:continue-list="list161850761898707" text:style-name="L34">
        <text:list-item>
          <text:p text:style-name="P268"><text:span text:style-name="Source_20_Text"><text:span text:style-name="T56">a</text:span></text:span><text:span text:style-name="Source_20_Text"><text:span text:style-name="T54">ssert</text:span></text:span><text:span text:style-name="Source_20_Text"><text:span text:style-name="T42"> </text:span></text:span><text:span text:style-name="T42">enables you to verify if a certain condition is met and throw an AssertionError exception if </text:span><text:span text:style-name="T47">the condition is not satisfied, we can also pass a optional erro</text:span><text:span text:style-name="T48">r</text:span><text:span text:style-name="T47"> message.</text:span></text:p>
          <text:list>
            <text:list-item>
              <text:p text:style-name="P269">assert &lt;condition&gt;</text:p>
            </text:list-item>
            <text:list-item>
              <text:p text:style-name="P269">assert &lt;condition&gt;, &lt;error message&gt;</text:p>
            </text:list-item>
            <text:list-item>
              <text:p text:style-name="P272"><text:span text:style-name="T42">Unlike exceptions, your code should </text:span><text:span text:style-name="Emphasis"><text:span text:style-name="T60">not</text:span></text:span><text:span text:style-name="Emphasis"><text:span text:style-name="T42"> </text:span></text:span><text:span text:style-name="T42">handle assert statements with try and except</text:span></text:p>
            </text:list-item>
            <text:list-item>
              <text:p text:style-name="P270">Assertions are for programmer errors, not user errors. Users can choose to turn off assertions.</text:p>
            </text:list-item>
            <text:list-item>
              <text:p text:style-name="P273"><text:span text:style-name="T79">If you run a Python script with </text:span><text:span text:style-name="T87">python -O myscript.py </text:span><text:span text:style-name="T79">instead of </text:span><text:span text:style-name="T87">python myscript.py,</text:span><text:span text:style-name="T79"> Python will skip assert statements.</text:span></text:p>
            </text:list-item>
          </text:list>
        </text:list-item>
        <text:list-item>
          <text:p text:style-name="P267"><text:span text:style-name="T42">In the </text:span><text:span text:style-name="Source_20_Text"><text:span text:style-name="T54">try</text:span></text:span><text:span text:style-name="Source_20_Text"><text:span text:style-name="T42"> </text:span></text:span><text:span text:style-name="T42">clause, all statements are executed until an exception is encountered.</text:span></text:p>
        </text:list-item>
        <text:list-item>
          <text:p text:style-name="P267"><text:span text:style-name="Source_20_Text"><text:span text:style-name="T56">e</text:span></text:span><text:span text:style-name="Source_20_Text"><text:span text:style-name="T54">xcept</text:span></text:span><text:span text:style-name="Source_20_Text"><text:span text:style-name="T42"> </text:span></text:span><text:span text:style-name="T42">is used to catch and handle the exception(s) that are encountered in the try clause.</text:span></text:p>
          <text:list>
            <text:list-item>
              <text:p text:style-name="P271">Simply putting execpt will catch all the exceptions, we can mention execption to catch in a tuple.<text:tab/></text:p>
            </text:list-item>
          </text:list>
        </text:list-item>
        <text:list-item>
          <text:p text:style-name="P267"><text:span text:style-name="Source_20_Text"><text:span text:style-name="T56">e</text:span></text:span><text:span text:style-name="Source_20_Text"><text:span text:style-name="T54">lse</text:span></text:span><text:span text:style-name="Source_20_Text"><text:span text:style-name="T42"> </text:span></text:span><text:span text:style-name="T42">lets you code sections that should run only when no exceptions are encountered in the try clause. </text:span><text:span text:style-name="T46">(ie the else is for exception, not for try)</text:span></text:p>
        </text:list-item>
        <text:list-item>
          <text:p text:style-name="P267"><text:span text:style-name="Source_20_Text"><text:span text:style-name="T54">finally</text:span></text:span><text:span text:style-name="Source_20_Text"><text:span text:style-name="T42"> </text:span></text:span><text:span text:style-name="T42">enables you to execute sections of code that should always run, with or without any previously encountered exceptions.</text:span></text:p>
        </text:list-item>
        <text:list-item text:style-override="L1">
          <text:p text:style-name="P232">traceback Module</text:p>
          <text:list text:style-name="L1">
            <text:list-item>
              <text:list>
                <text:list-item>
                  <text:p text:style-name="P222">Python displays the traceback whenever a raised exception goes unhandled.</text:p>
                </text:list-item>
                <text:list-item>
                  <text:p text:style-name="P222"><text:span text:style-name="T7">traceback.format_exc() </text:span>- to obtain the raised exception as a string.</text:p>
                  <text:list>
                    <text:list-item>
                      <text:p text:style-name="P223">This fuction is useful if you want the information from an exception’s traceback but also want an except statement to handle the exception. </text:p>
                    </text:list-item>
                    <text:list-item>
                      <text:p text:style-name="P223">ie instead of crashing your program when an exception occurs, you can write the traceback information to text file(using file write method) and keep your program running.</text:p>
                    </text:list-item>
                  </text:list>
                </text:list-item>
                <text:list-item>
                  <text:p text:style-name="P223"><text:soft-page-break/></text:p>
                </text:list-item>
              </text:list>
            </text:list-item>
          </text:list>
        </text:list-item>
        <text:list-item text:style-override="L1">
          <text:p text:style-name="P236">logging Module</text:p>
        </text:list-item>
        <text:list-item text:style-override="L1">
          <text:p text:style-name="P224">Log Levels : DEBUG, INFO, WARNING, ERROR, CRITICAL</text:p>
          <text:list text:style-name="L1">
            <text:list-item>
              <text:list>
                <text:list-item>
                  <text:p text:style-name="P225">by default level is from Warning, to set level – <text:span text:style-name="T7">logging.basicConfig(level=logging.DEBUG)</text:span></text:p>
                </text:list-item>
                <text:list-item>
                  <text:p text:style-name="P224">logging.debug/info/etc(‘message’) <text:s/>- <text:span text:style-name="T147">normally this message will print in the console window.</text:span></text:p>
                </text:list-item>
                <text:list-item>
                  <text:p text:style-name="P225">logging.basicConfig(<text:span text:style-name="T7">filename=’path/test.log”,</text:span><text:span text:style-name="T12">filemode=’w’</text:span>) – we can send the log message into a log file, if path is not provided it will create that file in the current directory.</text:p>
                  <text:list>
                    <text:list-item>
                      <text:p text:style-name="P226">Here filemode is optional. <text:span text:style-name="T149">If it doesnt use, by default it is in append mode.</text:span></text:p>
                    </text:list-item>
                  </text:list>
                </text:list-item>
                <text:list-item>
                  <text:p text:style-name="P227">To format the text, (we can put all this inside a single basicConfig by comma seperation)</text:p>
                  <text:list>
                    <text:list-item>
                      <text:p text:style-name="P233">format=’%(asctime)s: %(levelname)s: %(message)s’</text:p>
                    </text:list-item>
                  </text:list>
                </text:list-item>
                <text:list-item>
                  <text:p text:style-name="P21"><text:span text:style-name="T113">To change the date format, </text:span><text:span text:style-name="T111">datefmt=’%m%d%Y %I:%M:%S %p’</text:span></text:p>
                </text:list-item>
              </text:list>
            </text:list-item>
          </text:list>
        </text:list-item>
        <text:list-item text:style-override="L1">
          <text:p text:style-name="P74">When creating a logger object, we can use logger.somthing instead of logging.something</text:p>
          <text:list text:style-name="L1">
            <text:list-item>
              <text:list>
                <text:list-item>
                  <text:p text:style-name="P90">logger = logging.getLogger()</text:p>
                </text:list-item>
                <text:list-item>
                  <text:p text:style-name="P90">logger.setLevel(logging.DEBUG)</text:p>
                </text:list-item>
              </text:list>
            </text:list-item>
          </text:list>
        </text:list-item>
        <text:list-item text:style-override="L1">
          <text:p text:style-name="P75"><text:span text:style-name="T7">logging.disable(logging.CRITICAL)</text:span> – <text:s/>to disable log messages. <text:span text:style-name="T148">Instead of CRITICAL we can pass any level, that will disable all messages after it.</text:span></text:p>
          <text:p text:style-name="P76"/>
        </text:list-item>
        <text:list-item text:style-override="L1">
          <text:p text:style-name="P94">The uasage of logger</text:p>
        </text:list-item>
        <text:list-item text:style-override="L1">
          <text:p text:style-name="P77">logger method is normally use when the file we created want to import into another file, then it wont work better if the log level are differnet and may be the log file created might be the single one. In this case use logger and handler in each file</text:p>
          <text:list text:style-name="L1">
            <text:list-item>
              <text:list>
                <text:list-item>
                  <text:p text:style-name="P77">logger = <text:span text:style-name="T7">logging.getLogger</text:span>(__name__)</text:p>
                  <text:list>
                    <text:list-item>
                      <text:list>
                        <text:list-item>
                          <text:p text:style-name="P77">here the __name__ will print main in the log file instead of root <text:span text:style-name="T150">and if we import this file into another python file, then there shows the log file name.</text:span></text:p>
                        </text:list-item>
                      </text:list>
                    </text:list-item>
                  </text:list>
                </text:list-item>
                <text:list-item>
                  <text:p text:style-name="P77"><text:span text:style-name="T7">logger.setLevel</text:span>(logging.DEBUG/INFO etc) </text:p>
                  <text:list>
                    <text:list-item>
                      <text:list>
                        <text:list-item>
                          <text:p text:style-name="P77">we can set level and format like this instead of basicConfig for each python file,</text:p>
                        </text:list-item>
                      </text:list>
                    </text:list-item>
                  </text:list>
                </text:list-item>
                <text:list-item>
                  <text:p text:style-name="P77">formatter =<text:span text:style-name="T7"> logging.Formatter</text:span>(‘format we used in basicConfig)</text:p>
                </text:list-item>
                <text:list-item>
                  <text:p text:style-name="P77">file_handler =<text:span text:style-name="T7"> logging.FileHandler</text:span>(‘filename.log’)</text:p>
                  <text:list>
                    <text:list-item>
                      <text:list>
                        <text:list-item>
                          <text:p text:style-name="P77">this will help to create the log file with the name we mentioned in this python fil, when we import it in another file, and there also has log module and log file</text:p>
                        </text:list-item>
                      </text:list>
                    </text:list-item>
                  </text:list>
                </text:list-item>
                <text:list-item>
                  <text:p text:style-name="P77">file_handler<text:span text:style-name="T7">.setFormatter</text:span>(formatter)</text:p>
                  <text:list>
                    <text:list-item>
                      <text:list>
                        <text:list-item>
                          <text:p text:style-name="P77">this will set the format we specified above to the file when we import it into another file</text:p>
                        </text:list-item>
                      </text:list>
                    </text:list-item>
                  </text:list>
                </text:list-item>
                <text:list-item>
                  <text:p text:style-name="P77">logger<text:span text:style-name="T7">.addHandler</text:span>(file_handler) </text:p>
                  <text:list>
                    <text:list-item>
                      <text:list>
                        <text:list-item>
                          <text:p text:style-name="P77">this will add the above handler to our file.</text:p>
                        </text:list-item>
                      </text:list>
                    </text:list-item>
                  </text:list>
                </text:list-item>
                <text:list-item>
                  <text:p text:style-name="P78">If we import a file with logger level low, and we dont want to change the level within our new file</text:p>
                </text:list-item>
                <text:list-item>
                  <text:p text:style-name="P78"/>
                </text:list-item>
              </text:list>
            </text:list-item>
          </text:list>
        </text:list-item>
      </text:list>
      <text:p text:style-name="P3"><text:tab/><text:tab/><text:tab/><text:tab/><text:tab/><text:tab/></text:p>
      <text:list xml:id="list161849700441663" text:continue-list="list161849960361660" text:style-name="L1">
        <text:list-item>
          <text:p text:style-name="P77"/>
        </text:list-item>
        <text:list-item>
          <text:p text:style-name="P74"/>
        </text:list-item>
        <text:list-item>
          <text:p text:style-name="P249">urllib.request<text:span text:style-name="T124"><text:tab/></text:span><text:span text:style-name="T123">urllib.parse</text:span></text:p>
        </text:list-item>
        <text:list-item>
          <text:p text:style-name="P79">varaible = <text:span text:style-name="T7">urllib.request.urlopen(url)</text:span> – return a file like object for that url</text:p>
          <text:list>
            <text:list-item>
              <text:p text:style-name="P79">text = variable<text:span text:style-name="T7">.read() </text:span>- can read from it, like a file ( <text:span text:style-name="T7">readlines() </text:span>etc. Also work)</text:p>
            </text:list-item>
            <text:list-item>
              <text:p text:style-name="P79">info = variable<text:span text:style-name="T7">.info() </text:span>- the meta info for that request</text:p>
            </text:list-item>
            <text:list-item>
              <text:p text:style-name="P80">variable.<text:span text:style-name="T7">headers</text:span> – to get the details as key value pair</text:p>
              <text:list>
                <text:list-item>
                  <text:p text:style-name="P81">variable.headers[‘key’]</text:p>
                </text:list-item>
              </text:list>
            </text:list-item>
          </text:list>
        </text:list-item>
        <text:list-item>
          <text:p text:style-name="P79"/>
        </text:list-item>
        <text:list-item>
          <text:p text:style-name="P79">baseurl = variable<text:span text:style-name="T7">.geturl() </text:span>- gets the base url for the request, which may be different from the original because of redirects.</text:p>
        </text:list-item>
        <text:list-item>
          <text:p text:style-name="P79"><text:soft-page-break/><text:span text:style-name="T7">urllib.request.urlretrieve(url,filename) </text:span>– downloads the url data to the given file path, <text:span text:style-name="T128">here in place of filename we can use it for rename.</text:span></text:p>
        </text:list-item>
        <text:list-item>
          <text:p text:style-name="P79"><text:span text:style-name="T7">urllib.parse.urljoin(baseurl, url) </text:span>– given a url that may or may not be full, and the baseurl of the page it comes from, return a full url. Use geturl() above to provide the base url.</text:p>
          <text:p text:style-name="P82"><text:span text:style-name="T179">u</text:span>rl parse – helps to parse the values to <text:span text:style-name="T125">the post.</text:span></text:p>
        </text:list-item>
        <text:list-item>
          <text:p text:style-name="P83"><text:span text:style-name="T7">urllib.parse.urlsplit(url).path </text:span>– will return a path seperated by ‘/’, ie the path is remaining part without the main url.</text:p>
        </text:list-item>
        <text:list-item>
          <text:p text:style-name="P119"/>
          <text:p text:style-name="P121"/>
        </text:list-item>
        <text:list-item>
          <text:p text:style-name="P190">zipfile</text:p>
        </text:list-item>
        <text:list-item>
          <text:p text:style-name="P121">impor zipfile</text:p>
          <text:list>
            <text:list-item>
              <text:p text:style-name="P121"><text:span text:style-name="T7">var = zipfile.ZipFile</text:span>(‘filename’) and at the end <text:span text:style-name="T7">var.close()</text:span></text:p>
            </text:list-item>
            <text:list-item>
              <text:p text:style-name="P121"><text:span text:style-name="T7">var.namelist()</text:span> - list of strings of all the files and folders contain in that zip file</text:p>
            </text:list-item>
            <text:list-item>
              <text:p text:style-name="P121">anotherVar = <text:span text:style-name="T7">var.getinfo(‘perticular file inside the zipfile’)</text:span> – give info about that file</text:p>
              <text:list>
                <text:list-item>
                  <text:p text:style-name="P121">anotherVar.<text:span text:style-name="T7">file_size</text:span> , <text:span text:style-name="T7">.compress_size</text:span>, etc <text:s text:c="2"/><text:span text:style-name="T145">(attributes will get from getinfo)</text:span></text:p>
                </text:list-item>
              </text:list>
            </text:list-item>
            <text:list-item>
              <text:p text:style-name="P122"><text:span text:style-name="T7">var.extractall() </text:span>- this will extract into the current working directory.</text:p>
              <text:list>
                <text:list-item>
                  <text:p text:style-name="P122"><text:span text:style-name="T7">var.extractall(‘detPath’)</text:span> – if the destination file does’nt exists python will create one.</text:p>
                </text:list-item>
                <text:list-item>
                  <text:p text:style-name="P122"><text:span text:style-name="T7">Var.extract(‘perticulat file’)</text:span> – to extract only a perticular file.</text:p>
                  <text:list>
                    <text:list-item>
                      <text:p text:style-name="P122"><text:span text:style-name="T7">Var.extract(‘perticular file’ , ‘dest path’) </text:span>– destination path is optional. If it doesnt exists python will create one.</text:p>
                    </text:list-item>
                  </text:list>
                </text:list-item>
              </text:list>
            </text:list-item>
            <text:list-item>
              <text:p text:style-name="P195">Creating and adding to ZIP files</text:p>
              <text:list>
                <text:list-item>
                  <text:p text:style-name="P123">var = <text:span text:style-name="T131">zipfile.ZipFile(‘filename.zip’,’w’) </text:span>– w for write and ‘<text:span text:style-name="T7">a</text:span>’ for append, same as open file</text:p>
                </text:list-item>
                <text:list-item>
                  <text:p text:style-name="P22"><text:span text:style-name="T55">var.write(‘file to zip’, compress_type=zipfile.ZIP_DEFLATED) </text:span><text:span text:style-name="T45">- </text:span><text:span text:style-name="T40">The second argument is the </text:span><text:span text:style-name="Emphasis"><text:span text:style-name="T110">compression type</text:span></text:span><text:span text:style-name="Emphasis"><text:span text:style-name="T41"> </text:span></text:span><text:span text:style-name="T40">parameter, which tells the computer what algorithm it should use to compress the files; you can always just set this value to zipfile.ZIP_DEFLATED. (This specifies the </text:span><text:span text:style-name="Emphasis"><text:span text:style-name="T110">deflate</text:span></text:span><text:span text:style-name="Emphasis"><text:span text:style-name="T41"> </text:span></text:span><text:span text:style-name="T40">compression algorithm, which works well on all types of data.)</text:span></text:p>
                </text:list-item>
                <text:list-item>
                  <text:p text:style-name="P169">var.close()</text:p>
                </text:list-item>
              </text:list>
            </text:list-item>
          </text:list>
        </text:list-item>
        <text:list-item>
          <text:p text:style-name="P121"/>
        </text:list-item>
        <text:list-item>
          <text:p text:style-name="P191">Files</text:p>
        </text:list-item>
        <text:list-item>
          <text:p text:style-name="P124">var = <text:span text:style-name="T7">open</text:span>(‘path/filename’,’r/w/a’) – by default it open for read</text:p>
        </text:list-item>
        <text:list-item>
          <text:p text:style-name="P124"><text:span text:style-name="T7">.read </text:span>= will read all the data in the file as a string</text:p>
        </text:list-item>
        <text:list-item>
          <text:p text:style-name="P124"><text:span text:style-name="T7">.readlines </text:span>= will create a list of each lines</text:p>
        </text:list-item>
        <text:list-item>
          <text:p text:style-name="P124"><text:span text:style-name="T7">.readline </text:span>= will print one line to another in for loop. When calling readline 2<text:span text:style-name="T139">nd</text:span> time it prints the next line</text:p>
        </text:list-item>
        <text:list-item>
          <text:p text:style-name="P124"><text:span text:style-name="T7">.write</text:span>(‘content’) = to write a file. - normally it erase all the contents and write it. But we can append file, when open use ‘a’.</text:p>
        </text:list-item>
        <text:list-item>
          <text:p text:style-name="P124"><text:span text:style-name="T130">The</text:span><text:span text:style-name="Source_20_Text"><text:span text:style-name="T136">writelines</text:span></text:span><text:span text:style-name="T130">method is convenient to use when the data is available as a list of lines</text:span></text:p>
          <text:list>
            <text:list-item>
              <text:p text:style-name="P124"><text:span text:style-name="T130">.</text:span><text:span text:style-name="T132">writelines</text:span><text:span text:style-name="T137">([‘a\n’,’b\n’])</text:span></text:p>
            </text:list-item>
          </text:list>
        </text:list-item>
        <text:list-item>
          <text:p text:style-name="P124">use <text:span text:style-name="T7">.close() </text:span>method befor opening file again.</text:p>
          <text:p text:style-name="P124"/>
        </text:list-item>
        <text:list-item>
          <text:p text:style-name="P192">shelve</text:p>
        </text:list-item>
        <text:list-item>
          <text:p text:style-name="P125">import <text:span text:style-name="T7">shelve</text:span> module,</text:p>
        </text:list-item>
        <text:list-item>
          <text:p text:style-name="P125">var = <text:span text:style-name="T7">shelve.open(</text:span>‘filename’), at the end var<text:span text:style-name="T7">.close()</text:span></text:p>
          <text:list>
            <text:list-item>
              <text:p text:style-name="P125">Shelf values don’t have to be opened in read or write mode—they can do both once opened.</text:p>
            </text:list-item>
            <text:list-item>
              <text:p text:style-name="P125">shelf values have <text:span text:style-name="T7">keys() </text:span>and <text:span text:style-name="T7">values() </text:span>methods that will return list-like values of the keys and values in the shelf</text:p>
              <text:list>
                <text:list-item>
                  <text:p text:style-name="P125">var[‘key’] = list/dict/string/digit. (this considered as values)</text:p>
                </text:list-item>
                <text:list-item>
                  <text:p text:style-name="P125">to get a value - print(var[‘key’])</text:p>
                </text:list-item>
              </text:list>
            </text:list-item>
            <text:list-item>
              <text:p text:style-name="P125">print(list(var.keys())) - to print all the keys</text:p>
            </text:list-item>
            <text:list-item>
              <text:p text:style-name="P125">print(list(var.values())) - to print all the values.</text:p>
            </text:list-item>
            <text:list-item>
              <text:p text:style-name="P126">Delete by using <text:span text:style-name="T7">del</text:span> var[key]</text:p>
            </text:list-item>
          </text:list>
        </text:list-item>
      </text:list>
      <text:p text:style-name="P6"><text:soft-page-break/></text:p>
      <text:list xml:id="list161850173340281" text:continue-numbering="true" text:style-name="L1">
        <text:list-item>
          <text:p text:style-name="P193">anybdm or bdm</text:p>
          <text:list>
            <text:list-item>
              <text:p text:style-name="P199">import anybdm – for python2 </text:p>
            </text:list-item>
            <text:list-item>
              <text:p text:style-name="P199">import bdm – for python3</text:p>
            </text:list-item>
            <text:list-item>
              <text:p text:style-name="P199">var = bdm.open(‘filename’,’c’) - c is to create if doesnt exists.</text:p>
              <text:list>
                <text:list-item>
                  <text:p text:style-name="P199">var[‘key’]=’value’</text:p>
                </text:list-item>
              </text:list>
            </text:list-item>
            <text:list-item>
              <text:p text:style-name="P23"><text:span text:style-name="T70">The limitaion of anbdm is that the </text:span><text:span text:style-name="T77">keys and values have to be string.<text:tab/></text:span></text:p>
            </text:list-item>
          </text:list>
        </text:list-item>
      </text:list>
      <text:p text:style-name="P7"/>
      <text:list xml:id="list161849996011215" text:continue-numbering="true" text:style-name="L1">
        <text:list-item>
          <text:p text:style-name="P250">pickle</text:p>
          <text:list>
            <text:list-item>
              <text:p text:style-name="P23"><text:span text:style-name="T74">import pickle</text:span><text:span text:style-name="T78"><text:tab/></text:span></text:p>
            </text:list-item>
            <text:list-item>
              <text:p text:style-name="P200">it translate almost any type of object into a string suitable for storage in a database, and then translates strings back into objects.</text:p>
              <text:list>
                <text:list-item>
                  <text:p text:style-name="P200">data = list/dic/tup/int any type</text:p>
                </text:list-item>
                <text:list-item>
                  <text:p text:style-name="P24"><text:span text:style-name="T71">var = pickle.dumps(data) - </text:span><text:span text:style-name="T70"><text:tab/></text:span><text:span text:style-name="Teletype"><text:span text:style-name="T75">pickle.dumps </text:span></text:span><text:span text:style-name="T75">takes an object as a parameter and returns a string representation (</text:span><text:span text:style-name="Teletype"><text:span text:style-name="T75">dumps </text:span></text:span><text:span text:style-name="T75">is short for “dump string”)</text:span></text:p>
                </text:list-item>
                <text:list-item>
                  <text:p text:style-name="P25"><text:span text:style-name="T70">v</text:span><text:span text:style-name="T72">ar2 = pickle.load</text:span><text:span text:style-name="T76">s(var) – </text:span><text:span text:style-name="Teletype"><text:span text:style-name="T73">pickle.loads</text:span></text:span><text:span text:style-name="Teletype"><text:span text:style-name="T76"> </text:span></text:span><text:span text:style-name="T73">(“load string”) reconstitutes the object:</text:span></text:p>
                </text:list-item>
                <text:list-item>
                  <text:p text:style-name="P212">pickling and then unpickling has the same effect as copying the object</text:p>
                </text:list-item>
              </text:list>
            </text:list-item>
          </text:list>
          <text:p text:style-name="P189"/>
        </text:list-item>
        <text:list-item>
          <text:p text:style-name="P194">PDF </text:p>
        </text:list-item>
        <text:list-item>
          <text:p text:style-name="P127">pip3 install –user PyPDF2==1.26.0</text:p>
        </text:list-item>
        <text:list-item>
          <text:p text:style-name="P127">import PyPDF2</text:p>
        </text:list-item>
        <text:list-item>
          <text:p text:style-name="P196">Read</text:p>
          <text:list>
            <text:list-item>
              <text:list>
                <text:list-item>
                  <text:p text:style-name="P128">var<text:span text:style-name="T151">File</text:span> = <text:span text:style-name="T7">open</text:span>(‘filename.pdf’, ‘<text:span text:style-name="T7">rb</text:span>’) – rb means read binary</text:p>
                </text:list-item>
                <text:list-item>
                  <text:p text:style-name="P129">varFile<text:span text:style-name="T7">.close() </text:span>at the end</text:p>
                </text:list-item>
                <text:list-item>
                  <text:p text:style-name="P130">varRead = <text:span text:style-name="T7">PyPDF2.PdfFileReader(</text:span>varFile)</text:p>
                  <text:list>
                    <text:list-item>
                      <text:p text:style-name="P130">We can,nt read this simply by printing varRead.</text:p>
                    </text:list-item>
                  </text:list>
                </text:list-item>
                <text:list-item>
                  <text:p text:style-name="P131">If the file is Encrypted</text:p>
                  <text:list>
                    <text:list-item>
                      <text:p text:style-name="P131">varRead<text:span text:style-name="T7">.isEncrypted</text:span></text:p>
                    </text:list-item>
                    <text:list-item>
                      <text:p text:style-name="P152">varRead<text:span text:style-name="T7">.decrypt(‘password’)</text:span></text:p>
                    </text:list-item>
                    <text:list-item>
                      <text:p text:style-name="P153"><text:span text:style-name="T7">decrypt</text:span>() method return zero if password is wrong and one for right.</text:p>
                    </text:list-item>
                  </text:list>
                </text:list-item>
                <text:list-item>
                  <text:p text:style-name="P130">To extract text from a page</text:p>
                  <text:list>
                    <text:list-item>
                      <text:p text:style-name="P130">varPage = varRead<text:span text:style-name="T7">.getPage</text:span>(pageNo)</text:p>
                      <text:list>
                        <text:list-item>
                          <text:p text:style-name="P129">used Zero based index for getting pages.</text:p>
                        </text:list-item>
                      </text:list>
                    </text:list-item>
                    <text:list-item>
                      <text:p text:style-name="P130">varPage<text:span text:style-name="T7">.extractText()</text:span></text:p>
                      <text:list>
                        <text:list-item>
                          <text:p text:style-name="P154">By printing this we can see the content in that page</text:p>
                        </text:list-item>
                        <text:list-item>
                          <text:p text:style-name="P155">extract method returns a string of page’s text.</text:p>
                        </text:list-item>
                      </text:list>
                    </text:list-item>
                    <text:list-item>
                      <text:p text:style-name="P155">To get No of pages</text:p>
                      <text:list>
                        <text:list-item>
                          <text:p text:style-name="P155">varRead<text:span text:style-name="T7">.numPages</text:span></text:p>
                        </text:list-item>
                      </text:list>
                    </text:list-item>
                  </text:list>
                </text:list-item>
                <text:list-item>
                  <text:p text:style-name="P129"/>
                </text:list-item>
                <text:list-item>
                  <text:p text:style-name="P129"/>
                </text:list-item>
              </text:list>
            </text:list-item>
          </text:list>
        </text:list-item>
      </text:list>
      <text:p text:style-name="P5"/>
      <text:list xml:id="list161850244097796" text:continue-numbering="true" text:style-name="L1">
        <text:list-item>
          <text:p text:style-name="P197">Creating PDF</text:p>
          <text:list>
            <text:list-item>
              <text:p text:style-name="P171">PyPDF2 can not write arbitrary text to a PDF. And it doesnt allow to directly edit a PDF.</text:p>
            </text:list-item>
            <text:list-item>
              <text:p text:style-name="P172">You can create a new PDF and then copy content from an existing document. PDF write capabilities are limited to copy pages from an PDF, rotating <text:s/>and overlaying pages and encrypting files.</text:p>
            </text:list-item>
            <text:list-item>
              <text:p text:style-name="P203">Copying Pages</text:p>
              <text:list>
                <text:list-item>
                  <text:p text:style-name="P173">varPdfWriter = <text:span text:style-name="T7">PyPDF2.PdfFileWriter()</text:span></text:p>
                  <text:list>
                    <text:list-item>
                      <text:p text:style-name="P173">this represents a blank pdf document.</text:p>
                    </text:list-item>
                  </text:list>
                </text:list-item>
                <text:list-item>
                  <text:p text:style-name="P173">To add pages. </text:p>
                  <text:list>
                    <text:list-item>
                      <text:p text:style-name="P173"><text:soft-page-break/><text:span text:style-name="T152">v</text:span>arPdfWriter<text:span text:style-name="T7">.addPage</text:span>(varPage)</text:p>
                    </text:list-item>
                    <text:list-item>
                      <text:p text:style-name="P173">to add multiple pages we can use for loop.</text:p>
                    </text:list-item>
                  </text:list>
                </text:list-item>
                <text:list-item>
                  <text:p text:style-name="P173">To write it into a new pdf file</text:p>
                  <text:list>
                    <text:list-item>
                      <text:p text:style-name="P173">newPdf = open(‘filename.pdf’,’wb’) – wb for write binary</text:p>
                    </text:list-item>
                    <text:list-item>
                      <text:p text:style-name="P173">varPdfWriter<text:span text:style-name="T7">.write</text:span>(newPdf)</text:p>
                    </text:list-item>
                  </text:list>
                </text:list-item>
                <text:list-item>
                  <text:p text:style-name="P174">we <text:span text:style-name="T7">cannot insert pages</text:span> in the middle of a page.</text:p>
                </text:list-item>
              </text:list>
            </text:list-item>
            <text:list-item>
              <text:p text:style-name="P204">Rotating Pages</text:p>
              <text:list>
                <text:list-item>
                  <text:p text:style-name="P132">can rotate in 90-degree increments.</text:p>
                </text:list-item>
                <text:list-item>
                  <text:p text:style-name="P132">varPage<text:span text:style-name="T7">.rotateClockwise</text:span>(angle) or <text:span text:style-name="T7">.rotateCounterClockwise</text:span>(angle)</text:p>
                </text:list-item>
              </text:list>
            </text:list-item>
            <text:list-item>
              <text:p text:style-name="P205">merge pages</text:p>
              <text:list>
                <text:list-item>
                  <text:p text:style-name="P175">backgroundPage<text:span text:style-name="T7">.mergePage</text:span>(watermarkPage)</text:p>
                </text:list-item>
              </text:list>
            </text:list-item>
            <text:list-item>
              <text:p text:style-name="P205">Encrypting PDFs</text:p>
              <text:list>
                <text:list-item>
                  <text:p text:style-name="P176">copy the file using above method</text:p>
                </text:list-item>
                <text:list-item>
                  <text:p text:style-name="P176">varPdfWriter<text:span text:style-name="T7">.encryp(‘password’)</text:span></text:p>
                  <text:p text:style-name="P176">encryptedFile = open(‘filename.pdf’,’wb’)</text:p>
                  <text:p text:style-name="P176">varPdfWrite.write(encryptedFile)</text:p>
                </text:list-item>
              </text:list>
            </text:list-item>
          </text:list>
          <text:p text:style-name="P133"/>
        </text:list-item>
        <text:list-item>
          <text:p text:style-name="P185">WORD</text:p>
        </text:list-item>
        <text:list-item>
          <text:p text:style-name="P213">pip3 install –user U python-docx==0.8.10.</text:p>
        </text:list-item>
        <text:list-item>
          <text:p text:style-name="P213"><text:a xlink:type="simple" xlink:href="https://python-docx.readthedocs.io/" text:style-name="Internet_20_link" text:visited-style-name="Visited_20_Internet_20_Link"><text:span text:style-name="Emphasis"><text:span text:style-name="T154">https://python-docx.readthedocs.io/</text:span></text:span></text:a><text:span text:style-name="T153">.</text:span></text:p>
        </text:list-item>
        <text:list-item>
          <text:p text:style-name="P213"><text:span text:style-name="T155">i</text:span>mport docx</text:p>
        </text:list-item>
        <text:list-item>
          <text:p text:style-name="P214">Read</text:p>
          <text:list>
            <text:list-item>
              <text:p text:style-name="P134">docx has 3 different data types</text:p>
              <text:list>
                <text:list-item>
                  <text:p text:style-name="P134"><text:span text:style-name="T7">Document</text:span> – represents the entire document. Instead of open we use Document.</text:p>
                  <text:list>
                    <text:list-item>
                      <text:p text:style-name="P134">var = <text:span text:style-name="T7">docx.Document</text:span>(‘filename.docx’)</text:p>
                    </text:list-item>
                  </text:list>
                </text:list-item>
                <text:list-item>
                  <text:p text:style-name="P134"><text:span text:style-name="T7">paragraphs</text:span> – Document contains a <text:span text:style-name="T7">list</text:span> of paragraphs, a new paragraph begins we user presses Enter. </text:p>
                  <text:list>
                    <text:list-item>
                      <text:p text:style-name="P135">Paragraphs has <text:span text:style-name="T7">s</text:span> at the end.</text:p>
                    </text:list-item>
                    <text:list-item>
                      <text:p text:style-name="P134"><text:span text:style-name="T7">len</text:span>(var<text:span text:style-name="T7">.paragraphs</text:span>) – to get the no of paragraphs</text:p>
                    </text:list-item>
                    <text:list-item>
                      <text:p text:style-name="P134">var<text:span text:style-name="T7">.paragraphs[index].text </text:span>– to get the text of some index</text:p>
                    </text:list-item>
                  </text:list>
                </text:list-item>
                <text:list-item>
                  <text:p text:style-name="P136"><text:span text:style-name="T7">runs</text:span> – paragraphs object contains a <text:span text:style-name="T7">list</text:span> of runs objects.</text:p>
                  <text:list>
                    <text:list-item>
                      <text:p text:style-name="P136">Different font format is different runs</text:p>
                    </text:list-item>
                    <text:list-item>
                      <text:p text:style-name="P136">len(var<text:span text:style-name="T7">.paragraphs[index].runs</text:span>) – to get how many font difference are in a paragraph.</text:p>
                    </text:list-item>
                    <text:list-item>
                      <text:p text:style-name="P136">Var<text:span text:style-name="T7">.paragraphs[index].runs[index].text </text:span>– to get the text of corresponding index.</text:p>
                    </text:list-item>
                  </text:list>
                </text:list-item>
              </text:list>
            </text:list-item>
            <text:list-item>
              <text:p text:style-name="P206">Write</text:p>
              <text:list>
                <text:list-item>
                  <text:p text:style-name="P137">To make<text:span text:style-name="T156"> style change </text:span>of file, open the doc file and use attributes to style chage </text:p>
                  <text:list>
                    <text:list-item>
                      <text:p text:style-name="P137"><text:span text:style-name="T7">var.save(‘newname.docx’),</text:span> here var is the same when used to open the file</text:p>
                    </text:list-item>
                    <text:list-item>
                      <text:p text:style-name="P137">for paragraphs</text:p>
                      <text:list>
                        <text:list-item>
                          <text:p text:style-name="P137">var.paragraphs[index]<text:span text:style-name="T7">.style </text:span>= ‘specific style name’ – to check documentation.</text:p>
                        </text:list-item>
                      </text:list>
                    </text:list-item>
                    <text:list-item>
                      <text:p text:style-name="P137">For runs, we need to add Char at the end of the style name, for Quote stye</text:p>
                      <text:list>
                        <text:list-item>
                          <text:p text:style-name="P137">var.paragraphs.[index].runs[index]<text:span text:style-name="T7">.style</text:span> = ‘Quote<text:span text:style-name="T7">Char</text:span>’</text:p>
                        </text:list-item>
                        <text:list-item>
                          <text:p text:style-name="P137">to make special format like bold, italics, underline etc</text:p>
                          <text:list>
                            <text:list-item>
                              <text:p text:style-name="P137">var.paragraphs[index].runs[index].<text:span text:style-name="T7">underline = True</text:span></text:p>
                            </text:list-item>
                          </text:list>
                        </text:list-item>
                      </text:list>
                    </text:list-item>
                  </text:list>
                </text:list-item>
                <text:list-item>
                  <text:p text:style-name="P187">Create new .docx file</text:p>
                  <text:list>
                    <text:list-item>
                      <text:p text:style-name="P137">var =<text:span text:style-name="T7"> docx.Document() </text:span>- this returns a blank word document object, by the end we can save the file as </text:p>
                      <text:list>
                        <text:list-item>
                          <text:p text:style-name="P137">var<text:span text:style-name="T7">.save</text:span>(‘filename.docx)</text:p>
                        </text:list-item>
                      </text:list>
                    </text:list-item>
                    <text:list-item>
                      <text:p text:style-name="P135">var<text:span text:style-name="T7">.add_paragraph</text:span>(‘content’) </text:p>
                      <text:list>
                        <text:list-item>
                          <text:p text:style-name="P135">NOTE: paragraph <text:span text:style-name="T7">not</text:span> has an <text:span text:style-name="T7">s</text:span> at the end.</text:p>
                        </text:list-item>
                      </text:list>
                    </text:list-item>
                    <text:list-item>
                      <text:p text:style-name="P138">To add run, when adding pragraph, create a pragraph object</text:p>
                      <text:list>
                        <text:list-item>
                          <text:p text:style-name="P138">paraObj1 = var.add_paragraph(‘content’)</text:p>
                        </text:list-item>
                        <text:list-item>
                          <text:p text:style-name="P138"><text:soft-page-break/>paraObj1<text:span text:style-name="T7">.add_run</text:span>(‘content’)</text:p>
                          <text:list>
                            <text:list-item>
                              <text:p text:style-name="P138">at the end we can also add .underline etc for style</text:p>
                              <text:list>
                                <text:list-item>
                                  <text:p text:style-name="P138">paraObject1.add_run(‘content’)<text:span text:style-name="T7">.bold = True</text:span></text:p>
                                </text:list-item>
                                <text:list-item>
                                  <text:p text:style-name="P156">we can also pass stye name after the content for both paragraph and run</text:p>
                                </text:list-item>
                                <text:list-item>
                                  <text:p text:style-name="P156">(‘content’,’stylename’)</text:p>
                                </text:list-item>
                              </text:list>
                            </text:list-item>
                          </text:list>
                        </text:list-item>
                      </text:list>
                    </text:list-item>
                    <text:list-item>
                      <text:p text:style-name="P156">var<text:span text:style-name="T7">.add_heading</text:span>(‘heading name’. <text:span text:style-name="T7">1</text:span>) – to add headings, instead of 1 we can use 2,3 etc wrt the level of the heading.</text:p>
                    </text:list-item>
                    <text:list-item>
                      <text:p text:style-name="P156">To add line break without starting a new paragraph- <text:span text:style-name="T7">add_break() </text:span>method on the run object.</text:p>
                    </text:list-item>
                    <text:list-item>
                      <text:p text:style-name="P156">Var.paragraphs[index].runs[index]<text:span text:style-name="T7">.add_break(docx.enum.text.WD_BREAK.PAGE)</text:span> – to add page break.</text:p>
                      <text:list>
                        <text:list-item>
                          <text:p text:style-name="P157">Docfilename.add_page_break()</text:p>
                        </text:list-item>
                      </text:list>
                    </text:list-item>
                    <text:list-item>
                      <text:p text:style-name="P215"><text:span text:style-name="T159">doc_file.paragraphs[</text:span><text:span text:style-name="T158">0</text:span><text:span text:style-name="T159">].alignment = docx.enum.text.WD_ALIGN_PARAGRAPH.CENTER </text:span></text:p>
                    </text:list-item>
                    <text:list-item>
                      <text:p text:style-name="P11">To add Image</text:p>
                      <text:list>
                        <text:list-item>
                          <text:p text:style-name="P156">var<text:span text:style-name="T7">.add_picture(‘picName’, width = docx.shared.Inches(value), height=docx.shared.Cm(value))</text:span></text:p>
                        </text:list-item>
                        <text:list-item>
                          <text:p text:style-name="P156">width and height are optional, otherwise it use the default image size.</text:p>
                        </text:list-item>
                      </text:list>
                    </text:list-item>
                  </text:list>
                </text:list-item>
              </text:list>
            </text:list-item>
          </text:list>
        </text:list-item>
        <text:list-item>
          <text:p text:style-name="P201">Import <text:span text:style-name="T161">bisect</text:span></text:p>
          <text:list>
            <text:list-item>
              <text:p text:style-name="P201">bisect.<text:span text:style-name="T7">bisect</text:span>(list, num) – will return the insert postition of the num in a sorted list</text:p>
              <text:list>
                <text:list-item>
                  <text:p text:style-name="P201">also takes starting position and ending position as arguments</text:p>
                </text:list-item>
                <text:list-item>
                  <text:p text:style-name="P201">bisect.bisect/<text:span text:style-name="T7">bisect_left</text:span>/<text:span text:style-name="T7">bisect_right </text:span>– biscet normall<text:span text:style-name="T175">y</text:span> bisect_right.</text:p>
                </text:list-item>
              </text:list>
            </text:list-item>
            <text:list-item>
              <text:p text:style-name="P201"><text:span text:style-name="T175">b</text:span>isect<text:span text:style-name="T7">.ins</text:span><text:span text:style-name="T17">o</text:span><text:span text:style-name="T7">rt</text:span>(list, num) – will sort the list after inserting that num. </text:p>
              <text:list>
                <text:list-item>
                  <text:p text:style-name="P201">This also has <text:span text:style-name="T7">insort_left</text:span> and <text:span text:style-name="T7">ins0rt_right</text:span></text:p>
                </text:list-item>
                <text:list-item>
                  <text:p text:style-name="P201">also takes starting pos and ending pos as arguments</text:p>
                </text:list-item>
              </text:list>
            </text:list-item>
          </text:list>
        </text:list-item>
        <text:list-item>
          <text:p text:style-name="P202">import <text:span text:style-name="T172">collection</text:span> <text:tab/>or</text:p>
          <text:p text:style-name="P202">from collection import <text:span text:style-name="T161">deque</text:span></text:p>
          <text:list>
            <text:list-item>
              <text:p text:style-name="P177">like a list with faster appends and pops from the left side but slower lookups in the middle.</text:p>
            </text:list-item>
            <text:list-item>
              <text:p text:style-name="P177">d = deque([])</text:p>
            </text:list-item>
            <text:list-item>
              <text:p text:style-name="P178">d.<text:span text:style-name="T7">append</text:span>(‘element’) – <text:span text:style-name="T176">same as that of a list</text:span></text:p>
            </text:list-item>
            <text:list-item>
              <text:p text:style-name="P179">d.pop() - same as that of a list</text:p>
            </text:list-item>
            <text:list-item>
              <text:p text:style-name="P178">d.<text:span text:style-name="T7">popleft() - </text:span><text:span text:style-name="T176">pop from the left side</text:span></text:p>
              <text:p text:style-name="P184"/>
            </text:list-item>
          </text:list>
        </text:list-item>
        <text:list-item>
          <text:p text:style-name="P177">import <text:span text:style-name="T161">heapq</text:span></text:p>
          <text:list>
            <text:list-item>
              <text:p text:style-name="P179">data = []</text:p>
            </text:list-item>
            <text:list-item>
              <text:p text:style-name="P179">heapq<text:span text:style-name="T7">.heapify</text:span>(data) – rearrange the list into heap order</text:p>
            </text:list-item>
            <text:list-item>
              <text:p text:style-name="P179">heapq<text:span text:style-name="T7">.heappush</text:span>(data, num) – add a new entry</text:p>
            </text:list-item>
            <text:list-item>
              <text:p text:style-name="P179">heapq<text:span text:style-name="T7">.heappop</text:span>(data) – fetch the smallest entry</text:p>
            </text:list-item>
          </text:list>
        </text:list-item>
        <text:list-item>
          <text:p text:style-name="P180">import array</text:p>
          <text:list>
            <text:list-item>
              <text:p text:style-name="P180">arrays are same as list, but we have to mention the type of the array</text:p>
            </text:list-item>
            <text:list-item>
              <text:p text:style-name="P181">only same type of arrays can be added or extend.</text:p>
            </text:list-item>
            <text:list-item>
              <text:p text:style-name="P180"><text:span text:style-name="T177">var = </text:span>array.array(type,[])</text:p>
              <text:list>
                <text:list-item>
                  <text:p text:style-name="P180">typecode like b,B,i,I,h,H etc</text:p>
                </text:list-item>
                <text:list-item>
                  <text:p text:style-name="P181">array<text:span text:style-name="T7">.typecode</text:span><text:span text:style-name="T18">s</text:span> – will return a string of all the typecodes</text:p>
                </text:list-item>
              </text:list>
            </text:list-item>
            <text:list-item>
              <text:p text:style-name="P181">var<text:span text:style-name="T7">.typecode</text:span> – to get the type of the array</text:p>
            </text:list-item>
            <text:list-item>
              <text:p text:style-name="P182">var.reverse() - to reverse an array, return none</text:p>
            </text:list-item>
            <text:list-item>
              <text:p text:style-name="P183">var1 = var<text:span text:style-name="T7">.tolist</text:span>() - convert an array into a list</text:p>
            </text:list-item>
            <text:list-item>
              <text:p text:style-name="P183"/>
            </text:list-item>
            <text:list-item>
              <text:p text:style-name="P181"/>
              <text:p text:style-name="P179"/>
            </text:list-item>
          </text:list>
        </text:list-item>
        <text:list-item>
          <text:p text:style-name="P207"><text:soft-page-break/>class</text:p>
          <text:list>
            <text:list-item>
              <text:p text:style-name="P139"><text:span text:style-name="T7">hasattr</text:span>(object , ‘attribute’) – return true or false, wrt the object has that attribute</text:p>
            </text:list-item>
            <text:list-item>
              <text:p text:style-name="P140">def <text:span text:style-name="T7">__str__</text:span>(self) – is supposed to return a string representation of an object.</text:p>
              <text:list>
                <text:list-item>
                  <text:p text:style-name="P140">When we try to print(object) – we get the class details. Ie use __str__ and customise the return.</text:p>
                </text:list-item>
              </text:list>
            </text:list-item>
            <text:list-item>
              <text:p text:style-name="P26"><text:span text:style-name="T57">isinstance</text:span><text:span text:style-name="T49">(</text:span><text:span text:style-name="T50">object</text:span><text:span text:style-name="T49">Class, ClassName) – return true if variableClass is an object or instance of a class we created with the name className.</text:span></text:p>
            </text:list-item>
            <text:list-item>
              <text:p text:style-name="P141">def <text:span text:style-name="T7">__add__</text:span>(self, other) – this add atribute facilitate direct addition of the class objectes</text:p>
            </text:list-item>
            <text:list-item>
              <text:p text:style-name="P141"><text:span text:style-name="T7">__radd__</text:span> - right side add, this method is invoked when an object appears on the right side of the + operator, ie to make commutative.</text:p>
            </text:list-item>
            <text:list-item>
              <text:p text:style-name="P141"><text:span text:style-name="T7">__</text:span><text:span text:style-name="T14">setitem__, __getitem__, __delitem__ </text:span><text:span text:style-name="T165">- by using this we can add get and delete item like a dictionary methods, not by using dot in class.</text:span></text:p>
            </text:list-item>
            <text:list-item>
              <text:p text:style-name="P142">Object.<text:span text:style-name="T7">__dict__ </text:span>- will return a dictionary with attributes of the object as key and its values</text:p>
            </text:list-item>
            <text:list-item>
              <text:p text:style-name="P142"><text:span text:style-name="T7">getattr</text:span>(object, attr) or getattr(object, ner attt, value) – returns the value of the named attribute of an object. If not found, it returns the default value provided to the function.</text:p>
            </text:list-item>
            <text:list-item>
              <text:p text:style-name="P186">Inheritance</text:p>
              <text:list>
                <text:list-item>
                  <text:p text:style-name="P143">class child(parent):</text:p>
                </text:list-item>
                <text:list-item>
                  <text:p text:style-name="P143">child class also inherits __init__ from parent class. But if we provide an init method in the child class, it overrides the one in the parent class.</text:p>
                </text:list-item>
              </text:list>
            </text:list-item>
            <text:list-item>
              <text:p text:style-name="P144">Relation btw classes</text:p>
              <text:list>
                <text:list-item>
                  <text:p text:style-name="P258">Objects in one class might contain references to objects in another class. For example, each Rectangle contains a reference to a Point, and each Deck contains references to many Cards. This kind of relationship is called <text:span text:style-name="T6">HAS-A</text:span>, as in, “a Rectangle has a Point.”</text:p>
                </text:list-item>
                <text:list-item>
                  <text:p text:style-name="P258">One class might inherit from another. This relationship is called <text:span text:style-name="T6">IS-A</text:span>, as in, “a Hand is a kind of a Deck.”</text:p>
                </text:list-item>
                <text:list-item>
                  <text:p text:style-name="P144">One class might depend on another in the sense that changes in one class would require changes in the other.</text:p>
                </text:list-item>
              </text:list>
            </text:list-item>
          </text:list>
        </text:list-item>
        <text:list-item>
          <text:p text:style-name="P198">Module <text:span text:style-name="T7">unittest</text:span> </text:p>
          <text:list>
            <text:list-item>
              <text:p text:style-name="P145">import unittest</text:p>
            </text:list-item>
            <text:list-item>
              <text:p text:style-name="P145">inherit <text:span text:style-name="T7">unittest.TestCase</text:span></text:p>
            </text:list-item>
            <text:list-item>
              <text:p text:style-name="P158">when naming a method inside the class start test_ naming convention.</text:p>
            </text:list-item>
            <text:list-item>
              <text:p text:style-name="P158">Check unittest documentation for <text:span text:style-name="T7">assert</text:span><text:span text:style-name="T16">Equal, assertRaise</text:span></text:p>
              <text:list>
                <text:list-item>
                  <text:p text:style-name="P159"><text:span text:style-name="T16">s</text:span><text:span text:style-name="T7">elf.assertRaise</text:span>(filename.assertName, filename.functionName, arguments)</text:p>
                </text:list-item>
              </text:list>
            </text:list-item>
            <text:list-item>
              <text:p text:style-name="P160">python3<text:span text:style-name="T7"> -m unittest </text:span>test_filename.py – to test in command line. </text:p>
              <text:list>
                <text:list-item>
                  <text:p text:style-name="P160"><text:span text:style-name="T7">-</text:span><text:span text:style-name="T15">v</text:span><text:span text:style-name="T166"> before file name for verbose, ie detailed output.</text:span></text:p>
                </text:list-item>
                <text:list-item>
                  <text:p text:style-name="P161"><text:span text:style-name="T7">python -m unittest -h</text:span> – for all command line options</text:p>
                </text:list-item>
              </text:list>
            </text:list-item>
            <text:list-item>
              <text:p text:style-name="P146">def <text:span text:style-name="T7">setUp</text:span>(self): this method runs <text:span text:style-name="T167">its</text:span> codes b<text:span text:style-name="T167">efore every single test</text:span></text:p>
            </text:list-item>
            <text:list-item>
              <text:p text:style-name="P147">def <text:span text:style-name="T7">tearDown</text:span>(self): runs evry codes its after every single test</text:p>
            </text:list-item>
          </text:list>
        </text:list-item>
        <text:list-item>
          <text:p text:style-name="P148">module <text:span text:style-name="T7">pytest</text:span></text:p>
          <text:list>
            <text:list-item>
              <text:p text:style-name="P162">pytest filename.py -v <text:s/>-to run in terminal</text:p>
              <text:list>
                <text:list-item>
                  <text:p text:style-name="P162">-<text:span text:style-name="T168">s option to print stdout.</text:span></text:p>
                </text:list-item>
              </text:list>
            </text:list-item>
            <text:list-item>
              <text:p text:style-name="P162">class name should starts with Test, and method name should starts with test_</text:p>
            </text:list-item>
            <text:list-item>
              <text:p text:style-name="P162"><text:span text:style-name="T7">assert</text:span> function(arg) == known result</text:p>
            </text:list-item>
            <text:list-item>
              <text:p text:style-name="P163">to run some test only, add this above the function.</text:p>
              <text:p text:style-name="P170">@pytest.mark.slow</text:p>
              <text:p text:style-name="P163">def funct(): content - </text:p>
              <text:list>
                <text:list-item>
                  <text:p text:style-name="P163">to run this function only – pytest filename.py <text:span text:style-name="T7">-m slow</text:span></text:p>
                </text:list-item>
              </text:list>
            </text:list-item>
          </text:list>
        </text:list-item>
        <text:list-item>
          <text:p text:style-name="P164">import <text:span text:style-name="T7">hypothesis</text:span></text:p>
          <text:list>
            <text:list-item>
              <text:p text:style-name="P164">from hypothesis import given</text:p>
              <text:p text:style-name="P164">import hypothesis.<text:span text:style-name="T7">strategies</text:span> as st</text:p>
              <text:p text:style-name="P164"><text:soft-page-break/>import <text:span text:style-name="T7">pytest</text:span></text:p>
            </text:list-item>
            <text:list-item>
              <text:p text:style-name="P165">to run in command line </text:p>
              <text:list>
                <text:list-header>
                  <text:p text:style-name="P27"><text:span text:style-name="T52">pytest</text:span><text:span text:style-name="T53"> filename.py </text:span><text:span text:style-name="T59">-v </text:span></text:p>
                  <text:list>
                    <text:list-item>
                      <text:p text:style-name="P165">we can also include<text:span text:style-name="T7"> -s</text:span> for stdout</text:p>
                    </text:list-item>
                  </text:list>
                </text:list-header>
              </text:list>
            </text:list-item>
            <text:list-item>
              <text:p text:style-name="P257"><text:span text:style-name="T106">You can install the dependencies for </text:span><text:a xlink:type="simple" xlink:href="https://hypothesis.readthedocs.io/en/latest/extras.html" text:style-name="Internet_20_link" text:visited-style-name="Visited_20_Internet_20_Link">optional extensions</text:a><text:span text:style-name="T107"> </text:span><text:span text:style-name="T106">with e.g.</text:span></text:p>
              <text:p text:style-name="P257"><text:span text:style-name="Source_20_Text"><text:span text:style-name="T108">pip install  hypothesis[pandas,django]</text:span></text:span><text:span text:style-name="T106">.</text:span></text:p>
            </text:list-item>
          </text:list>
        </text:list-item>
        <text:list-item>
          <text:p text:style-name="P259">Statitics</text:p>
          <text:list>
            <text:list-item>
              <text:p text:style-name="P274">import statitics</text:p>
            </text:list-item>
            <text:list-item>
              <text:p text:style-name="P274">data = [values]</text:p>
            </text:list-item>
            <text:list-item>
              <text:p text:style-name="P274">statitics.<text:span text:style-name="T7">mean</text:span>(data), statitics.<text:span text:style-name="T7">median</text:span>(data), statitics.<text:span text:style-name="T7">variance</text:span>(data)</text:p>
            </text:list-item>
          </text:list>
        </text:list-item>
        <text:list-item>
          <text:p text:style-name="P275">timeit</text:p>
          <text:list>
            <text:list-item>
              <text:p text:style-name="P276">import timeit</text:p>
            </text:list-item>
            <text:list-item>
              <text:p text:style-name="P276">timeit.<text:span text:style-name="T7">timeit</text:span>(stmt, number,etc) – <text:span text:style-name="T180">number is the no of times the code runs,</text:span>by default number is 1 million. Will provide the avg time for the code. We have to provide code iniside the bracket, or type the code as a docstring(“”” “””) and pass the variable name to the timeit.</text:p>
            </text:list-item>
            <text:list-item>
              <text:p text:style-name="P276">From timeit import Timer</text:p>
            </text:list-item>
            <text:list-item>
              <text:p text:style-name="P276"><text:span text:style-name="T7">Timer</text:span>(stmt,numbet, etc).<text:span text:style-name="T7">timeit</text:span> – both the method gives same result.</text:p>
            </text:list-item>
          </text:list>
        </text:list-item>
        <text:list-item>
          <text:p text:style-name="P277">Struct</text:p>
          <text:list>
            <text:list-item>
              <text:p text:style-name="P263">import struct</text:p>
            </text:list-item>
            <text:list-item>
              <text:p text:style-name="P263">To convert bytes into human readable format</text:p>
            </text:list-item>
            <text:list-item>
              <text:p text:style-name="P263">we convert data into bytes to share across networks</text:p>
            </text:list-item>
            <text:list-item>
              <text:p text:style-name="P263"><text:s/><text:span text:style-name="T174">i – integers, f- float, (put wrt the numbers you want)</text:span></text:p>
            </text:list-item>
          </text:list>
        </text:list-item>
        <text:list-item>
          <text:p text:style-name="P278">Iterator</text:p>
          <text:list>
            <text:list-item>
              <text:p text:style-name="P264">iterable objects permit loop over it, list,dict,string.generator,file etc are iterable.</text:p>
              <text:list>
                <text:list-item>
                  <text:p text:style-name="P264">Iterable object has __iter__ method. </text:p>
                </text:list-item>
                <text:list-item>
                  <text:p text:style-name="P264">We can create a iterator by passing the iterable object into <text:span text:style-name="T7">iter</text:span></text:p>
                </text:list-item>
                <text:list-item>
                  <text:p text:style-name="P265"><text:span text:style-name="T7">iter or __iter__()</text:span> returns an iterable object</text:p>
                </text:list-item>
              </text:list>
            </text:list-item>
            <text:list-item>
              <text:p text:style-name="P264">An iterator is capable of tracing the state and it has both __iter__ and __next__ method.</text:p>
              <text:list>
                <text:list-item>
                  <text:p text:style-name="P265">Iterator is iterable and __iter__ returns self.</text:p>
                </text:list-item>
              </text:list>
            </text:list-item>
            <text:list-item>
              <text:p text:style-name="P266">Import <text:span text:style-name="T7">itertools</text:span></text:p>
              <text:list>
                <text:list-item>
                  <text:p text:style-name="P266">itertools.chain(it1,it2) – to chain different iter objects</text:p>
                </text:list-item>
                <text:list-item>
                  <text:p text:style-name="P266">itertools.zip_longest(list1, list2) – zip function</text:p>
                </text:list-item>
              </text:list>
            </text:list-item>
          </text:list>
        </text:list-item>
        <text:list-item>
          <text:p text:style-name="P84">Python Interpreter</text:p>
          <text:list>
            <text:list-item>
              <text:p text:style-name="P245">Python VM creates a stack, just like a memmory in real machine,</text:p>
            </text:list-item>
            <text:list-item>
              <text:p text:style-name="P167"><text:span text:style-name="T182">Before the interpreter takes over, Python performs three other steps: lexing, parsing, and compiling.</text:span><text:span text:style-name="T181">The interpreter's job is to take these code objects and follow the instructions.</text:span></text:p>
            </text:list-item>
            <text:list-item>
              <text:p text:style-name="P149">Input of Interpreter is bytecode</text:p>
            </text:list-item>
            <text:list-item>
              <text:p text:style-name="P84">functionname<text:span text:style-name="T7">.__code__.co_code</text:span> – will return the byte code in byte format, and by putting this <text:s text:c="2"/>in list will return numbers of the code.</text:p>
            </text:list-item>
            <text:list-item>
              <text:p text:style-name="P84">dis module is used to get the bytecode of a fuction</text:p>
              <text:list>
                <text:list-item>
                  <text:p text:style-name="P84">dis.<text:span text:style-name="T7">dis</text:span>(fuctionName) – will print the bytecode of the fuction in terminal in re<text:span text:style-name="T183">a</text:span>dable format</text:p>
                </text:list-item>
                <text:list-item>
                  <text:p text:style-name="P85">dis.<text:span text:style-name="T7">opname</text:span>[number] – number is from functionName.__code__.co_code, will return the human readable name of the code</text:p>
                </text:list-item>
              </text:list>
            </text:list-item>
          </text:list>
        </text:list-item>
      </text:list>
      <text:p text:style-name="P1"><text:tab/></text:p>
      <text:p text:style-name="P1"><text:tab/></text:p>
      <text:p text:style-name="P1"><text:soft-page-break/><text:tab/></text:p>
      <text:p text:style-name="P1"><text:tab/></text:p>
      <text:p text:style-name="P1"><text:tab/></text:p>
      <text:p text:style-name="P1"><text:tab/></text:p>
      <text:p text:style-name="P1"><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JansonTextLTStd" svg:font-family="JansonTextLTStd"/>
    <style:font-face style:name="Lohit Devanagari1" svg:font-family="'Lohit Devanagari'"/>
    <style:font-face style:name="Times New Roman" svg:font-family="'Times New Roman'"/>
    <style:font-face style:name="UbuntuMono" svg:font-family="UbuntuMono"/>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05cm" fo:margin-right="1.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8T12:26:46.753995482</meta:creation-date>
    <dc:date>2020-12-07T16:18:48.785399342</dc:date>
    <meta:editing-duration>P3DT15H38M26S</meta:editing-duration>
    <meta:editing-cycles>71</meta:editing-cycles>
    <meta:generator>LibreOffice/6.4.6.2$Linux_X86_64 LibreOffice_project/40$Build-2</meta:generator>
    <meta:document-statistic meta:table-count="0" meta:image-count="0" meta:object-count="0" meta:page-count="16" meta:paragraph-count="591" meta:word-count="6634" meta:character-count="40277" meta:non-whitespace-character-count="34545"/>
  </office:meta>
</office:document-meta>
</file>